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8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/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table:style-name="Default" office:value-type="string" calcext:value-type="string">
            <text:p>mf_multiplier</text:p>
          </table:table-cell>
          <table:table-cell office:value-type="string" calcext:value-type="string">
            <text:p>mf_valu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SMA_C_10</text:p>
          </table:table-cell>
          <table:table-cell office:value-type="string" calcext:value-type="string">
            <text:p>Disparity_wma5</text:p>
          </table:table-cell>
          <table:table-cell office:value-type="string" calcext:value-type="string">
            <text:p>Disparity_sma5</text:p>
          </table:table-cell>
          <table:table-cell office:value-type="string" calcext:value-type="string">
            <text:p>Disparity_sma10</text:p>
          </table:table-cell>
          <table:table-cell office:value-type="string" calcext:value-type="string">
            <text:p>B_Band_middle</text:p>
          </table:table-cell>
          <table:table-cell office:value-type="string" calcext:value-type="string">
            <text:p>20-day st_dev</text:p>
          </table:table-cell>
          <table:table-cell office:value-type="string" calcext:value-type="string">
            <text:p>B_Band_uppper</text:p>
          </table:table-cell>
          <table:table-cell office:value-type="string" calcext:value-type="string">
            <text:p>B_band_lower</text:p>
          </table:table-cell>
          <table:table-cell office:value-type="string" calcext:value-type="string">
            <text:p>MOM 6</text:p>
          </table:table-cell>
          <table:table-cell office:value-type="string" calcext:value-type="string">
            <text:p>High – Low</text:p>
          </table:table-cell>
          <table:table-cell office:value-type="string" calcext:value-type="string">
            <text:p>H – Cp</text:p>
          </table:table-cell>
          <table:table-cell office:value-type="string" calcext:value-type="string">
            <text:p>L-Cp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TR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/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D2]+[.E2]+[.F2])/3" office:value-type="float" office:value="96.4166666666667" calcext:value-type="float">
            <text:p>96.4166666667</text:p>
          </table:table-cell>
          <table:table-cell table:number-columns-repeated="6"/>
          <table:table-cell table:formula="of:=(([.F2]-[.E2])-([.D2]-[.F2]))/([.D2]-[.E2])" office:value-type="float" office:value="-0.100000000000009" calcext:value-type="float">
            <text:p>-0.1</text:p>
          </table:table-cell>
          <table:table-cell table:formula="of:=[.AE2]*[.G2]" office:value-type="float" office:value="-682366.300000058" calcext:value-type="float">
            <text:p>-682366.300000058</text:p>
          </table:table-cell>
          <table:table-cell table:formula="of:=[.AF2]" office:value-type="float" office:value="-682366.300000058" calcext:value-type="float">
            <text:p>-682366.300000058</text:p>
          </table:table-cell>
          <table:table-cell table:formula="of:=[.G2]" office:value-type="float" office:value="6823663" calcext:value-type="float">
            <text:p>6823663</text:p>
          </table:table-cell>
          <table:table-cell table:number-columns-repeated="9"/>
          <table:table-cell table:formula="of:=[.D2]-[.E2]" office:value-type="float" office:value="2" calcext:value-type="float">
            <text:p>2</text:p>
          </table:table-cell>
          <table:table-cell table:number-columns-repeated="2"/>
          <table:table-cell table:formula="of:=MAX([.AR2:.AT2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/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F3]-[.F2]" office:value-type="float" office:value="2.28" calcext:value-type="float">
            <text:p>2.28</text:p>
          </table:table-cell>
          <table:table-cell table:number-columns-repeated="5"/>
          <table:table-cell table:formula="of:=IF([.H3]&lt;0;-[.H3];0)" office:value-type="float" office:value="0" calcext:value-type="float">
            <text:p>0</text:p>
          </table:table-cell>
          <table:table-cell table:formula="of:=IF([.H3]&gt;0;[.H3];0)" office:value-type="float" office:value="2.28" calcext:value-type="float">
            <text:p>2.28</text:p>
          </table:table-cell>
          <table:table-cell table:number-columns-repeated="8"/>
          <table:table-cell table:formula="of:=([.D3]+[.E3]+[.F3])/3" office:value-type="float" office:value="97.6033333333333" calcext:value-type="float">
            <text:p>97.6033333333</text:p>
          </table:table-cell>
          <table:table-cell table:number-columns-repeated="6"/>
          <table:table-cell table:formula="of:=(([.F3]-[.E3])-([.D3]-[.F3]))/([.D3]-[.E3])" office:value-type="float" office:value="0.846153846153845" calcext:value-type="float">
            <text:p>0.8461538462</text:p>
          </table:table-cell>
          <table:table-cell table:formula="of:=[.AE3]*[.G3]" office:value-type="float" office:value="9778274.84615384" calcext:value-type="float">
            <text:p>9778274.84615384</text:p>
          </table:table-cell>
          <table:table-cell table:formula="of:=[.AF3] + [.AG2]" office:value-type="float" office:value="9095908.54615378" calcext:value-type="float">
            <text:p>9095908.54615378</text:p>
          </table:table-cell>
          <table:table-cell table:formula="of:=IF([.F3] &gt; [.F2]; [.AH2] + [.G3]; IF([.F3] &lt; [.F2]; [.AH2] - [.G3]; [.AH2]))" office:value-type="float" office:value="18379806" calcext:value-type="float">
            <text:p>18379806</text:p>
          </table:table-cell>
          <table:table-cell table:number-columns-repeated="9"/>
          <table:table-cell table:formula="of:=[.D3]-[.E3]" office:value-type="float" office:value="3.64" calcext:value-type="float">
            <text:p>3.64</text:p>
          </table:table-cell>
          <table:table-cell table:formula="of:=ABS([.D3]-[.F2])" office:value-type="float" office:value="2.56" calcext:value-type="float">
            <text:p>2.56</text:p>
          </table:table-cell>
          <table:table-cell table:formula="of:=ABS([.E3]-[.F2])" office:value-type="float" office:value="1.08" calcext:value-type="float">
            <text:p>1.08</text:p>
          </table:table-cell>
          <table:table-cell table:formula="of:=MAX([.AR3:.AT3])" office:value-type="float" office:value="3.64" calcext:value-type="float">
            <text:p>3.64</text:p>
          </table:table-cell>
          <table:table-cell/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/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F4]-[.F3]" office:value-type="float" office:value="-0.409999999999997" calcext:value-type="float">
            <text:p>-0.41</text:p>
          </table:table-cell>
          <table:table-cell table:number-columns-repeated="5"/>
          <table:table-cell table:formula="of:=IF([.H4]&lt;0;-[.H4];0)" office:value-type="float" office:value="0.409999999999997" calcext:value-type="float">
            <text:p>0.41</text:p>
          </table:table-cell>
          <table:table-cell table:formula="of:=IF([.H4]&gt;0;[.H4];0)" office:value-type="float" office:value="0" calcext:value-type="float">
            <text:p>0</text:p>
          </table:table-cell>
          <table:table-cell table:number-columns-repeated="8"/>
          <table:table-cell table:formula="of:=([.D4]+[.E4]+[.F4])/3" office:value-type="float" office:value="98.23" calcext:value-type="float">
            <text:p>98.23</text:p>
          </table:table-cell>
          <table:table-cell table:number-columns-repeated="6"/>
          <table:table-cell table:formula="of:=(([.F4]-[.E4])-([.D4]-[.F4]))/([.D4]-[.E4])" office:value-type="float" office:value="-0.0133333333333338" calcext:value-type="float">
            <text:p>-0.0133333333</text:p>
          </table:table-cell>
          <table:table-cell table:formula="of:=[.AE4]*[.G4]" office:value-type="float" office:value="-76687.8133333362" calcext:value-type="float">
            <text:p>-76687.8133333362</text:p>
          </table:table-cell>
          <table:table-cell table:formula="of:=[.AF4] + [.AG3]" office:value-type="float" office:value="9019220.73282045" calcext:value-type="float">
            <text:p>9019220.73282045</text:p>
          </table:table-cell>
          <table:table-cell table:formula="of:=IF([.F4] &gt; [.F3]; [.AH3] + [.G4]; IF([.F4] &lt; [.F3]; [.AH3] - [.G4]; [.AH3]))" office:value-type="float" office:value="12628220" calcext:value-type="float">
            <text:p>12628220</text:p>
          </table:table-cell>
          <table:table-cell table:number-columns-repeated="9"/>
          <table:table-cell table:formula="of:=[.D4]-[.E4]" office:value-type="float" office:value="2.25" calcext:value-type="float">
            <text:p>2.25</text:p>
          </table:table-cell>
          <table:table-cell table:formula="of:=ABS([.D4]-[.F3])" office:value-type="float" office:value="0.730000000000004" calcext:value-type="float">
            <text:p>0.73</text:p>
          </table:table-cell>
          <table:table-cell table:formula="of:=ABS([.E4]-[.F3])" office:value-type="float" office:value="1.52" calcext:value-type="float">
            <text:p>1.52</text:p>
          </table:table-cell>
          <table:table-cell table:formula="of:=MAX([.AR4:.AT4])" office:value-type="float" office:value="2.25" calcext:value-type="float">
            <text:p>2.25</text:p>
          </table:table-cell>
          <table:table-cell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/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F5]-[.F4]" office:value-type="float" office:value="1.65000000000001" calcext:value-type="float">
            <text:p>1.65</text:p>
          </table:table-cell>
          <table:table-cell table:number-columns-repeated="5"/>
          <table:table-cell table:formula="of:=IF([.H5]&lt;0;-[.H5];0)" office:value-type="float" office:value="0" calcext:value-type="float">
            <text:p>0</text:p>
          </table:table-cell>
          <table:table-cell table:formula="of:=IF([.H5]&gt;0;[.H5];0)" office:value-type="float" office:value="1.65000000000001" calcext:value-type="float">
            <text:p>1.65</text:p>
          </table:table-cell>
          <table:table-cell table:number-columns-repeated="8"/>
          <table:table-cell table:formula="of:=([.D5]+[.E5]+[.F5])/3" office:value-type="float" office:value="99.23" calcext:value-type="float">
            <text:p>99.23</text:p>
          </table:table-cell>
          <table:table-cell table:number-columns-repeated="6"/>
          <table:table-cell table:formula="of:=(([.F5]-[.E5])-([.D5]-[.F5]))/([.D5]-[.E5])" office:value-type="float" office:value="0.768000000000006" calcext:value-type="float">
            <text:p>0.768</text:p>
          </table:table-cell>
          <table:table-cell table:formula="of:=[.AE5]*[.G5]" office:value-type="float" office:value="4564175.61600004" calcext:value-type="float">
            <text:p>4564175.61600004</text:p>
          </table:table-cell>
          <table:table-cell table:formula="of:=[.AF5] + [.AG4]" office:value-type="float" office:value="13583396.3488205" calcext:value-type="float">
            <text:p>13583396.3488205</text:p>
          </table:table-cell>
          <table:table-cell table:formula="of:=IF([.F5] &gt; [.F4]; [.AH4] + [.G5]; IF([.F5] &lt; [.F4]; [.AH4] - [.G5]; [.AH4]))" office:value-type="float" office:value="18571157" calcext:value-type="float">
            <text:p>18571157</text:p>
          </table:table-cell>
          <table:table-cell table:number-columns-repeated="9"/>
          <table:table-cell table:formula="of:=[.D5]-[.E5]" office:value-type="float" office:value="2.5" calcext:value-type="float">
            <text:p>2.5</text:p>
          </table:table-cell>
          <table:table-cell table:formula="of:=ABS([.D5]-[.F4])" office:value-type="float" office:value="1.94" calcext:value-type="float">
            <text:p>1.94</text:p>
          </table:table-cell>
          <table:table-cell table:formula="of:=ABS([.E5]-[.F4])" office:value-type="float" office:value="0.560000000000002" calcext:value-type="float">
            <text:p>0.56</text:p>
          </table:table-cell>
          <table:table-cell table:formula="of:=MAX([.AR5:.AT5])"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/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F6]-[.F5]" office:value-type="float" office:value="2.25" calcext:value-type="float">
            <text:p>2.25</text:p>
          </table:table-cell>
          <table:table-cell table:number-columns-repeated="5"/>
          <table:table-cell table:formula="of:=IF([.H6]&lt;0;-[.H6];0)" office:value-type="float" office:value="0" calcext:value-type="float">
            <text:p>0</text:p>
          </table:table-cell>
          <table:table-cell table:formula="of:=IF([.H6]&gt;0;[.H6];0)" office:value-type="float" office:value="2.25" calcext:value-type="float">
            <text:p>2.25</text:p>
          </table:table-cell>
          <table:table-cell table:number-columns-repeated="8"/>
          <table:table-cell table:formula="of:=([.D6]+[.E6]+[.F6])/3" office:value-type="float" office:value="101.73" calcext:value-type="float">
            <text:p>101.73</text:p>
          </table:table-cell>
          <table:table-cell table:number-columns-repeated="4"/>
          <table:table-cell table:formula="of:=AVERAGE([.F2:.F6])" office:value-type="float" office:value="99.038" calcext:value-type="float">
            <text:p>99.038</text:p>
          </table:table-cell>
          <table:table-cell table:formula="of:=(5*[.F6]+4*[.F5]+3*[.F4]+2*[.F3]+[.F2])/15" office:value-type="float" office:value="99.89" calcext:value-type="float">
            <text:p>99.89</text:p>
          </table:table-cell>
          <table:table-cell table:formula="of:=(([.F6]-[.E6])-([.D6]-[.F6]))/([.D6]-[.E6])" office:value-type="float" office:value="0.425454545454551" calcext:value-type="float">
            <text:p>0.4254545455</text:p>
          </table:table-cell>
          <table:table-cell table:formula="of:=[.AE6]*[.G6]" office:value-type="float" office:value="3542813.60727278" calcext:value-type="float">
            <text:p>3542813.60727278</text:p>
          </table:table-cell>
          <table:table-cell table:formula="of:=[.AF6] + [.AG5]" office:value-type="float" office:value="17126209.9560933" calcext:value-type="float">
            <text:p>17126209.9560933</text:p>
          </table:table-cell>
          <table:table-cell table:formula="of:=IF([.F6] &gt; [.F5]; [.AH5] + [.G6]; IF([.F6] &lt; [.F5]; [.AH5] - [.G6]; [.AH5]))" office:value-type="float" office:value="26898283" calcext:value-type="float">
            <text:p>26898283</text:p>
          </table:table-cell>
          <table:table-cell/>
          <table:table-cell table:formula="of:=[.F6]/[.AD6]" office:value-type="float" office:value="1.02232455701271" calcext:value-type="float">
            <text:p>1.022324557</text:p>
          </table:table-cell>
          <table:table-cell table:formula="of:=[.F6]/[.AC6]" office:value-type="float" office:value="1.03111936832327" calcext:value-type="float">
            <text:p>1.0311193683</text:p>
          </table:table-cell>
          <table:table-cell table:number-columns-repeated="6"/>
          <table:table-cell table:formula="of:=[.D6]-[.E6]" office:value-type="float" office:value="2.75" calcext:value-type="float">
            <text:p>2.75</text:p>
          </table:table-cell>
          <table:table-cell table:formula="of:=ABS([.D6]-[.F5])" office:value-type="float" office:value="3.03999999999999" calcext:value-type="float">
            <text:p>3.04</text:p>
          </table:table-cell>
          <table:table-cell table:formula="of:=ABS([.E6]-[.F5])" office:value-type="float" office:value="0.289999999999992" calcext:value-type="float">
            <text:p>0.29</text:p>
          </table:table-cell>
          <table:table-cell table:formula="of:=MAX([.AR6:.AT6])" office:value-type="float" office:value="3.03999999999999" calcext:value-type="float">
            <text:p>3.04</text:p>
          </table:table-cell>
          <table:table-cell/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/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F7]-[.F6]" office:value-type="float" office:value="0.129999999999995" calcext:value-type="float">
            <text:p>0.13</text:p>
          </table:table-cell>
          <table:table-cell table:number-columns-repeated="5"/>
          <table:table-cell table:formula="of:=IF([.H7]&lt;0;-[.H7];0)" office:value-type="float" office:value="0" calcext:value-type="float">
            <text:p>0</text:p>
          </table:table-cell>
          <table:table-cell table:formula="of:=IF([.H7]&gt;0;[.H7];0)" office:value-type="float" office:value="0.129999999999995" calcext:value-type="float">
            <text:p>0.13</text:p>
          </table:table-cell>
          <table:table-cell table:number-columns-repeated="8"/>
          <table:table-cell table:formula="of:=([.D7]+[.E7]+[.F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F3:.F7])" office:value-type="float" office:value="100.218" calcext:value-type="float">
            <text:p>100.218</text:p>
          </table:table-cell>
          <table:table-cell table:formula="of:=(5*[.F7]+4*[.F6]+3*[.F5]+2*[.F4]+[.F3])/15" office:value-type="float" office:value="100.960666666667" calcext:value-type="float">
            <text:p>100.9606666667</text:p>
          </table:table-cell>
          <table:table-cell table:formula="of:=(([.F7]-[.E7])-([.D7]-[.F7]))/([.D7]-[.E7])" office:value-type="float" office:value="-0.279620853080564" calcext:value-type="float">
            <text:p>-0.2796208531</text:p>
          </table:table-cell>
          <table:table-cell table:formula="of:=[.AE7]*[.G7]" office:value-type="float" office:value="-1662941.00473931" calcext:value-type="float">
            <text:p>-1662941.00473931</text:p>
          </table:table-cell>
          <table:table-cell table:formula="of:=[.AF7] + [.AG6]" office:value-type="float" office:value="15463268.951354" calcext:value-type="float">
            <text:p>15463268.951354</text:p>
          </table:table-cell>
          <table:table-cell table:formula="of:=IF([.F7] &gt; [.F6]; [.AH6] + [.G7]; IF([.F7] &lt; [.F6]; [.AH6] - [.G7]; [.AH6]))" office:value-type="float" office:value="32845411" calcext:value-type="float">
            <text:p>32845411</text:p>
          </table:table-cell>
          <table:table-cell/>
          <table:table-cell table:formula="of:=[.F7]/[.AD7]" office:value-type="float" office:value="1.01277064995609" calcext:value-type="float">
            <text:p>1.01277065</text:p>
          </table:table-cell>
          <table:table-cell table:formula="of:=[.F7]/[.AC7]" office:value-type="float" office:value="1.02027579875871" calcext:value-type="float">
            <text:p>1.0202757988</text:p>
          </table:table-cell>
          <table:table-cell table:number-columns-repeated="5"/>
          <table:table-cell table:formula="of:=[.F7]-[.F2]" office:value-type="float" office:value="5.90000000000001" calcext:value-type="float">
            <text:p>5.9</text:p>
          </table:table-cell>
          <table:table-cell table:formula="of:=[.D7]-[.E7]" office:value-type="float" office:value="2.11" calcext:value-type="float">
            <text:p>2.11</text:p>
          </table:table-cell>
          <table:table-cell table:formula="of:=ABS([.D7]-[.F6])" office:value-type="float" office:value="1.47999999999999" calcext:value-type="float">
            <text:p>1.48</text:p>
          </table:table-cell>
          <table:table-cell table:formula="of:=ABS([.E7]-[.F6])" office:value-type="float" office:value="0.63000000000001" calcext:value-type="float">
            <text:p>0.63</text:p>
          </table:table-cell>
          <table:table-cell table:formula="of:=MAX([.AR7:.AT7])" office:value-type="float" office:value="2.11" calcext:value-type="float">
            <text:p>2.11</text:p>
          </table:table-cell>
          <table:table-cell/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/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F8]-[.F7]" office:value-type="float" office:value="1.68000000000001" calcext:value-type="float">
            <text:p>1.68</text:p>
          </table:table-cell>
          <table:table-cell table:number-columns-repeated="5"/>
          <table:table-cell table:formula="of:=IF([.H8]&lt;0;-[.H8];0)" office:value-type="float" office:value="0" calcext:value-type="float">
            <text:p>0</text:p>
          </table:table-cell>
          <table:table-cell table:formula="of:=IF([.H8]&gt;0;[.H8];0)" office:value-type="float" office:value="1.68000000000001" calcext:value-type="float">
            <text:p>1.68</text:p>
          </table:table-cell>
          <table:table-cell table:number-columns-repeated="8"/>
          <table:table-cell table:formula="of:=([.D8]+[.E8]+[.F8])/3" office:value-type="float" office:value="103.53" calcext:value-type="float">
            <text:p>103.53</text:p>
          </table:table-cell>
          <table:table-cell table:number-columns-repeated="4"/>
          <table:table-cell table:formula="of:=AVERAGE([.F4:.F8])" office:value-type="float" office:value="101.278" calcext:value-type="float">
            <text:p>101.278</text:p>
          </table:table-cell>
          <table:table-cell table:formula="of:=(5*[.F8]+4*[.F7]+3*[.F6]+2*[.F5]+[.F4])/15" office:value-type="float" office:value="102.198" calcext:value-type="float">
            <text:p>102.198</text:p>
          </table:table-cell>
          <table:table-cell table:formula="of:=(([.F8]-[.E8])-([.D8]-[.F8]))/([.D8]-[.E8])" office:value-type="float" office:value="0.521739130434785" calcext:value-type="float">
            <text:p>0.5217391304</text:p>
          </table:table-cell>
          <table:table-cell table:formula="of:=[.AE8]*[.G8]" office:value-type="float" office:value="3496676.86956523" calcext:value-type="float">
            <text:p>3496676.86956523</text:p>
          </table:table-cell>
          <table:table-cell table:formula="of:=[.AF8] + [.AG7]" office:value-type="float" office:value="18959945.8209192" calcext:value-type="float">
            <text:p>18959945.8209192</text:p>
          </table:table-cell>
          <table:table-cell table:formula="of:=IF([.F8] &gt; [.F7]; [.AH7] + [.G8]; IF([.F8] &lt; [.F7]; [.AH7] - [.G8]; [.AH7]))" office:value-type="float" office:value="39547375" calcext:value-type="float">
            <text:p>39547375</text:p>
          </table:table-cell>
          <table:table-cell/>
          <table:table-cell table:formula="of:=[.F8]/[.AD8]" office:value-type="float" office:value="1.01694749408012" calcext:value-type="float">
            <text:p>1.0169474941</text:p>
          </table:table-cell>
          <table:table-cell table:formula="of:=[.F8]/[.AC8]" office:value-type="float" office:value="1.02618535121152" calcext:value-type="float">
            <text:p>1.0261853512</text:p>
          </table:table-cell>
          <table:table-cell table:number-columns-repeated="5"/>
          <table:table-cell table:formula="of:=[.F8]-[.F3]" office:value-type="float" office:value="5.30000000000001" calcext:value-type="float">
            <text:p>5.3</text:p>
          </table:table-cell>
          <table:table-cell table:formula="of:=[.D8]-[.E8]" office:value-type="float" office:value="2.3" calcext:value-type="float">
            <text:p>2.3</text:p>
          </table:table-cell>
          <table:table-cell table:formula="of:=ABS([.D8]-[.F7])" office:value-type="float" office:value="2.23" calcext:value-type="float">
            <text:p>2.23</text:p>
          </table:table-cell>
          <table:table-cell table:formula="of:=ABS([.E8]-[.F7])" office:value-type="float" office:value="0.0699999999999932" calcext:value-type="float">
            <text:p>0.07</text:p>
          </table:table-cell>
          <table:table-cell table:formula="of:=MAX([.AR8:.AT8])" office:value-type="float" office:value="2.3" calcext:value-type="float">
            <text:p>2.3</text:p>
          </table:table-cell>
          <table:table-cell/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/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F9]-[.F8]" office:value-type="float" office:value="-1.67" calcext:value-type="float">
            <text:p>-1.67</text:p>
          </table:table-cell>
          <table:table-cell table:number-columns-repeated="5"/>
          <table:table-cell table:formula="of:=IF([.H9]&lt;0;-[.H9];0)" office:value-type="float" office:value="1.67" calcext:value-type="float">
            <text:p>1.67</text:p>
          </table:table-cell>
          <table:table-cell table:formula="of:=IF([.H9]&gt;0;[.H9];0)" office:value-type="float" office:value="0" calcext:value-type="float">
            <text:p>0</text:p>
          </table:table-cell>
          <table:table-cell table:number-columns-repeated="8"/>
          <table:table-cell table:formula="of:=([.D9]+[.E9]+[.F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F5:.F9])" office:value-type="float" office:value="102.086" calcext:value-type="float">
            <text:p>102.086</text:p>
          </table:table-cell>
          <table:table-cell table:formula="of:=(5*[.F9]+4*[.F8]+3*[.F7]+2*[.F6]+[.F5])/15" office:value-type="float" office:value="102.525333333333" calcext:value-type="float">
            <text:p>102.5253333333</text:p>
          </table:table-cell>
          <table:table-cell table:formula="of:=(([.F9]-[.E9])-([.D9]-[.F9]))/([.D9]-[.E9])" office:value-type="float" office:value="-0.564285714285714" calcext:value-type="float">
            <text:p>-0.5642857143</text:p>
          </table:table-cell>
          <table:table-cell table:formula="of:=[.AE9]*[.G9]" office:value-type="float" office:value="-3038399.25" calcext:value-type="float">
            <text:p>-3038399.25</text:p>
          </table:table-cell>
          <table:table-cell table:formula="of:=[.AF9] + [.AG8]" office:value-type="float" office:value="15921546.5709192" calcext:value-type="float">
            <text:p>15921546.5709192</text:p>
          </table:table-cell>
          <table:table-cell table:formula="of:=IF([.F9] &gt; [.F8]; [.AH8] + [.G9]; IF([.F9] &lt; [.F8]; [.AH8] - [.G9]; [.AH8]))" office:value-type="float" office:value="34162870" calcext:value-type="float">
            <text:p>34162870</text:p>
          </table:table-cell>
          <table:table-cell/>
          <table:table-cell table:formula="of:=[.F9]/[.AD9]" office:value-type="float" office:value="0.997412021744219" calcext:value-type="float">
            <text:p>0.9974120217</text:p>
          </table:table-cell>
          <table:table-cell table:formula="of:=[.F9]/[.AC9]" office:value-type="float" office:value="1.00170444527163" calcext:value-type="float">
            <text:p>1.0017044453</text:p>
          </table:table-cell>
          <table:table-cell table:number-columns-repeated="5"/>
          <table:table-cell table:formula="of:=[.F9]-[.F4]" office:value-type="float" office:value="4.04000000000001" calcext:value-type="float">
            <text:p>4.04</text:p>
          </table:table-cell>
          <table:table-cell table:formula="of:=[.D9]-[.E9]" office:value-type="float" office:value="2.8" calcext:value-type="float">
            <text:p>2.8</text:p>
          </table:table-cell>
          <table:table-cell table:formula="of:=ABS([.D9]-[.F8])" office:value-type="float" office:value="0.519999999999996" calcext:value-type="float">
            <text:p>0.52</text:p>
          </table:table-cell>
          <table:table-cell table:formula="of:=ABS([.E9]-[.F8])" office:value-type="float" office:value="2.28" calcext:value-type="float">
            <text:p>2.28</text:p>
          </table:table-cell>
          <table:table-cell table:formula="of:=MAX([.AR9:.AT9])"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/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F10]-[.F9]" office:value-type="float" office:value="4.39" calcext:value-type="float">
            <text:p>4.39</text:p>
          </table:table-cell>
          <table:table-cell table:number-columns-repeated="5"/>
          <table:table-cell table:formula="of:=IF([.H10]&lt;0;-[.H10];0)" office:value-type="float" office:value="0" calcext:value-type="float">
            <text:p>0</text:p>
          </table:table-cell>
          <table:table-cell table:formula="of:=IF([.H10]&gt;0;[.H10];0)" office:value-type="float" office:value="4.39" calcext:value-type="float">
            <text:p>4.39</text:p>
          </table:table-cell>
          <table:table-cell table:number-columns-repeated="8"/>
          <table:table-cell table:formula="of:=([.D10]+[.E10]+[.F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F6:.F10])" office:value-type="float" office:value="103.442" calcext:value-type="float">
            <text:p>103.442</text:p>
          </table:table-cell>
          <table:table-cell table:formula="of:=(5*[.F10]+4*[.F9]+3*[.F8]+2*[.F7]+[.F6])/15" office:value-type="float" office:value="104.046666666667" calcext:value-type="float">
            <text:p>104.0466666667</text:p>
          </table:table-cell>
          <table:table-cell table:formula="of:=(([.F10]-[.E10])-([.D10]-[.F10]))/([.D10]-[.E10])" office:value-type="float" office:value="0.593373493975905" calcext:value-type="float">
            <text:p>0.593373494</text:p>
          </table:table-cell>
          <table:table-cell table:formula="of:=[.AE10]*[.G10]" office:value-type="float" office:value="8565883.38855424" calcext:value-type="float">
            <text:p>8565883.38855424</text:p>
          </table:table-cell>
          <table:table-cell table:formula="of:=[.AF10] + [.AG9]" office:value-type="float" office:value="24487429.9594734" calcext:value-type="float">
            <text:p>24487429.9594734</text:p>
          </table:table-cell>
          <table:table-cell table:formula="of:=IF([.F10] &gt; [.F9]; [.AH9] + [.G10]; IF([.F10] &lt; [.F9]; [.AH9] - [.G10]; [.AH9]))" office:value-type="float" office:value="48598775" calcext:value-type="float">
            <text:p>48598775</text:p>
          </table:table-cell>
          <table:table-cell/>
          <table:table-cell table:formula="of:=[.F10]/[.AD10]" office:value-type="float" office:value="1.02502082398924" calcext:value-type="float">
            <text:p>1.025020824</text:p>
          </table:table-cell>
          <table:table-cell table:formula="of:=[.F10]/[.AC10]" office:value-type="float" office:value="1.03101254809458" calcext:value-type="float">
            <text:p>1.0310125481</text:p>
          </table:table-cell>
          <table:table-cell table:number-columns-repeated="5"/>
          <table:table-cell table:formula="of:=[.F10]-[.F5]" office:value-type="float" office:value="6.78" calcext:value-type="float">
            <text:p>6.78</text:p>
          </table:table-cell>
          <table:table-cell table:formula="of:=[.D10]-[.E10]" office:value-type="float" office:value="6.64" calcext:value-type="float">
            <text:p>6.64</text:p>
          </table:table-cell>
          <table:table-cell table:formula="of:=ABS([.D10]-[.F9])" office:value-type="float" office:value="5.74" calcext:value-type="float">
            <text:p>5.74</text:p>
          </table:table-cell>
          <table:table-cell table:formula="of:=ABS([.E10]-[.F9])" office:value-type="float" office:value="0.900000000000006" calcext:value-type="float">
            <text:p>0.9</text:p>
          </table:table-cell>
          <table:table-cell table:formula="of:=MAX([.AR10:.AT10])" office:value-type="float" office:value="6.64" calcext:value-type="float">
            <text:p>6.64</text:p>
          </table:table-cell>
          <table:table-cell/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/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F11]-[.F10]" office:value-type="float" office:value="-0.310000000000002" calcext:value-type="float">
            <text:p>-0.31</text:p>
          </table:table-cell>
          <table:table-cell table:number-columns-repeated="5"/>
          <table:table-cell table:formula="of:=IF([.H11]&lt;0;-[.H11];0)" office:value-type="float" office:value="0.310000000000002" calcext:value-type="float">
            <text:p>0.31</text:p>
          </table:table-cell>
          <table:table-cell table:formula="of:=IF([.H11]&gt;0;[.H11];0)" office:value-type="float" office:value="0" calcext:value-type="float">
            <text:p>0</text:p>
          </table:table-cell>
          <table:table-cell table:number-columns-repeated="8"/>
          <table:table-cell table:formula="of:=([.D11]+[.E11]+[.F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F7:.F11])" office:value-type="float" office:value="104.286" calcext:value-type="float">
            <text:p>104.286</text:p>
          </table:table-cell>
          <table:table-cell table:formula="of:=(5*[.F11]+4*[.F10]+3*[.F9]+2*[.F8]+[.F7])/15" office:value-type="float" office:value="105.012666666667" calcext:value-type="float">
            <text:p>105.0126666667</text:p>
          </table:table-cell>
          <table:table-cell table:formula="of:=(([.F11]-[.E11])-([.D11]-[.F11]))/([.D11]-[.E11])" office:value-type="float" office:value="0.824561403508772" calcext:value-type="float">
            <text:p>0.8245614035</text:p>
          </table:table-cell>
          <table:table-cell table:formula="of:=[.AE11]*[.G11]" office:value-type="float" office:value="20784528.8245614" calcext:value-type="float">
            <text:p>20784528.8245614</text:p>
          </table:table-cell>
          <table:table-cell table:formula="of:=[.AF11] + [.AG10]" office:value-type="float" office:value="45271958.7840348" calcext:value-type="float">
            <text:p>45271958.7840348</text:p>
          </table:table-cell>
          <table:table-cell table:formula="of:=IF([.F11] &gt; [.F10]; [.AH10] + [.G11]; IF([.F11] &lt; [.F10]; [.AH10] - [.G11]; [.AH10]))" office:value-type="float" office:value="23392006" calcext:value-type="float">
            <text:p>23392006</text:p>
          </table:table-cell>
          <table:table-cell table:formula="of:=AVERAGE([.F2:.F11])" office:value-type="float" office:value="101.662" calcext:value-type="float">
            <text:p>101.662</text:p>
          </table:table-cell>
          <table:table-cell table:formula="of:=[.F11]/[.AD11]" office:value-type="float" office:value="1.01263974504663" calcext:value-type="float">
            <text:p>1.012639745</text:p>
          </table:table-cell>
          <table:table-cell table:formula="of:=[.F11]/[.AC11]" office:value-type="float" office:value="1.01969583644976" calcext:value-type="float">
            <text:p>1.0196958364</text:p>
          </table:table-cell>
          <table:table-cell table:formula="of:=[.F11]/[.AI11]" office:value-type="float" office:value="1.04601522692845" calcext:value-type="float">
            <text:p>1.0460152269</text:p>
          </table:table-cell>
          <table:table-cell table:number-columns-repeated="4"/>
          <table:table-cell table:formula="of:=[.F11]-[.F6]" office:value-type="float" office:value="4.22" calcext:value-type="float">
            <text:p>4.22</text:p>
          </table:table-cell>
          <table:table-cell table:formula="of:=[.D11]-[.E11]" office:value-type="float" office:value="2.85000000000001" calcext:value-type="float">
            <text:p>2.85</text:p>
          </table:table-cell>
          <table:table-cell table:formula="of:=ABS([.D11]-[.F10])" office:value-type="float" office:value="0.0600000000000023" calcext:value-type="float">
            <text:p>0.06</text:p>
          </table:table-cell>
          <table:table-cell table:formula="of:=ABS([.E11]-[.F10])" office:value-type="float" office:value="2.91000000000001" calcext:value-type="float">
            <text:p>2.91</text:p>
          </table:table-cell>
          <table:table-cell table:formula="of:=MAX([.AR11:.AT11])" office:value-type="float" office:value="2.91000000000001" calcext:value-type="float">
            <text:p>2.91</text:p>
          </table:table-cell>
          <table:table-cell table:formula="of:=AVERAGE([.AU2:.AU11])" office:value-type="float" office:value="3.019" calcext:value-type="float">
            <text:p>3.019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/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F12]-[.F11]" office:value-type="float" office:value="-1.79000000000001" calcext:value-type="float">
            <text:p>-1.79</text:p>
          </table:table-cell>
          <table:table-cell table:number-columns-repeated="5"/>
          <table:table-cell table:formula="of:=IF([.H12]&lt;0;-[.H12];0)" office:value-type="float" office:value="1.79000000000001" calcext:value-type="float">
            <text:p>1.79</text:p>
          </table:table-cell>
          <table:table-cell table:formula="of:=IF([.H12]&gt;0;[.H12];0)" office:value-type="float" office:value="0" calcext:value-type="float">
            <text:p>0</text:p>
          </table:table-cell>
          <table:table-cell table:number-columns-repeated="8"/>
          <table:table-cell table:formula="of:=([.D12]+[.E12]+[.F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F8:.F12])" office:value-type="float" office:value="104.746" calcext:value-type="float">
            <text:p>104.746</text:p>
          </table:table-cell>
          <table:table-cell table:formula="of:=(5*[.F12]+4*[.F11]+3*[.F10]+2*[.F9]+[.F8])/15" office:value-type="float" office:value="105.100666666667" calcext:value-type="float">
            <text:p>105.1006666667</text:p>
          </table:table-cell>
          <table:table-cell table:formula="of:=(([.F12]-[.E12])-([.D12]-[.F12]))/([.D12]-[.E12])" office:value-type="float" office:value="-0.630188679245286" calcext:value-type="float">
            <text:p>-0.6301886792</text:p>
          </table:table-cell>
          <table:table-cell table:formula="of:=[.AE12]*[.G12]" office:value-type="float" office:value="-7188613.93962267" calcext:value-type="float">
            <text:p>-7188613.93962267</text:p>
          </table:table-cell>
          <table:table-cell table:formula="of:=[.AF12] + [.AG11]" office:value-type="float" office:value="38083344.8444122" calcext:value-type="float">
            <text:p>38083344.8444122</text:p>
          </table:table-cell>
          <table:table-cell table:formula="of:=IF([.F12] &gt; [.F11]; [.AH11] + [.G12]; IF([.F12] &lt; [.F11]; [.AH11] - [.G12]; [.AH11]))" office:value-type="float" office:value="11984924" calcext:value-type="float">
            <text:p>11984924</text:p>
          </table:table-cell>
          <table:table-cell table:formula="of:=AVERAGE([.F3:.F12])" office:value-type="float" office:value="102.482" calcext:value-type="float">
            <text:p>102.482</text:p>
          </table:table-cell>
          <table:table-cell table:formula="of:=[.F12]/[.AD12]" office:value-type="float" office:value="0.994760578746725" calcext:value-type="float">
            <text:p>0.9947605787</text:p>
          </table:table-cell>
          <table:table-cell table:formula="of:=[.F12]/[.AC12]" office:value-type="float" office:value="0.998128806827946" calcext:value-type="float">
            <text:p>0.9981288068</text:p>
          </table:table-cell>
          <table:table-cell table:formula="of:=[.F12]/[.AI12]" office:value-type="float" office:value="1.02017915341231" calcext:value-type="float">
            <text:p>1.0201791534</text:p>
          </table:table-cell>
          <table:table-cell table:number-columns-repeated="4"/>
          <table:table-cell table:formula="of:=[.F12]-[.F7]" office:value-type="float" office:value="2.3" calcext:value-type="float">
            <text:p>2.3</text:p>
          </table:table-cell>
          <table:table-cell table:formula="of:=[.D12]-[.E12]" office:value-type="float" office:value="2.64999999999999" calcext:value-type="float">
            <text:p>2.65</text:p>
          </table:table-cell>
          <table:table-cell table:formula="of:=ABS([.D12]-[.F11])" office:value-type="float" office:value="0.36999999999999" calcext:value-type="float">
            <text:p>0.37</text:p>
          </table:table-cell>
          <table:table-cell table:formula="of:=ABS([.E12]-[.F11])" office:value-type="float" office:value="2.28" calcext:value-type="float">
            <text:p>2.28</text:p>
          </table:table-cell>
          <table:table-cell table:formula="of:=MAX([.AR12:.AT12])" office:value-type="float" office:value="2.64999999999999" calcext:value-type="float">
            <text:p>2.65</text:p>
          </table:table-cell>
          <table:table-cell table:formula="of:=AVERAGE([.AU3:.AU12])" office:value-type="float" office:value="3.084" calcext:value-type="float">
            <text:p>3.084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/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F13]-[.F12]" office:value-type="float" office:value="0.0100000000000051" calcext:value-type="float">
            <text:p>0.01</text:p>
          </table:table-cell>
          <table:table-cell table:formula="of:=AVERAGE([.F2:.F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H13]&lt;0;-[.H13];0)" office:value-type="float" office:value="0" calcext:value-type="float">
            <text:p>0</text:p>
          </table:table-cell>
          <table:table-cell table:formula="of:=IF([.H13]&gt;0;[.H13];0)" office:value-type="float" office:value="0.0100000000000051" calcext:value-type="float">
            <text:p>0.01</text:p>
          </table:table-cell>
          <table:table-cell table:number-columns-repeated="8"/>
          <table:table-cell table:formula="of:=([.D13]+[.E13]+[.F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F9:.F13])" office:value-type="float" office:value="104.872" calcext:value-type="float">
            <text:p>104.872</text:p>
          </table:table-cell>
          <table:table-cell table:formula="of:=(5*[.F13]+4*[.F12]+3*[.F11]+2*[.F10]+[.F9])/15" office:value-type="float" office:value="105.038666666667" calcext:value-type="float">
            <text:p>105.0386666667</text:p>
          </table:table-cell>
          <table:table-cell table:formula="of:=(([.F13]-[.E13])-([.D13]-[.F13]))/([.D13]-[.E13])" office:value-type="float" office:value="-0.48071979434447" calcext:value-type="float">
            <text:p>-0.4807197943</text:p>
          </table:table-cell>
          <table:table-cell table:formula="of:=[.AE13]*[.G13]" office:value-type="float" office:value="-7622575.722365" calcext:value-type="float">
            <text:p>-7622575.722365</text:p>
          </table:table-cell>
          <table:table-cell table:formula="of:=[.AF13] + [.AG12]" office:value-type="float" office:value="30460769.1220472" calcext:value-type="float">
            <text:p>30460769.1220472</text:p>
          </table:table-cell>
          <table:table-cell table:formula="of:=IF([.F13] &gt; [.F12]; [.AH12] + [.G13]; IF([.F13] &lt; [.F12]; [.AH12] - [.G13]; [.AH12]))" office:value-type="float" office:value="27841512" calcext:value-type="float">
            <text:p>27841512</text:p>
          </table:table-cell>
          <table:table-cell table:formula="of:=AVERAGE([.F4:.F13])" office:value-type="float" office:value="103.075" calcext:value-type="float">
            <text:p>103.075</text:p>
          </table:table-cell>
          <table:table-cell table:formula="of:=[.F13]/[.AD13]" office:value-type="float" office:value="0.995442947993755" calcext:value-type="float">
            <text:p>0.995442948</text:p>
          </table:table-cell>
          <table:table-cell table:formula="of:=[.F13]/[.AC13]" office:value-type="float" office:value="0.997024944694485" calcext:value-type="float">
            <text:p>0.9970249447</text:p>
          </table:table-cell>
          <table:table-cell table:formula="of:=[.F13]/[.AI13]" office:value-type="float" office:value="1.01440698520495" calcext:value-type="float">
            <text:p>1.0144069852</text:p>
          </table:table-cell>
          <table:table-cell table:number-columns-repeated="4"/>
          <table:table-cell table:formula="of:=[.F13]-[.F8]" office:value-type="float" office:value="0.629999999999995" calcext:value-type="float">
            <text:p>0.63</text:p>
          </table:table-cell>
          <table:table-cell table:formula="of:=[.D13]-[.E13]" office:value-type="float" office:value="3.89" calcext:value-type="float">
            <text:p>3.89</text:p>
          </table:table-cell>
          <table:table-cell table:formula="of:=ABS([.D13]-[.F12])" office:value-type="float" office:value="2.89" calcext:value-type="float">
            <text:p>2.89</text:p>
          </table:table-cell>
          <table:table-cell table:formula="of:=ABS([.E13]-[.F12])" office:value-type="float" office:value="1" calcext:value-type="float">
            <text:p>1</text:p>
          </table:table-cell>
          <table:table-cell table:formula="of:=MAX([.AR13:.AT13])" office:value-type="float" office:value="3.89" calcext:value-type="float">
            <text:p>3.89</text:p>
          </table:table-cell>
          <table:table-cell table:formula="of:=AVERAGE([.AU4:.AU13])" office:value-type="float" office:value="3.109" calcext:value-type="float">
            <text:p>3.109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/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F14]-[.F13]" office:value-type="float" office:value="-0.280000000000001" calcext:value-type="float">
            <text:p>-0.28</text:p>
          </table:table-cell>
          <table:table-cell table:formula="of:=([.F14]*(2/(12 +1))+[.I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H14]&lt;0;-[.H14];0)" office:value-type="float" office:value="0.280000000000001" calcext:value-type="float">
            <text:p>0.28</text:p>
          </table:table-cell>
          <table:table-cell table:formula="of:=IF([.H14]&gt;0;[.H14];0)" office:value-type="float" office:value="0" calcext:value-type="float">
            <text:p>0</text:p>
          </table:table-cell>
          <table:table-cell table:number-columns-repeated="8"/>
          <table:table-cell table:formula="of:=([.D14]+[.E14]+[.F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F14]-[.F2])/[.F2]*100" office:value-type="float" office:value="8.23040996367411" calcext:value-type="float">
            <text:p>8.2304099637</text:p>
          </table:table-cell>
          <table:table-cell table:formula="of:=AVERAGE([.F10:.F14])" office:value-type="float" office:value="105.276" calcext:value-type="float">
            <text:p>105.276</text:p>
          </table:table-cell>
          <table:table-cell table:formula="of:=(5*[.F14]+4*[.F13]+3*[.F12]+2*[.F11]+[.F10])/15" office:value-type="float" office:value="104.841333333333" calcext:value-type="float">
            <text:p>104.8413333333</text:p>
          </table:table-cell>
          <table:table-cell table:formula="of:=(([.F14]-[.E14])-([.D14]-[.F14]))/([.D14]-[.E14])" office:value-type="float" office:value="-0.509090909090904" calcext:value-type="float">
            <text:p>-0.5090909091</text:p>
          </table:table-cell>
          <table:table-cell table:formula="of:=[.AE14]*[.G14]" office:value-type="float" office:value="-3982495.99999996" calcext:value-type="float">
            <text:p>-3982495.99999996</text:p>
          </table:table-cell>
          <table:table-cell table:formula="of:=[.AF14] + [.AG13]" office:value-type="float" office:value="26478273.1220472" calcext:value-type="float">
            <text:p>26478273.1220472</text:p>
          </table:table-cell>
          <table:table-cell table:formula="of:=IF([.F14] &gt; [.F13]; [.AH13] + [.G14]; IF([.F14] &lt; [.F13]; [.AH13] - [.G14]; [.AH13]))" office:value-type="float" office:value="20018752" calcext:value-type="float">
            <text:p>20018752</text:p>
          </table:table-cell>
          <table:table-cell table:formula="of:=AVERAGE([.F5:.F14])" office:value-type="float" office:value="103.681" calcext:value-type="float">
            <text:p>103.681</text:p>
          </table:table-cell>
          <table:table-cell table:formula="of:=[.F14]/[.AD14]" office:value-type="float" office:value="0.994645877580089" calcext:value-type="float">
            <text:p>0.9946458776</text:p>
          </table:table-cell>
          <table:table-cell table:formula="of:=[.F14]/[.AC14]" office:value-type="float" office:value="0.990539154223185" calcext:value-type="float">
            <text:p>0.9905391542</text:p>
          </table:table-cell>
          <table:table-cell table:formula="of:=[.F14]/[.AI14]" office:value-type="float" office:value="1.00577733625254" calcext:value-type="float">
            <text:p>1.0057773363</text:p>
          </table:table-cell>
          <table:table-cell table:number-columns-repeated="4"/>
          <table:table-cell table:formula="of:=[.F14]-[.F9]" office:value-type="float" office:value="2.02" calcext:value-type="float">
            <text:p>2.02</text:p>
          </table:table-cell>
          <table:table-cell table:formula="of:=[.D14]-[.E14]" office:value-type="float" office:value="2.2" calcext:value-type="float">
            <text:p>2.2</text:p>
          </table:table-cell>
          <table:table-cell table:formula="of:=ABS([.D14]-[.F13])" office:value-type="float" office:value="1.38" calcext:value-type="float">
            <text:p>1.38</text:p>
          </table:table-cell>
          <table:table-cell table:formula="of:=ABS([.E14]-[.F13])" office:value-type="float" office:value="0.820000000000007" calcext:value-type="float">
            <text:p>0.82</text:p>
          </table:table-cell>
          <table:table-cell table:formula="of:=MAX([.AR14:.AT14])" office:value-type="float" office:value="2.2" calcext:value-type="float">
            <text:p>2.2</text:p>
          </table:table-cell>
          <table:table-cell table:formula="of:=AVERAGE([.AU5:.AU14])" office:value-type="float" office:value="3.104" calcext:value-type="float">
            <text:p>3.104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/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F15]-[.F14]" office:value-type="float" office:value="1.37" calcext:value-type="float">
            <text:p>1.37</text:p>
          </table:table-cell>
          <table:table-cell table:formula="of:=([.F15]*(2/(12 +1))+[.I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H15]&lt;0;-[.H15];0)" office:value-type="float" office:value="0" calcext:value-type="float">
            <text:p>0</text:p>
          </table:table-cell>
          <table:table-cell table:formula="of:=IF([.H15]&gt;0;[.H15];0)" office:value-type="float" office:value="1.37" calcext:value-type="float">
            <text:p>1.37</text:p>
          </table:table-cell>
          <table:table-cell table:number-columns-repeated="4"/>
          <table:table-cell table:formula="of:=MAX([.D2:.D15])" office:value-type="float" office:value="108" calcext:value-type="float">
            <text:p>108</text:p>
          </table:table-cell>
          <table:table-cell table:formula="of:=MIN([.E2:.E15])" office:value-type="float" office:value="95.27" calcext:value-type="float">
            <text:p>95.27</text:p>
          </table:table-cell>
          <table:table-cell table:formula="of:=([.T15]-[.F15])/([.T15]-[.U15])*-100" office:value-type="float" office:value="-18.4603299293008" calcext:value-type="float">
            <text:p>-18.4603299293</text:p>
          </table:table-cell>
          <table:table-cell table:formula="of:=([.F15]-[.U15])/([.T15]-[.U15])*100" office:value-type="float" office:value="81.5396700706992" calcext:value-type="float">
            <text:p>81.5396700707</text:p>
          </table:table-cell>
          <table:table-cell table:formula="of:=([.D15]+[.E15]+[.F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F15]-[.F3])/[.F3]*100" office:value-type="float" office:value="7.11750988543041" calcext:value-type="float">
            <text:p>7.1175098854</text:p>
          </table:table-cell>
          <table:table-cell table:formula="of:=AVERAGE([.F11:.F15])" office:value-type="float" office:value="105.076" calcext:value-type="float">
            <text:p>105.076</text:p>
          </table:table-cell>
          <table:table-cell table:formula="of:=(5*[.F15]+4*[.F14]+3*[.F13]+2*[.F12]+[.F11])/15" office:value-type="float" office:value="104.966" calcext:value-type="float">
            <text:p>104.966</text:p>
          </table:table-cell>
          <table:table-cell table:formula="of:=(([.F15]-[.E15])-([.D15]-[.F15]))/([.D15]-[.E15])" office:value-type="float" office:value="-0.0849999999999938" calcext:value-type="float">
            <text:p>-0.085</text:p>
          </table:table-cell>
          <table:table-cell table:formula="of:=[.AE15]*[.G15]" office:value-type="float" office:value="-1080137.24499992" calcext:value-type="float">
            <text:p>-1080137.24499992</text:p>
          </table:table-cell>
          <table:table-cell table:formula="of:=[.AF15] + [.AG14]" office:value-type="float" office:value="25398135.8770473" calcext:value-type="float">
            <text:p>25398135.8770473</text:p>
          </table:table-cell>
          <table:table-cell table:formula="of:=IF([.F15] &gt; [.F14]; [.AH14] + [.G15]; IF([.F15] &lt; [.F14]; [.AH14] - [.G15]; [.AH14]))" office:value-type="float" office:value="32726249" calcext:value-type="float">
            <text:p>32726249</text:p>
          </table:table-cell>
          <table:table-cell table:formula="of:=AVERAGE([.F6:.F15])" office:value-type="float" office:value="104.259" calcext:value-type="float">
            <text:p>104.259</text:p>
          </table:table-cell>
          <table:table-cell table:formula="of:=[.F15]/[.AD15]" office:value-type="float" office:value="1.0065163957853" calcext:value-type="float">
            <text:p>1.0065163958</text:p>
          </table:table-cell>
          <table:table-cell table:formula="of:=[.F15]/[.AC15]" office:value-type="float" office:value="1.00546271270319" calcext:value-type="float">
            <text:p>1.0054627127</text:p>
          </table:table-cell>
          <table:table-cell table:formula="of:=[.F15]/[.AI15]" office:value-type="float" office:value="1.01334177385166" calcext:value-type="float">
            <text:p>1.0133417739</text:p>
          </table:table-cell>
          <table:table-cell table:number-columns-repeated="4"/>
          <table:table-cell table:formula="of:=[.F15]-[.F10]" office:value-type="float" office:value="-1" calcext:value-type="float">
            <text:p>-1</text:p>
          </table:table-cell>
          <table:table-cell table:formula="of:=[.D15]-[.E15]" office:value-type="float" office:value="4" calcext:value-type="float">
            <text:p>4</text:p>
          </table:table-cell>
          <table:table-cell table:formula="of:=ABS([.D15]-[.F14])" office:value-type="float" office:value="3.53999999999999" calcext:value-type="float">
            <text:p>3.54</text:p>
          </table:table-cell>
          <table:table-cell table:formula="of:=ABS([.E15]-[.F14])" office:value-type="float" office:value="0.460000000000008" calcext:value-type="float">
            <text:p>0.46</text:p>
          </table:table-cell>
          <table:table-cell table:formula="of:=MAX([.AR15:.AT15])" office:value-type="float" office:value="4" calcext:value-type="float">
            <text:p>4</text:p>
          </table:table-cell>
          <table:table-cell table:formula="of:=AVERAGE([.AU6:.AU15])" office:value-type="float" office:value="3.254" calcext:value-type="float">
            <text:p>3.254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/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F16]-[.F15]" office:value-type="float" office:value="-3.91000000000001" calcext:value-type="float">
            <text:p>-3.91</text:p>
          </table:table-cell>
          <table:table-cell table:formula="of:=([.F16]*(2/(12 +1))+[.I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H16]&lt;0;-[.H16];0)" office:value-type="float" office:value="3.91000000000001" calcext:value-type="float">
            <text:p>3.91</text:p>
          </table:table-cell>
          <table:table-cell table:formula="of:=IF([.H16]&gt;0;[.H16];0)" office:value-type="float" office:value="0" calcext:value-type="float">
            <text:p>0</text:p>
          </table:table-cell>
          <table:table-cell table:style-name="ce3" table:formula="of:=(SUM([.O3:.O16])/14)" office:value-type="float" office:value="0.982857142857144" calcext:value-type="float">
            <text:p>0.9828571429</text:p>
          </table:table-cell>
          <table:table-cell table:formula="of:=(SUM([.N3:.N16])/14)" office:value-type="float" office:value="0.597857142857144" calcext:value-type="float">
            <text:p>0.5978571429</text:p>
          </table:table-cell>
          <table:table-cell table:formula="of:=[.P16]/[.Q16]" office:value-type="float" office:value="1.64396654719235" calcext:value-type="float">
            <text:p>1.6439665472</text:p>
          </table:table-cell>
          <table:table-cell table:formula="of:=IF([.Q16]=0;100;100-(100/(1+[.R16])))" office:value-type="float" office:value="62.1780388612743" calcext:value-type="float">
            <text:p>62.1780388613</text:p>
          </table:table-cell>
          <table:table-cell table:formula="of:=MAX([.D3:.D16])" office:value-type="float" office:value="108" calcext:value-type="float">
            <text:p>108</text:p>
          </table:table-cell>
          <table:table-cell table:formula="of:=MIN([.E3:.E16])" office:value-type="float" office:value="95.27" calcext:value-type="float">
            <text:p>95.27</text:p>
          </table:table-cell>
          <table:table-cell table:formula="of:=([.T16]-[.F16])/([.T16]-[.U16])*-100" office:value-type="float" office:value="-49.1751767478398" calcext:value-type="float">
            <text:p>-49.1751767478</text:p>
          </table:table-cell>
          <table:table-cell table:formula="of:=([.F16]-[.U16])/([.T16]-[.U16])*100" office:value-type="float" office:value="50.8248232521602" calcext:value-type="float">
            <text:p>50.8248232522</text:p>
          </table:table-cell>
          <table:table-cell table:formula="of:=([.D16]+[.E16]+[.F16])/3" office:value-type="float" office:value="102.67" calcext:value-type="float">
            <text:p>102.67</text:p>
          </table:table-cell>
          <table:table-cell table:number-columns-repeated="3"/>
          <table:table-cell table:formula="of:=([.F16]-[.F4])/[.F4]*100" office:value-type="float" office:value="3.58379148849521" calcext:value-type="float">
            <text:p>3.5837914885</text:p>
          </table:table-cell>
          <table:table-cell table:formula="of:=AVERAGE([.F12:.F16])" office:value-type="float" office:value="104.156" calcext:value-type="float">
            <text:p>104.156</text:p>
          </table:table-cell>
          <table:table-cell table:formula="of:=(5*[.F16]+4*[.F15]+3*[.F14]+2*[.F13]+[.F12])/15" office:value-type="float" office:value="103.854" calcext:value-type="float">
            <text:p>103.854</text:p>
          </table:table-cell>
          <table:table-cell table:formula="of:=(([.F16]-[.E16])-([.D16]-[.F16]))/([.D16]-[.E16])" office:value-type="float" office:value="-0.458128078817737" calcext:value-type="float">
            <text:p>-0.4581280788</text:p>
          </table:table-cell>
          <table:table-cell table:formula="of:=[.AE16]*[.G16]" office:value-type="float" office:value="-5214318.96059117" calcext:value-type="float">
            <text:p>-5214318.96059117</text:p>
          </table:table-cell>
          <table:table-cell table:formula="of:=[.AF16] + [.AG15]" office:value-type="float" office:value="20183816.9164561" calcext:value-type="float">
            <text:p>20183816.9164561</text:p>
          </table:table-cell>
          <table:table-cell table:formula="of:=IF([.F16] &gt; [.F15]; [.AH15] + [.G16]; IF([.F16] &lt; [.F15]; [.AH15] - [.G16]; [.AH15]))" office:value-type="float" office:value="21344456" calcext:value-type="float">
            <text:p>21344456</text:p>
          </table:table-cell>
          <table:table-cell table:formula="of:=AVERAGE([.F7:.F16])" office:value-type="float" office:value="104.221" calcext:value-type="float">
            <text:p>104.221</text:p>
          </table:table-cell>
          <table:table-cell table:formula="of:=[.F16]/[.AD16]" office:value-type="float" office:value="0.979644500934004" calcext:value-type="float">
            <text:p>0.9796445009</text:p>
          </table:table-cell>
          <table:table-cell table:formula="of:=[.F16]/[.AC16]" office:value-type="float" office:value="0.976804024732133" calcext:value-type="float">
            <text:p>0.9768040247</text:p>
          </table:table-cell>
          <table:table-cell table:formula="of:=[.F16]/[.AI16]" office:value-type="float" office:value="0.976194816783566" calcext:value-type="float">
            <text:p>0.9761948168</text:p>
          </table:table-cell>
          <table:table-cell table:number-columns-repeated="4"/>
          <table:table-cell table:formula="of:=[.F16]-[.F11]" office:value-type="float" office:value="-4.60000000000001" calcext:value-type="float">
            <text:p>-4.6</text:p>
          </table:table-cell>
          <table:table-cell table:formula="of:=[.D16]-[.E16]" office:value-type="float" office:value="6.09" calcext:value-type="float">
            <text:p>6.09</text:p>
          </table:table-cell>
          <table:table-cell table:formula="of:=ABS([.D16]-[.F15])" office:value-type="float" office:value="0.530000000000001" calcext:value-type="float">
            <text:p>0.53</text:p>
          </table:table-cell>
          <table:table-cell table:formula="of:=ABS([.E16]-[.F15])" office:value-type="float" office:value="5.56" calcext:value-type="float">
            <text:p>5.56</text:p>
          </table:table-cell>
          <table:table-cell table:formula="of:=MAX([.AR16:.AT16])" office:value-type="float" office:value="6.09" calcext:value-type="float">
            <text:p>6.09</text:p>
          </table:table-cell>
          <table:table-cell table:formula="of:=AVERAGE([.AU7:.AU16])" office:value-type="float" office:value="3.559" calcext:value-type="float">
            <text:p>3.559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/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F17]-[.F16]" office:value-type="float" office:value="3.39" calcext:value-type="float">
            <text:p>3.39</text:p>
          </table:table-cell>
          <table:table-cell table:formula="of:=([.F17]*(2/(12 +1))+[.I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H17]&lt;0;-[.H17];0)" office:value-type="float" office:value="0" calcext:value-type="float">
            <text:p>0</text:p>
          </table:table-cell>
          <table:table-cell table:formula="of:=IF([.H17]&gt;0;[.H17];0)" office:value-type="float" office:value="3.39" calcext:value-type="float">
            <text:p>3.39</text:p>
          </table:table-cell>
          <table:table-cell table:formula="of:=(([.P16]*13)+[.O17])/14" office:value-type="float" office:value="1.15479591836735" calcext:value-type="float">
            <text:p>1.1547959184</text:p>
          </table:table-cell>
          <table:table-cell table:formula="of:=(([.Q16]*13)+[.N17])/14" office:value-type="float" office:value="0.555153061224491" calcext:value-type="float">
            <text:p>0.5551530612</text:p>
          </table:table-cell>
          <table:table-cell table:formula="of:=[.P17]/[.Q17]" office:value-type="float" office:value="2.08013969304292" calcext:value-type="float">
            <text:p>2.080139693</text:p>
          </table:table-cell>
          <table:table-cell table:formula="of:=IF([.Q17]=0;100;100-(100/(1+[.R17])))" office:value-type="float" office:value="67.5339400268536" calcext:value-type="float">
            <text:p>67.5339400269</text:p>
          </table:table-cell>
          <table:table-cell table:formula="of:=MAX([.D4:.D17])" office:value-type="float" office:value="108" calcext:value-type="float">
            <text:p>108</text:p>
          </table:table-cell>
          <table:table-cell table:formula="of:=MIN([.E4:.E17])" office:value-type="float" office:value="97.11" calcext:value-type="float">
            <text:p>97.11</text:p>
          </table:table-cell>
          <table:table-cell table:formula="of:=([.T17]-[.F17])/([.T17]-[.U17])*-100" office:value-type="float" office:value="-26.3544536271809" calcext:value-type="float">
            <text:p>-26.3544536272</text:p>
          </table:table-cell>
          <table:table-cell table:formula="of:=([.F17]-[.U17])/([.T17]-[.U17])*100" office:value-type="float" office:value="73.6455463728191" calcext:value-type="float">
            <text:p>73.6455463728</text:p>
          </table:table-cell>
          <table:table-cell table:formula="of:=([.D17]+[.E17]+[.F17])/3" office:value-type="float" office:value="102.99" calcext:value-type="float">
            <text:p>102.99</text:p>
          </table:table-cell>
          <table:table-cell table:number-columns-repeated="3"/>
          <table:table-cell table:formula="of:=([.F17]-[.F5])/[.F5]*100" office:value-type="float" office:value="5.26684690097125" calcext:value-type="float">
            <text:p>5.266846901</text:p>
          </table:table-cell>
          <table:table-cell table:formula="of:=AVERAGE([.F13:.F17])" office:value-type="float" office:value="104.272" calcext:value-type="float">
            <text:p>104.272</text:p>
          </table:table-cell>
          <table:table-cell table:formula="of:=(5*[.F17]+4*[.F16]+3*[.F15]+2*[.F14]+[.F13])/15" office:value-type="float" office:value="104.178666666667" calcext:value-type="float">
            <text:p>104.1786666667</text:p>
          </table:table-cell>
          <table:table-cell table:formula="of:=(([.F17]-[.E17])-([.D17]-[.F17]))/([.D17]-[.E17])" office:value-type="float" office:value="0.909348441926344" calcext:value-type="float">
            <text:p>0.9093484419</text:p>
          </table:table-cell>
          <table:table-cell table:formula="of:=[.AE17]*[.G17]" office:value-type="float" office:value="13962374.2266289" calcext:value-type="float">
            <text:p>13962374.2266289</text:p>
          </table:table-cell>
          <table:table-cell table:formula="of:=[.AF17] + [.AG16]" office:value-type="float" office:value="34146191.143085" calcext:value-type="float">
            <text:p>34146191.143085</text:p>
          </table:table-cell>
          <table:table-cell table:formula="of:=IF([.F17] &gt; [.F16]; [.AH16] + [.G17]; IF([.F17] &lt; [.F16]; [.AH16] - [.G17]; [.AH16]))" office:value-type="float" office:value="36698718" calcext:value-type="float">
            <text:p>36698718</text:p>
          </table:table-cell>
          <table:table-cell table:formula="of:=AVERAGE([.F8:.F17])" office:value-type="float" office:value="104.509" calcext:value-type="float">
            <text:p>104.509</text:p>
          </table:table-cell>
          <table:table-cell table:formula="of:=[.F17]/[.AD17]" office:value-type="float" office:value="1.00913174802263" calcext:value-type="float">
            <text:p>1.009131748</text:p>
          </table:table-cell>
          <table:table-cell table:formula="of:=[.F17]/[.AC17]" office:value-type="float" office:value="1.00822847936167" calcext:value-type="float">
            <text:p>1.0082284794</text:p>
          </table:table-cell>
          <table:table-cell table:formula="of:=[.F17]/[.AI17]" office:value-type="float" office:value="1.00594207197466" calcext:value-type="float">
            <text:p>1.005942072</text:p>
          </table:table-cell>
          <table:table-cell table:number-columns-repeated="4"/>
          <table:table-cell table:formula="of:=[.F17]-[.F12]" office:value-type="float" office:value="0.579999999999998" calcext:value-type="float">
            <text:p>0.58</text:p>
          </table:table-cell>
          <table:table-cell table:formula="of:=[.D17]-[.E17]" office:value-type="float" office:value="7.06" calcext:value-type="float">
            <text:p>7.06</text:p>
          </table:table-cell>
          <table:table-cell table:formula="of:=ABS([.D17]-[.F16])" office:value-type="float" office:value="3.71000000000001" calcext:value-type="float">
            <text:p>3.71</text:p>
          </table:table-cell>
          <table:table-cell table:formula="of:=ABS([.E17]-[.F16])" office:value-type="float" office:value="3.34999999999999" calcext:value-type="float">
            <text:p>3.35</text:p>
          </table:table-cell>
          <table:table-cell table:formula="of:=MAX([.AR17:.AT17])" office:value-type="float" office:value="7.06" calcext:value-type="float">
            <text:p>7.06</text:p>
          </table:table-cell>
          <table:table-cell table:formula="of:=AVERAGE([.AU8:.AU17])" office:value-type="float" office:value="4.054" calcext:value-type="float">
            <text:p>4.054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/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F18]-[.F17]" office:value-type="float" office:value="-0.319999999999993" calcext:value-type="float">
            <text:p>-0.32</text:p>
          </table:table-cell>
          <table:table-cell table:formula="of:=([.F18]*(2/(12 +1))+[.I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H18]&lt;0;-[.H18];0)" office:value-type="float" office:value="0.319999999999993" calcext:value-type="float">
            <text:p>0.32</text:p>
          </table:table-cell>
          <table:table-cell table:formula="of:=IF([.H18]&gt;0;[.H18];0)" office:value-type="float" office:value="0" calcext:value-type="float">
            <text:p>0</text:p>
          </table:table-cell>
          <table:table-cell table:formula="of:=(([.P17]*13)+[.O18])/14" office:value-type="float" office:value="1.07231049562682" calcext:value-type="float">
            <text:p>1.0723104956</text:p>
          </table:table-cell>
          <table:table-cell table:formula="of:=(([.Q17]*13)+[.N18])/14" office:value-type="float" office:value="0.53835641399417" calcext:value-type="float">
            <text:p>0.538356414</text:p>
          </table:table-cell>
          <table:table-cell table:formula="of:=[.P18]/[.Q18]" office:value-type="float" office:value="1.99182264342528" calcext:value-type="float">
            <text:p>1.9918226434</text:p>
          </table:table-cell>
          <table:table-cell table:formula="of:=IF([.Q18]=0;100;100-(100/(1+[.R18])))" office:value-type="float" office:value="66.5755588086893" calcext:value-type="float">
            <text:p>66.5755588087</text:p>
          </table:table-cell>
          <table:table-cell table:formula="of:=MAX([.D5:.D18])" office:value-type="float" office:value="108" calcext:value-type="float">
            <text:p>108</text:p>
          </table:table-cell>
          <table:table-cell table:formula="of:=MIN([.E5:.E18])" office:value-type="float" office:value="97.66" calcext:value-type="float">
            <text:p>97.66</text:p>
          </table:table-cell>
          <table:table-cell table:formula="of:=([.T18]-[.F18])/([.T18]-[.U18])*-100" office:value-type="float" office:value="-30.8510638297872" calcext:value-type="float">
            <text:p>-30.8510638298</text:p>
          </table:table-cell>
          <table:table-cell table:formula="of:=([.F18]-[.U18])/([.T18]-[.U18])*100" office:value-type="float" office:value="69.1489361702128" calcext:value-type="float">
            <text:p>69.1489361702</text:p>
          </table:table-cell>
          <table:table-cell table:formula="of:=([.D18]+[.E18]+[.F18])/3" office:value-type="float" office:value="105.17" calcext:value-type="float">
            <text:p>105.17</text:p>
          </table:table-cell>
          <table:table-cell table:number-columns-repeated="3"/>
          <table:table-cell table:formula="of:=([.F18]-[.F6])/[.F6]*100" office:value-type="float" office:value="2.63415589502546" calcext:value-type="float">
            <text:p>2.634155895</text:p>
          </table:table-cell>
          <table:table-cell table:formula="of:=AVERAGE([.F14:.F18])" office:value-type="float" office:value="104.322" calcext:value-type="float">
            <text:p>104.322</text:p>
          </table:table-cell>
          <table:table-cell table:formula="of:=(5*[.F18]+4*[.F17]+3*[.F16]+2*[.F15]+[.F14])/15" office:value-type="float" office:value="104.358" calcext:value-type="float">
            <text:p>104.358</text:p>
          </table:table-cell>
          <table:table-cell table:formula="of:=(([.F18]-[.E18])-([.D18]-[.F18]))/([.D18]-[.E18])" office:value-type="float" office:value="-0.415384615384613" calcext:value-type="float">
            <text:p>-0.4153846154</text:p>
          </table:table-cell>
          <table:table-cell table:formula="of:=[.AE18]*[.G18]" office:value-type="float" office:value="-6728262.92307689" calcext:value-type="float">
            <text:p>-6728262.92307689</text:p>
          </table:table-cell>
          <table:table-cell table:formula="of:=[.AF18] + [.AG17]" office:value-type="float" office:value="27417928.2200081" calcext:value-type="float">
            <text:p>27417928.2200081</text:p>
          </table:table-cell>
          <table:table-cell table:formula="of:=IF([.F18] &gt; [.F17]; [.AH17] + [.G18]; IF([.F18] &lt; [.F17]; [.AH17] - [.G18]; [.AH17]))" office:value-type="float" office:value="20501048" calcext:value-type="float">
            <text:p>20501048</text:p>
          </table:table-cell>
          <table:table-cell table:formula="of:=AVERAGE([.F9:.F18])" office:value-type="float" office:value="104.597" calcext:value-type="float">
            <text:p>104.597</text:p>
          </table:table-cell>
          <table:table-cell table:formula="of:=[.F18]/[.AD18]" office:value-type="float" office:value="1.00433124437034" calcext:value-type="float">
            <text:p>1.0043312444</text:p>
          </table:table-cell>
          <table:table-cell table:formula="of:=[.F18]/[.AC18]" office:value-type="float" office:value="1.00467782442821" calcext:value-type="float">
            <text:p>1.0046778244</text:p>
          </table:table-cell>
          <table:table-cell table:formula="of:=[.F18]/[.AI18]" office:value-type="float" office:value="1.00203638727688" calcext:value-type="float">
            <text:p>1.0020363873</text:p>
          </table:table-cell>
          <table:table-cell table:number-columns-repeated="4"/>
          <table:table-cell table:formula="of:=[.F18]-[.F13]" office:value-type="float" office:value="0.25" calcext:value-type="float">
            <text:p>0.25</text:p>
          </table:table-cell>
          <table:table-cell table:formula="of:=[.D18]-[.E18]" office:value-type="float" office:value="2.60000000000001" calcext:value-type="float">
            <text:p>2.6</text:p>
          </table:table-cell>
          <table:table-cell table:formula="of:=ABS([.D18]-[.F17])" office:value-type="float" office:value="1.52000000000001" calcext:value-type="float">
            <text:p>1.52</text:p>
          </table:table-cell>
          <table:table-cell table:formula="of:=ABS([.E18]-[.F17])" office:value-type="float" office:value="1.08" calcext:value-type="float">
            <text:p>1.08</text:p>
          </table:table-cell>
          <table:table-cell table:formula="of:=MAX([.AR18:.AT18])" office:value-type="float" office:value="2.60000000000001" calcext:value-type="float">
            <text:p>2.6</text:p>
          </table:table-cell>
          <table:table-cell table:formula="of:=AVERAGE([.AU9:.AU18])" office:value-type="float" office:value="4.084" calcext:value-type="float">
            <text:p>4.084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/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F19]-[.F18]" office:value-type="float" office:value="-0.469999999999999" calcext:value-type="float">
            <text:p>-0.47</text:p>
          </table:table-cell>
          <table:table-cell table:formula="of:=([.F19]*(2/(12 +1))+[.I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H19]&lt;0;-[.H19];0)" office:value-type="float" office:value="0.469999999999999" calcext:value-type="float">
            <text:p>0.47</text:p>
          </table:table-cell>
          <table:table-cell table:formula="of:=IF([.H19]&gt;0;[.H19];0)" office:value-type="float" office:value="0" calcext:value-type="float">
            <text:p>0</text:p>
          </table:table-cell>
          <table:table-cell table:formula="of:=(([.P18]*13)+[.O19])/14" office:value-type="float" office:value="0.995716888796336" calcext:value-type="float">
            <text:p>0.9957168888</text:p>
          </table:table-cell>
          <table:table-cell table:formula="of:=(([.Q18]*13)+[.N19])/14" office:value-type="float" office:value="0.533473812994586" calcext:value-type="float">
            <text:p>0.533473813</text:p>
          </table:table-cell>
          <table:table-cell table:formula="of:=[.P19]/[.Q19]" office:value-type="float" office:value="1.86647753749525" calcext:value-type="float">
            <text:p>1.8664775375</text:p>
          </table:table-cell>
          <table:table-cell table:formula="of:=IF([.Q19]=0;100;100-(100/(1+[.R19])))" office:value-type="float" office:value="65.1139774542309" calcext:value-type="float">
            <text:p>65.1139774542</text:p>
          </table:table-cell>
          <table:table-cell table:formula="of:=MAX([.D6:.D19])" office:value-type="float" office:value="108" calcext:value-type="float">
            <text:p>108</text:p>
          </table:table-cell>
          <table:table-cell table:formula="of:=MIN([.E6:.E19])" office:value-type="float" office:value="98.39" calcext:value-type="float">
            <text:p>98.39</text:p>
          </table:table-cell>
          <table:table-cell table:formula="of:=([.T19]-[.F19])/([.T19]-[.U19])*-100" office:value-type="float" office:value="-38.0853277835588" calcext:value-type="float">
            <text:p>-38.0853277836</text:p>
          </table:table-cell>
          <table:table-cell table:formula="of:=([.F19]-[.U19])/([.T19]-[.U19])*100" office:value-type="float" office:value="61.9146722164412" calcext:value-type="float">
            <text:p>61.9146722164</text:p>
          </table:table-cell>
          <table:table-cell table:formula="of:=([.D19]+[.E19]+[.F19])/3" office:value-type="float" office:value="104.7" calcext:value-type="float">
            <text:p>104.7</text:p>
          </table:table-cell>
          <table:table-cell table:number-columns-repeated="3"/>
          <table:table-cell table:formula="of:=([.F19]-[.F7])/[.F7]*100" office:value-type="float" office:value="2.0440097799511" calcext:value-type="float">
            <text:p>2.04400978</text:p>
          </table:table-cell>
          <table:table-cell table:formula="of:=AVERAGE([.F15:.F19])" office:value-type="float" office:value="104.334" calcext:value-type="float">
            <text:p>104.334</text:p>
          </table:table-cell>
          <table:table-cell table:formula="of:=(5*[.F19]+4*[.F18]+3*[.F17]+2*[.F16]+[.F15])/15" office:value-type="float" office:value="104.364" calcext:value-type="float">
            <text:p>104.364</text:p>
          </table:table-cell>
          <table:table-cell table:formula="of:=(([.F19]-[.E19])-([.D19]-[.F19]))/([.D19]-[.E19])" office:value-type="float" office:value="-0.534653465346535" calcext:value-type="float">
            <text:p>-0.5346534653</text:p>
          </table:table-cell>
          <table:table-cell table:formula="of:=[.AE19]*[.G19]" office:value-type="float" office:value="-8106353.28712872" calcext:value-type="float">
            <text:p>-8106353.28712872</text:p>
          </table:table-cell>
          <table:table-cell table:formula="of:=[.AF19] + [.AG18]" office:value-type="float" office:value="19311574.9328794" calcext:value-type="float">
            <text:p>19311574.9328794</text:p>
          </table:table-cell>
          <table:table-cell table:formula="of:=IF([.F19] &gt; [.F18]; [.AH18] + [.G19]; IF([.F19] &lt; [.F18]; [.AH18] - [.G19]; [.AH18]))" office:value-type="float" office:value="5339165" calcext:value-type="float">
            <text:p>5339165</text:p>
          </table:table-cell>
          <table:table-cell table:formula="of:=AVERAGE([.F10:.F19])" office:value-type="float" office:value="104.805" calcext:value-type="float">
            <text:p>104.805</text:p>
          </table:table-cell>
          <table:table-cell table:formula="of:=[.F19]/[.AD19]" office:value-type="float" office:value="0.999770035644475" calcext:value-type="float">
            <text:p>0.9997700356</text:p>
          </table:table-cell>
          <table:table-cell table:formula="of:=[.F19]/[.AC19]" office:value-type="float" office:value="1.00005750761976" calcext:value-type="float">
            <text:p>1.0000575076</text:p>
          </table:table-cell>
          <table:table-cell table:formula="of:=[.F19]/[.AI19]" office:value-type="float" office:value="0.995563188779161" calcext:value-type="float">
            <text:p>0.9955631888</text:p>
          </table:table-cell>
          <table:table-cell table:number-columns-repeated="4"/>
          <table:table-cell table:formula="of:=[.F19]-[.F14]" office:value-type="float" office:value="0.0600000000000023" calcext:value-type="float">
            <text:p>0.06</text:p>
          </table:table-cell>
          <table:table-cell table:formula="of:=[.D19]-[.E19]" office:value-type="float" office:value="2.02" calcext:value-type="float">
            <text:p>2.02</text:p>
          </table:table-cell>
          <table:table-cell table:formula="of:=ABS([.D19]-[.F18])" office:value-type="float" office:value="1.08" calcext:value-type="float">
            <text:p>1.08</text:p>
          </table:table-cell>
          <table:table-cell table:formula="of:=ABS([.E19]-[.F18])" office:value-type="float" office:value="0.939999999999998" calcext:value-type="float">
            <text:p>0.94</text:p>
          </table:table-cell>
          <table:table-cell table:formula="of:=MAX([.AR19:.AT19])" office:value-type="float" office:value="2.02" calcext:value-type="float">
            <text:p>2.02</text:p>
          </table:table-cell>
          <table:table-cell table:formula="of:=AVERAGE([.AU10:.AU19])" office:value-type="float" office:value="4.006" calcext:value-type="float">
            <text:p>4.006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/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F20]-[.F19]" office:value-type="float" office:value="2.03" calcext:value-type="float">
            <text:p>2.03</text:p>
          </table:table-cell>
          <table:table-cell table:formula="of:=([.F20]*(2/(12 +1))+[.I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H20]&lt;0;-[.H20];0)" office:value-type="float" office:value="0" calcext:value-type="float">
            <text:p>0</text:p>
          </table:table-cell>
          <table:table-cell table:formula="of:=IF([.H20]&gt;0;[.H20];0)" office:value-type="float" office:value="2.03" calcext:value-type="float">
            <text:p>2.03</text:p>
          </table:table-cell>
          <table:table-cell table:formula="of:=(([.P19]*13)+[.O20])/14" office:value-type="float" office:value="1.06959425388231" calcext:value-type="float">
            <text:p>1.0695942539</text:p>
          </table:table-cell>
          <table:table-cell table:formula="of:=(([.Q19]*13)+[.N20])/14" office:value-type="float" office:value="0.49536854063783" calcext:value-type="float">
            <text:p>0.4953685406</text:p>
          </table:table-cell>
          <table:table-cell table:formula="of:=[.P20]/[.Q20]" office:value-type="float" office:value="2.15918889904699" calcext:value-type="float">
            <text:p>2.159188899</text:p>
          </table:table-cell>
          <table:table-cell table:formula="of:=IF([.Q20]=0;100;100-(100/(1+[.R20])))" office:value-type="float" office:value="68.3463055880685" calcext:value-type="float">
            <text:p>68.3463055881</text:p>
          </table:table-cell>
          <table:table-cell table:formula="of:=MAX([.D7:.D20])" office:value-type="float" office:value="108" calcext:value-type="float">
            <text:p>108</text:p>
          </table:table-cell>
          <table:table-cell table:formula="of:=MIN([.E7:.E20])" office:value-type="float" office:value="98.39" calcext:value-type="float">
            <text:p>98.39</text:p>
          </table:table-cell>
          <table:table-cell table:formula="of:=([.T20]-[.F20])/([.T20]-[.U20])*-100" office:value-type="float" office:value="-16.9614984391259" calcext:value-type="float">
            <text:p>-16.9614984391</text:p>
          </table:table-cell>
          <table:table-cell table:formula="of:=([.F20]-[.U20])/([.T20]-[.U20])*100" office:value-type="float" office:value="83.0385015608741" calcext:value-type="float">
            <text:p>83.0385015609</text:p>
          </table:table-cell>
          <table:table-cell table:formula="of:=([.D20]+[.E20]+[.F20])/3" office:value-type="float" office:value="106.03" calcext:value-type="float">
            <text:p>106.03</text:p>
          </table:table-cell>
          <table:table-cell table:number-columns-repeated="3"/>
          <table:table-cell table:formula="of:=([.F20]-[.F8])/[.F8]*100" office:value-type="float" office:value="2.34773405176561" calcext:value-type="float">
            <text:p>2.3477340518</text:p>
          </table:table-cell>
          <table:table-cell table:formula="of:=AVERAGE([.F16:.F20])" office:value-type="float" office:value="104.478" calcext:value-type="float">
            <text:p>104.478</text:p>
          </table:table-cell>
          <table:table-cell table:formula="of:=(5*[.F20]+4*[.F19]+3*[.F18]+2*[.F17]+[.F16])/15" office:value-type="float" office:value="105.042666666667" calcext:value-type="float">
            <text:p>105.0426666667</text:p>
          </table:table-cell>
          <table:table-cell table:formula="of:=(([.F20]-[.E20])-([.D20]-[.F20]))/([.D20]-[.E20])" office:value-type="float" office:value="0.340000000000003" calcext:value-type="float">
            <text:p>0.34</text:p>
          </table:table-cell>
          <table:table-cell table:formula="of:=[.AE20]*[.G20]" office:value-type="float" office:value="4072141.92000004" calcext:value-type="float">
            <text:p>4072141.92000004</text:p>
          </table:table-cell>
          <table:table-cell table:formula="of:=[.AF20] + [.AG19]" office:value-type="float" office:value="23383716.8528794" calcext:value-type="float">
            <text:p>23383716.8528794</text:p>
          </table:table-cell>
          <table:table-cell table:formula="of:=IF([.F20] &gt; [.F19]; [.AH19] + [.G20]; IF([.F20] &lt; [.F19]; [.AH19] - [.G20]; [.AH19]))" office:value-type="float" office:value="17316053" calcext:value-type="float">
            <text:p>17316053</text:p>
          </table:table-cell>
          <table:table-cell table:formula="of:=AVERAGE([.F11:.F20])" office:value-type="float" office:value="104.777" calcext:value-type="float">
            <text:p>104.777</text:p>
          </table:table-cell>
          <table:table-cell table:formula="of:=[.F20]/[.AD20]" office:value-type="float" office:value="1.01263613515778" calcext:value-type="float">
            <text:p>1.0126361352</text:p>
          </table:table-cell>
          <table:table-cell table:formula="of:=[.F20]/[.AC20]" office:value-type="float" office:value="1.01810907559486" calcext:value-type="float">
            <text:p>1.0181090756</text:p>
          </table:table-cell>
          <table:table-cell table:formula="of:=[.F20]/[.AI20]" office:value-type="float" office:value="1.01520371837331" calcext:value-type="float">
            <text:p>1.0152037184</text:p>
          </table:table-cell>
          <table:table-cell table:number-columns-repeated="4"/>
          <table:table-cell table:formula="of:=[.F20]-[.F15]" office:value-type="float" office:value="0.719999999999999" calcext:value-type="float">
            <text:p>0.72</text:p>
          </table:table-cell>
          <table:table-cell table:formula="of:=[.D20]-[.E20]" office:value-type="float" office:value="3" calcext:value-type="float">
            <text:p>3</text:p>
          </table:table-cell>
          <table:table-cell table:formula="of:=ABS([.D20]-[.F19])" office:value-type="float" office:value="3.02" calcext:value-type="float">
            <text:p>3.02</text:p>
          </table:table-cell>
          <table:table-cell table:formula="of:=ABS([.E20]-[.F19])" office:value-type="float" office:value="0.019999999999996" calcext:value-type="float">
            <text:p>0.02</text:p>
          </table:table-cell>
          <table:table-cell table:formula="of:=MAX([.AR20:.AT20])" office:value-type="float" office:value="3.02" calcext:value-type="float">
            <text:p>3.02</text:p>
          </table:table-cell>
          <table:table-cell table:formula="of:=AVERAGE([.AU11:.AU20])" office:value-type="float" office:value="3.644" calcext:value-type="float">
            <text:p>3.644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/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F21]-[.F20]" office:value-type="float" office:value="2.17999999999999" calcext:value-type="float">
            <text:p>2.18</text:p>
          </table:table-cell>
          <table:table-cell table:formula="of:=([.F21]*(2/(12 +1))+[.I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H21]&lt;0;-[.H21];0)" office:value-type="float" office:value="0" calcext:value-type="float">
            <text:p>0</text:p>
          </table:table-cell>
          <table:table-cell table:formula="of:=IF([.H21]&gt;0;[.H21];0)" office:value-type="float" office:value="2.17999999999999" calcext:value-type="float">
            <text:p>2.18</text:p>
          </table:table-cell>
          <table:table-cell table:formula="of:=(([.P20]*13)+[.O21])/14" office:value-type="float" office:value="1.14890895003357" calcext:value-type="float">
            <text:p>1.14890895</text:p>
          </table:table-cell>
          <table:table-cell table:formula="of:=(([.Q20]*13)+[.N21])/14" office:value-type="float" office:value="0.459985073449414" calcext:value-type="float">
            <text:p>0.4599850734</text:p>
          </table:table-cell>
          <table:table-cell table:formula="of:=[.P21]/[.Q21]" office:value-type="float" office:value="2.49770920047023" calcext:value-type="float">
            <text:p>2.4977092005</text:p>
          </table:table-cell>
          <table:table-cell table:formula="of:=IF([.Q21]=0;100;100-(100/(1+[.R21])))" office:value-type="float" office:value="71.4098587765512" calcext:value-type="float">
            <text:p>71.4098587766</text:p>
          </table:table-cell>
          <table:table-cell table:formula="of:=MAX([.D8:.D21])" office:value-type="float" office:value="110.89" calcext:value-type="float">
            <text:p>110.89</text:p>
          </table:table-cell>
          <table:table-cell table:formula="of:=MIN([.E8:.E21])" office:value-type="float" office:value="98.39" calcext:value-type="float">
            <text:p>98.39</text:p>
          </table:table-cell>
          <table:table-cell table:formula="of:=([.T21]-[.F21])/([.T21]-[.U21])*-100" office:value-type="float" office:value="-18.72" calcext:value-type="float">
            <text:p>-18.72</text:p>
          </table:table-cell>
          <table:table-cell table:formula="of:=([.F21]-[.U21])/([.T21]-[.U21])*100" office:value-type="float" office:value="81.28" calcext:value-type="float">
            <text:p>81.28</text:p>
          </table:table-cell>
          <table:table-cell table:formula="of:=([.D21]+[.E21]+[.F21])/3" office:value-type="float" office:value="108.763333333333" calcext:value-type="float">
            <text:p>108.7633333333</text:p>
          </table:table-cell>
          <table:table-cell table:formula="of:=AVERAGE([.X2:.X21])" office:value-type="float" office:value="103.194833333333" calcext:value-type="float">
            <text:p>103.1948333333</text:p>
          </table:table-cell>
          <table:table-cell table:formula="of:=(ABS([.Y21]-[.X21])+ABS([.Y21]-[.X20])+ABS([.Y21]-[.X19])+ABS([.Y21]-[.X18])+ABS([.Y21]-[.X17])+ABS([.Y21]-[.X16])+ABS([.Y21]-[.X15])+ABS([.Y21]-[.X14])+ABS([.Y21]-[.X13])+ABS([.Y21]-[.X12])+ABS([.Y21]-[.X11])+ABS([.Y21]-[.X10])+ABS([.Y21]-[.X9])+ABS([.Y21]-[.X8])+ABS([.Y21]-[.X7])+ABS([.Y21]-[.X6])+ABS([.Y21]-[.X5])+ABS([.Y21]-[.X4])+ABS([.Y21]-[.X3])+ABS([.Y21]-[.X2]))/20" office:value-type="float" office:value="2.46501666666666" calcext:value-type="float">
            <text:p>2.4650166667</text:p>
          </table:table-cell>
          <table:table-cell table:style-name="ce4" table:formula="of:=([.X21]-[.Y21])/(0.015*[.Z21])" office:value-type="float" office:value="150.600739683978" calcext:value-type="float">
            <text:p>150.600739684</text:p>
          </table:table-cell>
          <table:table-cell table:formula="of:=([.F21]-[.F9])/[.F9]*100" office:value-type="float" office:value="6.15098767846665" calcext:value-type="float">
            <text:p>6.1509876785</text:p>
          </table:table-cell>
          <table:table-cell table:formula="of:=AVERAGE([.F17:.F21])" office:value-type="float" office:value="105.84" calcext:value-type="float">
            <text:p>105.84</text:p>
          </table:table-cell>
          <table:table-cell table:formula="of:=(5*[.F21]+4*[.F20]+3*[.F19]+2*[.F18]+[.F17])/15" office:value-type="float" office:value="106.4" calcext:value-type="float">
            <text:p>106.4</text:p>
          </table:table-cell>
          <table:table-cell table:formula="of:=(([.F21]-[.E21])-([.D21]-[.F21]))/([.D21]-[.E21])" office:value-type="float" office:value="-0.158415841584158" calcext:value-type="float">
            <text:p>-0.1584158416</text:p>
          </table:table-cell>
          <table:table-cell table:formula="of:=[.AE21]*[.G21]" office:value-type="float" office:value="-8922762.61386138" calcext:value-type="float">
            <text:p>-8922762.61386138</text:p>
          </table:table-cell>
          <table:table-cell table:formula="of:=[.AF21] + [.AG20]" office:value-type="float" office:value="14460954.239018" calcext:value-type="float">
            <text:p>14460954.239018</text:p>
          </table:table-cell>
          <table:table-cell table:formula="of:=IF([.F21] &gt; [.F20]; [.AH20] + [.G21]; IF([.F21] &lt; [.F20]; [.AH20] - [.G21]; [.AH20]))" office:value-type="float" office:value="73640992" calcext:value-type="float">
            <text:p>73640992</text:p>
          </table:table-cell>
          <table:table-cell table:formula="of:=AVERAGE([.F12:.F21])" office:value-type="float" office:value="104.998" calcext:value-type="float">
            <text:p>104.998</text:p>
          </table:table-cell>
          <table:table-cell table:formula="of:=[.F21]/[.AD21]" office:value-type="float" office:value="1.02020676691729" calcext:value-type="float">
            <text:p>1.0202067669</text:p>
          </table:table-cell>
          <table:table-cell table:formula="of:=[.F21]/[.AC21]" office:value-type="float" office:value="1.02560468631897" calcext:value-type="float">
            <text:p>1.0256046863</text:p>
          </table:table-cell>
          <table:table-cell table:formula="of:=[.F21]/[.AI21]" office:value-type="float" office:value="1.03382921579459" calcext:value-type="float">
            <text:p>1.0338292158</text:p>
          </table:table-cell>
          <table:table-cell table:formula="of:=AVERAGE([.F2]; [.F21])" office:value-type="float" office:value="102.45" calcext:value-type="float">
            <text:p>102.45</text:p>
          </table:table-cell>
          <table:table-cell table:style-name="ce4" table:formula="of:=STDEVPA([.F2:.F21])" office:value-type="float" office:value="3.06485562465836" calcext:value-type="float">
            <text:p>3.0648556247</text:p>
          </table:table-cell>
          <table:table-cell table:formula="of:=[.AM21] + 2*[.AN21]" office:value-type="float" office:value="108.579711249317" calcext:value-type="float">
            <text:p>108.5797112493</text:p>
          </table:table-cell>
          <table:table-cell table:formula="of:=[.AM21] - 2*[.AN21]" office:value-type="float" office:value="96.3202887506833" calcext:value-type="float">
            <text:p>96.3202887507</text:p>
          </table:table-cell>
          <table:table-cell table:formula="of:=[.F21]-[.F16]" office:value-type="float" office:value="6.81" calcext:value-type="float">
            <text:p>6.81</text:p>
          </table:table-cell>
          <table:table-cell table:formula="of:=[.D21]-[.E21]" office:value-type="float" office:value="4.04000000000001" calcext:value-type="float">
            <text:p>4.04</text:p>
          </table:table-cell>
          <table:table-cell table:formula="of:=ABS([.D21]-[.F20])" office:value-type="float" office:value="4.52" calcext:value-type="float">
            <text:p>4.52</text:p>
          </table:table-cell>
          <table:table-cell table:formula="of:=ABS([.E21]-[.F20])" office:value-type="float" office:value="0.47999999999999" calcext:value-type="float">
            <text:p>0.48</text:p>
          </table:table-cell>
          <table:table-cell table:formula="of:=MAX([.AR21:.AT21])" office:value-type="float" office:value="4.52" calcext:value-type="float">
            <text:p>4.52</text:p>
          </table:table-cell>
          <table:table-cell table:formula="of:=AVERAGE([.AU12:.AU21])" office:value-type="float" office:value="3.805" calcext:value-type="float">
            <text:p>3.805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/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F22]-[.F21]" office:value-type="float" office:value="1.72" calcext:value-type="float">
            <text:p>1.72</text:p>
          </table:table-cell>
          <table:table-cell table:formula="of:=([.F22]*(2/(12 +1))+[.I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H22]&lt;0;-[.H22];0)" office:value-type="float" office:value="0" calcext:value-type="float">
            <text:p>0</text:p>
          </table:table-cell>
          <table:table-cell table:formula="of:=IF([.H22]&gt;0;[.H22];0)" office:value-type="float" office:value="1.72" calcext:value-type="float">
            <text:p>1.72</text:p>
          </table:table-cell>
          <table:table-cell table:formula="of:=(([.P21]*13)+[.O22])/14" office:value-type="float" office:value="1.18970116788832" calcext:value-type="float">
            <text:p>1.1897011679</text:p>
          </table:table-cell>
          <table:table-cell table:formula="of:=(([.Q21]*13)+[.N22])/14" office:value-type="float" office:value="0.427128996774455" calcext:value-type="float">
            <text:p>0.4271289968</text:p>
          </table:table-cell>
          <table:table-cell table:formula="of:=[.P22]/[.Q22]" office:value-type="float" office:value="2.7853439519971" calcext:value-type="float">
            <text:p>2.785343952</text:p>
          </table:table-cell>
          <table:table-cell table:formula="of:=IF([.Q22]=0;100;100-(100/(1+[.R22])))" office:value-type="float" office:value="73.5823213773636" calcext:value-type="float">
            <text:p>73.5823213774</text:p>
          </table:table-cell>
          <table:table-cell table:formula="of:=MAX([.D9:.D22])" office:value-type="float" office:value="110.89" calcext:value-type="float">
            <text:p>110.89</text:p>
          </table:table-cell>
          <table:table-cell table:formula="of:=MIN([.E9:.E22])" office:value-type="float" office:value="98.39" calcext:value-type="float">
            <text:p>98.39</text:p>
          </table:table-cell>
          <table:table-cell table:formula="of:=([.T22]-[.F22])/([.T22]-[.U22])*-100" office:value-type="float" office:value="-4.96000000000004" calcext:value-type="float">
            <text:p>-4.96</text:p>
          </table:table-cell>
          <table:table-cell table:formula="of:=([.F22]-[.U22])/([.T22]-[.U22])*100" office:value-type="float" office:value="95.04" calcext:value-type="float">
            <text:p>95.04</text:p>
          </table:table-cell>
          <table:table-cell table:formula="of:=([.D22]+[.E22]+[.F22])/3" office:value-type="float" office:value="108.46" calcext:value-type="float">
            <text:p>108.46</text:p>
          </table:table-cell>
          <table:table-cell table:formula="of:=AVERAGE([.X3:.X22])" office:value-type="float" office:value="103.797" calcext:value-type="float">
            <text:p>103.797</text:p>
          </table:table-cell>
          <table:table-cell table:formula="of:=(ABS([.Y22]-[.X22])+ABS([.Y22]-[.X21])+ABS([.Y22]-[.X20])+ABS([.Y22]-[.X19])+ABS([.Y22]-[.X18])+ABS([.Y22]-[.X17])+ABS([.Y22]-[.X16])+ABS([.Y22]-[.X15])+ABS([.Y22]-[.X14])+ABS([.Y22]-[.X13])+ABS([.Y22]-[.X12])+ABS([.Y22]-[.X11])+ABS([.Y22]-[.X10])+ABS([.Y22]-[.X9])+ABS([.Y22]-[.X8])+ABS([.Y22]-[.X7])+ABS([.Y22]-[.X6])+ABS([.Y22]-[.X5])+ABS([.Y22]-[.X4])+ABS([.Y22]-[.X3]))/20" office:value-type="float" office:value="2.29563333333333" calcext:value-type="float">
            <text:p>2.2956333333</text:p>
          </table:table-cell>
          <table:table-cell table:style-name="ce4" table:formula="of:=([.X22]-[.Y22])/(0.015*[.Z22])" office:value-type="float" office:value="135.41651541332" calcext:value-type="float">
            <text:p>135.4165154133</text:p>
          </table:table-cell>
          <table:table-cell table:formula="of:=([.F22]-[.F10])/[.F10]*100" office:value-type="float" office:value="3.39428035630566" calcext:value-type="float">
            <text:p>3.3942803563</text:p>
          </table:table-cell>
          <table:table-cell table:formula="of:=AVERAGE([.F18:.F22])" office:value-type="float" office:value="106.868" calcext:value-type="float">
            <text:p>106.868</text:p>
          </table:table-cell>
          <table:table-cell table:formula="of:=(5*[.F22]+4*[.F21]+3*[.F20]+2*[.F19]+[.F18])/15" office:value-type="float" office:value="107.876666666667" calcext:value-type="float">
            <text:p>107.8766666667</text:p>
          </table:table-cell>
          <table:table-cell table:formula="of:=(([.F22]-[.E22])-([.D22]-[.F22]))/([.D22]-[.E22])" office:value-type="float" office:value="0.880064829821717" calcext:value-type="float">
            <text:p>0.8800648298</text:p>
          </table:table-cell>
          <table:table-cell table:formula="of:=[.AE22]*[.G22]" office:value-type="float" office:value="22557808.5170178" calcext:value-type="float">
            <text:p>22557808.5170178</text:p>
          </table:table-cell>
          <table:table-cell table:formula="of:=[.AF22] + [.AG21]" office:value-type="float" office:value="37018762.7560358" calcext:value-type="float">
            <text:p>37018762.7560358</text:p>
          </table:table-cell>
          <table:table-cell table:formula="of:=IF([.F22] &gt; [.F21]; [.AH21] + [.G22]; IF([.F22] &lt; [.F21]; [.AH21] - [.G22]; [.AH21]))" office:value-type="float" office:value="99272977" calcext:value-type="float">
            <text:p>99272977</text:p>
          </table:table-cell>
          <table:table-cell table:formula="of:=AVERAGE([.F13:.F22])" office:value-type="float" office:value="105.57" calcext:value-type="float">
            <text:p>105.57</text:p>
          </table:table-cell>
          <table:table-cell table:formula="of:=[.F22]/[.AD22]" office:value-type="float" office:value="1.02218582949665" calcext:value-type="float">
            <text:p>1.0221858295</text:p>
          </table:table-cell>
          <table:table-cell table:formula="of:=[.F22]/[.AC22]" office:value-type="float" office:value="1.03183366395928" calcext:value-type="float">
            <text:p>1.031833664</text:p>
          </table:table-cell>
          <table:table-cell table:formula="of:=[.F22]/[.AI22]" office:value-type="float" office:value="1.04452022354836" calcext:value-type="float">
            <text:p>1.0445202235</text:p>
          </table:table-cell>
          <table:table-cell table:formula="of:=AVERAGE([.F3]; [.F22])" office:value-type="float" office:value="104.45" calcext:value-type="float">
            <text:p>104.45</text:p>
          </table:table-cell>
          <table:table-cell table:style-name="ce4" table:formula="of:=STDEVPA([.F3:.F22])" office:value-type="float" office:value="2.98011476289085" calcext:value-type="float">
            <text:p>2.9801147629</text:p>
          </table:table-cell>
          <table:table-cell table:formula="of:=[.AM22] + 2*[.AN22]" office:value-type="float" office:value="110.410229525782" calcext:value-type="float">
            <text:p>110.4102295258</text:p>
          </table:table-cell>
          <table:table-cell table:formula="of:=[.AM22] - 2*[.AN22]" office:value-type="float" office:value="98.4897704742183" calcext:value-type="float">
            <text:p>98.4897704742</text:p>
          </table:table-cell>
          <table:table-cell table:formula="of:=[.F22]-[.F17]" office:value-type="float" office:value="5.14" calcext:value-type="float">
            <text:p>5.14</text:p>
          </table:table-cell>
          <table:table-cell table:formula="of:=[.D22]-[.E22]" office:value-type="float" office:value="6.17" calcext:value-type="float">
            <text:p>6.17</text:p>
          </table:table-cell>
          <table:table-cell table:formula="of:=ABS([.D22]-[.F21])" office:value-type="float" office:value="2.09" calcext:value-type="float">
            <text:p>2.09</text:p>
          </table:table-cell>
          <table:table-cell table:formula="of:=ABS([.E22]-[.F21])" office:value-type="float" office:value="4.08" calcext:value-type="float">
            <text:p>4.08</text:p>
          </table:table-cell>
          <table:table-cell table:formula="of:=MAX([.AR22:.AT22])" office:value-type="float" office:value="6.17" calcext:value-type="float">
            <text:p>6.17</text:p>
          </table:table-cell>
          <table:table-cell table:formula="of:=AVERAGE([.AU13:.AU22])" office:value-type="float" office:value="4.157" calcext:value-type="float">
            <text:p>4.157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/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F23]-[.F22]" office:value-type="float" office:value="1.31" calcext:value-type="float">
            <text:p>1.31</text:p>
          </table:table-cell>
          <table:table-cell table:formula="of:=([.F23]*(2/(12 +1))+[.I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H23]&lt;0;-[.H23];0)" office:value-type="float" office:value="0" calcext:value-type="float">
            <text:p>0</text:p>
          </table:table-cell>
          <table:table-cell table:formula="of:=IF([.H23]&gt;0;[.H23];0)" office:value-type="float" office:value="1.31" calcext:value-type="float">
            <text:p>1.31</text:p>
          </table:table-cell>
          <table:table-cell table:formula="of:=(([.P22]*13)+[.O23])/14" office:value-type="float" office:value="1.19829394161058" calcext:value-type="float">
            <text:p>1.1982939416</text:p>
          </table:table-cell>
          <table:table-cell table:formula="of:=(([.Q22]*13)+[.N23])/14" office:value-type="float" office:value="0.396619782719137" calcext:value-type="float">
            <text:p>0.3966197827</text:p>
          </table:table-cell>
          <table:table-cell table:formula="of:=[.P23]/[.Q23]" office:value-type="float" office:value="3.02126619452854" calcext:value-type="float">
            <text:p>3.0212661945</text:p>
          </table:table-cell>
          <table:table-cell table:formula="of:=IF([.Q23]=0;100;100-(100/(1+[.R23])))" office:value-type="float" office:value="75.1322108105991" calcext:value-type="float">
            <text:p>75.1322108106</text:p>
          </table:table-cell>
          <table:table-cell table:formula="of:=MAX([.D10:.D23])" office:value-type="float" office:value="112.91" calcext:value-type="float">
            <text:p>112.91</text:p>
          </table:table-cell>
          <table:table-cell table:formula="of:=MIN([.E10:.E23])" office:value-type="float" office:value="98.39" calcext:value-type="float">
            <text:p>98.39</text:p>
          </table:table-cell>
          <table:table-cell table:formula="of:=([.T23]-[.F23])/([.T23]-[.U23])*-100" office:value-type="float" office:value="-9.15977961432506" calcext:value-type="float">
            <text:p>-9.1597796143</text:p>
          </table:table-cell>
          <table:table-cell table:formula="of:=([.F23]-[.U23])/([.T23]-[.U23])*100" office:value-type="float" office:value="90.8402203856749" calcext:value-type="float">
            <text:p>90.8402203857</text:p>
          </table:table-cell>
          <table:table-cell table:formula="of:=([.D23]+[.E23]+[.F23])/3" office:value-type="float" office:value="111.68" calcext:value-type="float">
            <text:p>111.68</text:p>
          </table:table-cell>
          <table:table-cell table:formula="of:=AVERAGE([.X4:.X23])" office:value-type="float" office:value="104.500833333333" calcext:value-type="float">
            <text:p>104.5008333333</text:p>
          </table:table-cell>
          <table:table-cell table:formula="of:=(ABS([.Y23]-[.X23])+ABS([.Y23]-[.X22])+ABS([.Y23]-[.X21])+ABS([.Y23]-[.X20])+ABS([.Y23]-[.X19])+ABS([.Y23]-[.X18])+ABS([.Y23]-[.X17])+ABS([.Y23]-[.X16])+ABS([.Y23]-[.X15])+ABS([.Y23]-[.X14])+ABS([.Y23]-[.X13])+ABS([.Y23]-[.X12])+ABS([.Y23]-[.X11])+ABS([.Y23]-[.X10])+ABS([.Y23]-[.X9])+ABS([.Y23]-[.X8])+ABS([.Y23]-[.X7])+ABS([.Y23]-[.X6])+ABS([.Y23]-[.X5])+ABS([.Y23]-[.X4]))/20" office:value-type="float" office:value="2.23933333333333" calcext:value-type="float">
            <text:p>2.2393333333</text:p>
          </table:table-cell>
          <table:table-cell table:style-name="ce4" table:formula="of:=([.X23]-[.Y23])/(0.015*[.Z23])" office:value-type="float" office:value="213.729284509278" calcext:value-type="float">
            <text:p>213.7292845093</text:p>
          </table:table-cell>
          <table:table-cell table:formula="of:=([.F23]-[.F11])/[.F11]*100" office:value-type="float" office:value="4.92759074666165" calcext:value-type="float">
            <text:p>4.9275907467</text:p>
          </table:table-cell>
          <table:table-cell table:formula="of:=AVERAGE([.F19:.F23])" office:value-type="float" office:value="108.222" calcext:value-type="float">
            <text:p>108.222</text:p>
          </table:table-cell>
          <table:table-cell table:formula="of:=(5*[.F23]+4*[.F22]+3*[.F21]+2*[.F20]+[.F19])/15" office:value-type="float" office:value="109.447333333333" calcext:value-type="float">
            <text:p>109.4473333333</text:p>
          </table:table-cell>
          <table:table-cell table:formula="of:=(([.F23]-[.E23])-([.D23]-[.F23]))/([.D23]-[.E23])" office:value-type="float" office:value="-0.127118644067795" calcext:value-type="float">
            <text:p>-0.1271186441</text:p>
          </table:table-cell>
          <table:table-cell table:formula="of:=[.AE23]*[.G23]" office:value-type="float" office:value="-3666269.87288132" calcext:value-type="float">
            <text:p>-3666269.87288132</text:p>
          </table:table-cell>
          <table:table-cell table:formula="of:=[.AF23] + [.AG22]" office:value-type="float" office:value="33352492.8831545" calcext:value-type="float">
            <text:p>33352492.8831545</text:p>
          </table:table-cell>
          <table:table-cell table:formula="of:=IF([.F23] &gt; [.F22]; [.AH22] + [.G23]; IF([.F23] &lt; [.F22]; [.AH22] - [.G23]; [.AH22]))" office:value-type="float" office:value="128114300" calcext:value-type="float">
            <text:p>128114300</text:p>
          </table:table-cell>
          <table:table-cell table:formula="of:=AVERAGE([.F14:.F23])" office:value-type="float" office:value="106.272" calcext:value-type="float">
            <text:p>106.272</text:p>
          </table:table-cell>
          <table:table-cell table:formula="of:=[.F23]/[.AD23]" office:value-type="float" office:value="1.01948578007078" calcext:value-type="float">
            <text:p>1.0194857801</text:p>
          </table:table-cell>
          <table:table-cell table:formula="of:=[.F23]/[.AC23]" office:value-type="float" office:value="1.03102881114746" calcext:value-type="float">
            <text:p>1.0310288111</text:p>
          </table:table-cell>
          <table:table-cell table:formula="of:=[.F23]/[.AI23]" office:value-type="float" office:value="1.04994730502861" calcext:value-type="float">
            <text:p>1.049947305</text:p>
          </table:table-cell>
          <table:table-cell table:formula="of:=AVERAGE([.F4]; [.F23])" office:value-type="float" office:value="104.9" calcext:value-type="float">
            <text:p>104.9</text:p>
          </table:table-cell>
          <table:table-cell table:style-name="ce4" table:formula="of:=STDEVPA([.F4:.F23])" office:value-type="float" office:value="3.13992559625224" calcext:value-type="float">
            <text:p>3.1399255963</text:p>
          </table:table-cell>
          <table:table-cell table:formula="of:=[.AM23] + 2*[.AN23]" office:value-type="float" office:value="111.179851192504" calcext:value-type="float">
            <text:p>111.1798511925</text:p>
          </table:table-cell>
          <table:table-cell table:formula="of:=[.AM23] - 2*[.AN23]" office:value-type="float" office:value="98.6201488074955" calcext:value-type="float">
            <text:p>98.6201488075</text:p>
          </table:table-cell>
          <table:table-cell table:formula="of:=[.F23]-[.F18]" office:value-type="float" office:value="6.77" calcext:value-type="float">
            <text:p>6.77</text:p>
          </table:table-cell>
          <table:table-cell table:formula="of:=[.D23]-[.E23]" office:value-type="float" office:value="2.36" calcext:value-type="float">
            <text:p>2.36</text:p>
          </table:table-cell>
          <table:table-cell table:formula="of:=ABS([.D23]-[.F22])" office:value-type="float" office:value="2.64" calcext:value-type="float">
            <text:p>2.64</text:p>
          </table:table-cell>
          <table:table-cell table:formula="of:=ABS([.E23]-[.F22])" office:value-type="float" office:value="0.280000000000001" calcext:value-type="float">
            <text:p>0.28</text:p>
          </table:table-cell>
          <table:table-cell table:formula="of:=MAX([.AR23:.AT23])" office:value-type="float" office:value="2.64" calcext:value-type="float">
            <text:p>2.64</text:p>
          </table:table-cell>
          <table:table-cell table:formula="of:=AVERAGE([.AU14:.AU23])" office:value-type="float" office:value="4.032" calcext:value-type="float">
            <text:p>4.032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/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F24]-[.F23]" office:value-type="float" office:value="-1.66" calcext:value-type="float">
            <text:p>-1.66</text:p>
          </table:table-cell>
          <table:table-cell table:formula="of:=([.F24]*(2/(12 +1))+[.I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H24]&lt;0;-[.H24];0)" office:value-type="float" office:value="1.66" calcext:value-type="float">
            <text:p>1.66</text:p>
          </table:table-cell>
          <table:table-cell table:formula="of:=IF([.H24]&gt;0;[.H24];0)" office:value-type="float" office:value="0" calcext:value-type="float">
            <text:p>0</text:p>
          </table:table-cell>
          <table:table-cell table:formula="of:=(([.P23]*13)+[.O24])/14" office:value-type="float" office:value="1.11270151720983" calcext:value-type="float">
            <text:p>1.1127015172</text:p>
          </table:table-cell>
          <table:table-cell table:formula="of:=(([.Q23]*13)+[.N24])/14" office:value-type="float" office:value="0.486861226810627" calcext:value-type="float">
            <text:p>0.4868612268</text:p>
          </table:table-cell>
          <table:table-cell table:formula="of:=[.P24]/[.Q24]" office:value-type="float" office:value="2.28545929709583" calcext:value-type="float">
            <text:p>2.2854592971</text:p>
          </table:table-cell>
          <table:table-cell table:formula="of:=IF([.Q24]=0;100;100-(100/(1+[.R24])))" office:value-type="float" office:value="69.5628553096382" calcext:value-type="float">
            <text:p>69.5628553096</text:p>
          </table:table-cell>
          <table:table-cell table:formula="of:=MAX([.D11:.D24])" office:value-type="float" office:value="112.91" calcext:value-type="float">
            <text:p>112.91</text:p>
          </table:table-cell>
          <table:table-cell table:formula="of:=MIN([.E11:.E24])" office:value-type="float" office:value="98.39" calcext:value-type="float">
            <text:p>98.39</text:p>
          </table:table-cell>
          <table:table-cell table:formula="of:=([.T24]-[.F24])/([.T24]-[.U24])*-100" office:value-type="float" office:value="-20.5922865013774" calcext:value-type="float">
            <text:p>-20.5922865014</text:p>
          </table:table-cell>
          <table:table-cell table:formula="of:=([.F24]-[.U24])/([.T24]-[.U24])*100" office:value-type="float" office:value="79.4077134986226" calcext:value-type="float">
            <text:p>79.4077134986</text:p>
          </table:table-cell>
          <table:table-cell table:formula="of:=([.D24]+[.E24]+[.F24])/3" office:value-type="float" office:value="110.12" calcext:value-type="float">
            <text:p>110.12</text:p>
          </table:table-cell>
          <table:table-cell table:formula="of:=AVERAGE([.X5:.X24])" office:value-type="float" office:value="105.095333333333" calcext:value-type="float">
            <text:p>105.0953333333</text:p>
          </table:table-cell>
          <table:table-cell table:formula="of:=(ABS([.Y24]-[.X24])+ABS([.Y24]-[.X23])+ABS([.Y24]-[.X22])+ABS([.Y24]-[.X21])+ABS([.Y24]-[.X20])+ABS([.Y24]-[.X19])+ABS([.Y24]-[.X18])+ABS([.Y24]-[.X17])+ABS([.Y24]-[.X16])+ABS([.Y24]-[.X15])+ABS([.Y24]-[.X14])+ABS([.Y24]-[.X13])+ABS([.Y24]-[.X12])+ABS([.Y24]-[.X11])+ABS([.Y24]-[.X10])+ABS([.Y24]-[.X9])+ABS([.Y24]-[.X8])+ABS([.Y24]-[.X7])+ABS([.Y24]-[.X6])+ABS([.Y24]-[.X5]))/20" office:value-type="float" office:value="2.11213333333333" calcext:value-type="float">
            <text:p>2.1121333333</text:p>
          </table:table-cell>
          <table:table-cell table:style-name="ce4" table:formula="of:=([.X24]-[.Y24])/(0.015*[.Z24])" office:value-type="float" office:value="158.596889926983" calcext:value-type="float">
            <text:p>158.596889927</text:p>
          </table:table-cell>
          <table:table-cell table:formula="of:=([.F24]-[.F12])/[.F12]*100" office:value-type="float" office:value="5.13629842180775" calcext:value-type="float">
            <text:p>5.1362984218</text:p>
          </table:table-cell>
          <table:table-cell table:formula="of:=AVERAGE([.F20:.F24])" office:value-type="float" office:value="109.338" calcext:value-type="float">
            <text:p>109.338</text:p>
          </table:table-cell>
          <table:table-cell table:formula="of:=(5*[.F24]+4*[.F23]+3*[.F22]+2*[.F21]+[.F20])/15" office:value-type="float" office:value="110.013333333333" calcext:value-type="float">
            <text:p>110.0133333333</text:p>
          </table:table-cell>
          <table:table-cell table:formula="of:=(([.F24]-[.E24])-([.D24]-[.F24]))/([.D24]-[.E24])" office:value-type="float" office:value="-0.140845070422534" calcext:value-type="float">
            <text:p>-0.1408450704</text:p>
          </table:table-cell>
          <table:table-cell table:formula="of:=[.AE24]*[.G24]" office:value-type="float" office:value="-1783515.91549295" calcext:value-type="float">
            <text:p>-1783515.91549295</text:p>
          </table:table-cell>
          <table:table-cell table:formula="of:=[.AF24] + [.AG23]" office:value-type="float" office:value="31568976.9676616" calcext:value-type="float">
            <text:p>31568976.9676616</text:p>
          </table:table-cell>
          <table:table-cell table:formula="of:=IF([.F24] &gt; [.F23]; [.AH23] + [.G24]; IF([.F24] &lt; [.F23]; [.AH23] - [.G24]; [.AH23]))" office:value-type="float" office:value="115451337" calcext:value-type="float">
            <text:p>115451337</text:p>
          </table:table-cell>
          <table:table-cell table:formula="of:=AVERAGE([.F15:.F24])" office:value-type="float" office:value="106.836" calcext:value-type="float">
            <text:p>106.836</text:p>
          </table:table-cell>
          <table:table-cell table:formula="of:=[.F24]/[.AD24]" office:value-type="float" office:value="0.999151617985699" calcext:value-type="float">
            <text:p>0.999151618</text:p>
          </table:table-cell>
          <table:table-cell table:formula="of:=[.F24]/[.AC24]" office:value-type="float" office:value="1.0053229435329" calcext:value-type="float">
            <text:p>1.0053229435</text:p>
          </table:table-cell>
          <table:table-cell table:formula="of:=[.F24]/[.AI24]" office:value-type="float" office:value="1.02886667415478" calcext:value-type="float">
            <text:p>1.0288666742</text:p>
          </table:table-cell>
          <table:table-cell table:formula="of:=AVERAGE([.F5]; [.F24])" office:value-type="float" office:value="104.895" calcext:value-type="float">
            <text:p>104.895</text:p>
          </table:table-cell>
          <table:table-cell table:style-name="ce4" table:formula="of:=STDEVPA([.F5:.F24])" office:value-type="float" office:value="2.96830132398987" calcext:value-type="float">
            <text:p>2.968301324</text:p>
          </table:table-cell>
          <table:table-cell table:formula="of:=[.AM24] + 2*[.AN24]" office:value-type="float" office:value="110.83160264798" calcext:value-type="float">
            <text:p>110.831602648</text:p>
          </table:table-cell>
          <table:table-cell table:formula="of:=[.AM24] - 2*[.AN24]" office:value-type="float" office:value="98.9583973520203" calcext:value-type="float">
            <text:p>98.958397352</text:p>
          </table:table-cell>
          <table:table-cell table:formula="of:=[.F24]-[.F19]" office:value-type="float" office:value="5.58" calcext:value-type="float">
            <text:p>5.58</text:p>
          </table:table-cell>
          <table:table-cell table:formula="of:=[.D24]-[.E24]" office:value-type="float" office:value="4.25999999999999" calcext:value-type="float">
            <text:p>4.26</text:p>
          </table:table-cell>
          <table:table-cell table:formula="of:=ABS([.D24]-[.F23])" office:value-type="float" office:value="0.769999999999996" calcext:value-type="float">
            <text:p>0.77</text:p>
          </table:table-cell>
          <table:table-cell table:formula="of:=ABS([.E24]-[.F23])" office:value-type="float" office:value="3.48999999999999" calcext:value-type="float">
            <text:p>3.49</text:p>
          </table:table-cell>
          <table:table-cell table:formula="of:=MAX([.AR24:.AT24])" office:value-type="float" office:value="4.25999999999999" calcext:value-type="float">
            <text:p>4.26</text:p>
          </table:table-cell>
          <table:table-cell table:formula="of:=AVERAGE([.AU15:.AU24])" office:value-type="float" office:value="4.238" calcext:value-type="float">
            <text:p>4.238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/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F25]-[.F24]" office:value-type="float" office:value="-0.799999999999997" calcext:value-type="float">
            <text:p>-0.8</text:p>
          </table:table-cell>
          <table:table-cell table:formula="of:=([.F25]*(2/(12 +1))+[.I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H25]&lt;0;-[.H25];0)" office:value-type="float" office:value="0.799999999999997" calcext:value-type="float">
            <text:p>0.8</text:p>
          </table:table-cell>
          <table:table-cell table:formula="of:=IF([.H25]&gt;0;[.H25];0)" office:value-type="float" office:value="0" calcext:value-type="float">
            <text:p>0</text:p>
          </table:table-cell>
          <table:table-cell table:formula="of:=(([.P24]*13)+[.O25])/14" office:value-type="float" office:value="1.03322283740912" calcext:value-type="float">
            <text:p>1.0332228374</text:p>
          </table:table-cell>
          <table:table-cell table:formula="of:=(([.Q24]*13)+[.N25])/14" office:value-type="float" office:value="0.509228282038439" calcext:value-type="float">
            <text:p>0.509228282</text:p>
          </table:table-cell>
          <table:table-cell table:formula="of:=[.P25]/[.Q25]" office:value-type="float" office:value="2.02899735512163" calcext:value-type="float">
            <text:p>2.0289973551</text:p>
          </table:table-cell>
          <table:table-cell table:formula="of:=IF([.Q25]=0;100;100-(100/(1+[.R25])))" office:value-type="float" office:value="66.9857750681382" calcext:value-type="float">
            <text:p>66.9857750681</text:p>
          </table:table-cell>
          <table:table-cell table:formula="of:=MAX([.D12:.D25])" office:value-type="float" office:value="112.91" calcext:value-type="float">
            <text:p>112.91</text:p>
          </table:table-cell>
          <table:table-cell table:formula="of:=MIN([.E12:.E25])" office:value-type="float" office:value="98.39" calcext:value-type="float">
            <text:p>98.39</text:p>
          </table:table-cell>
          <table:table-cell table:formula="of:=([.T25]-[.F25])/([.T25]-[.U25])*-100" office:value-type="float" office:value="-26.1019283746556" calcext:value-type="float">
            <text:p>-26.1019283747</text:p>
          </table:table-cell>
          <table:table-cell table:formula="of:=([.F25]-[.U25])/([.T25]-[.U25])*100" office:value-type="float" office:value="73.8980716253444" calcext:value-type="float">
            <text:p>73.8980716253</text:p>
          </table:table-cell>
          <table:table-cell table:formula="of:=([.D25]+[.E25]+[.F25])/3" office:value-type="float" office:value="109.366666666667" calcext:value-type="float">
            <text:p>109.3666666667</text:p>
          </table:table-cell>
          <table:table-cell table:formula="of:=AVERAGE([.X6:.X25])" office:value-type="float" office:value="105.602166666667" calcext:value-type="float">
            <text:p>105.6021666667</text:p>
          </table:table-cell>
          <table:table-cell table:formula="of:=(ABS([.Y25]-[.X25])+ABS([.Y25]-[.X24])+ABS([.Y25]-[.X23])+ABS([.Y25]-[.X22])+ABS([.Y25]-[.X21])+ABS([.Y25]-[.X20])+ABS([.Y25]-[.X19])+ABS([.Y25]-[.X18])+ABS([.Y25]-[.X17])+ABS([.Y25]-[.X16])+ABS([.Y25]-[.X15])+ABS([.Y25]-[.X14])+ABS([.Y25]-[.X13])+ABS([.Y25]-[.X12])+ABS([.Y25]-[.X11])+ABS([.Y25]-[.X10])+ABS([.Y25]-[.X9])+ABS([.Y25]-[.X8])+ABS([.Y25]-[.X7])+ABS([.Y25]-[.X6]))/20" office:value-type="float" office:value="2.09681666666667" calcext:value-type="float">
            <text:p>2.0968166667</text:p>
          </table:table-cell>
          <table:table-cell table:style-name="ce4" table:formula="of:=([.X25]-[.Y25])/(0.015*[.Z25])" office:value-type="float" office:value="119.689370394805" calcext:value-type="float">
            <text:p>119.6893703948</text:p>
          </table:table-cell>
          <table:table-cell table:formula="of:=([.F25]-[.F13])/[.F13]*100" office:value-type="float" office:value="4.36113236419281" calcext:value-type="float">
            <text:p>4.3611323642</text:p>
          </table:table-cell>
          <table:table-cell table:formula="of:=AVERAGE([.F21:.F25])" office:value-type="float" office:value="109.888" calcext:value-type="float">
            <text:p>109.888</text:p>
          </table:table-cell>
          <table:table-cell table:formula="of:=(5*[.F25]+4*[.F24]+3*[.F23]+2*[.F22]+[.F21])/15" office:value-type="float" office:value="109.940666666667" calcext:value-type="float">
            <text:p>109.9406666667</text:p>
          </table:table-cell>
          <table:table-cell table:formula="of:=(([.F25]-[.E25])-([.D25]-[.F25]))/([.D25]-[.E25])" office:value-type="float" office:value="-0.270072992700728" calcext:value-type="float">
            <text:p>-0.2700729927</text:p>
          </table:table-cell>
          <table:table-cell table:formula="of:=[.AE25]*[.G25]" office:value-type="float" office:value="-995120.941605834" calcext:value-type="float">
            <text:p>-995120.941605834</text:p>
          </table:table-cell>
          <table:table-cell table:formula="of:=[.AF25] + [.AG24]" office:value-type="float" office:value="30573856.0260557" calcext:value-type="float">
            <text:p>30573856.0260557</text:p>
          </table:table-cell>
          <table:table-cell table:formula="of:=IF([.F25] &gt; [.F24]; [.AH24] + [.G25]; IF([.F25] &lt; [.F24]; [.AH24] - [.G25]; [.AH24]))" office:value-type="float" office:value="111766700" calcext:value-type="float">
            <text:p>111766700</text:p>
          </table:table-cell>
          <table:table-cell table:formula="of:=AVERAGE([.F16:.F25])" office:value-type="float" office:value="107.183" calcext:value-type="float">
            <text:p>107.183</text:p>
          </table:table-cell>
          <table:table-cell table:formula="of:=[.F25]/[.AD25]" office:value-type="float" office:value="0.992535367561897" calcext:value-type="float">
            <text:p>0.9925353676</text:p>
          </table:table-cell>
          <table:table-cell table:formula="of:=[.F25]/[.AC25]" office:value-type="float" office:value="0.993011065812464" calcext:value-type="float">
            <text:p>0.9930110658</text:p>
          </table:table-cell>
          <table:table-cell table:formula="of:=[.F25]/[.AI25]" office:value-type="float" office:value="1.01807189572973" calcext:value-type="float">
            <text:p>1.0180718957</text:p>
          </table:table-cell>
          <table:table-cell table:formula="of:=AVERAGE([.F6]; [.F25])" office:value-type="float" office:value="105.62" calcext:value-type="float">
            <text:p>105.62</text:p>
          </table:table-cell>
          <table:table-cell table:style-name="ce4" table:formula="of:=STDEVPA([.F6:.F25])" office:value-type="float" office:value="2.80903346366682" calcext:value-type="float">
            <text:p>2.8090334637</text:p>
          </table:table-cell>
          <table:table-cell table:formula="of:=[.AM25] + 2*[.AN25]" office:value-type="float" office:value="111.238066927334" calcext:value-type="float">
            <text:p>111.2380669273</text:p>
          </table:table-cell>
          <table:table-cell table:formula="of:=[.AM25] - 2*[.AN25]" office:value-type="float" office:value="100.001933072666" calcext:value-type="float">
            <text:p>100.0019330727</text:p>
          </table:table-cell>
          <table:table-cell table:formula="of:=[.F25]-[.F20]" office:value-type="float" office:value="2.75" calcext:value-type="float">
            <text:p>2.75</text:p>
          </table:table-cell>
          <table:table-cell table:formula="of:=[.D25]-[.E25]" office:value-type="float" office:value="2.73999999999999" calcext:value-type="float">
            <text:p>2.74</text:p>
          </table:table-cell>
          <table:table-cell table:formula="of:=ABS([.D25]-[.F24])" office:value-type="float" office:value="0.939999999999998" calcext:value-type="float">
            <text:p>0.94</text:p>
          </table:table-cell>
          <table:table-cell table:formula="of:=ABS([.E25]-[.F24])" office:value-type="float" office:value="1.8" calcext:value-type="float">
            <text:p>1.8</text:p>
          </table:table-cell>
          <table:table-cell table:formula="of:=MAX([.AR25:.AT25])" office:value-type="float" office:value="2.73999999999999" calcext:value-type="float">
            <text:p>2.74</text:p>
          </table:table-cell>
          <table:table-cell table:formula="of:=AVERAGE([.AU16:.AU25])" office:value-type="float" office:value="4.112" calcext:value-type="float">
            <text:p>4.112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/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F26]-[.F25]" office:value-type="float" office:value="-1.63000000000001" calcext:value-type="float">
            <text:p>-1.63</text:p>
          </table:table-cell>
          <table:table-cell table:formula="of:=([.F26]*(2/(12 +1))+[.I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H26]&lt;0;-[.H26];0)" office:value-type="float" office:value="1.63000000000001" calcext:value-type="float">
            <text:p>1.63</text:p>
          </table:table-cell>
          <table:table-cell table:formula="of:=IF([.H26]&gt;0;[.H26];0)" office:value-type="float" office:value="0" calcext:value-type="float">
            <text:p>0</text:p>
          </table:table-cell>
          <table:table-cell table:formula="of:=(([.P25]*13)+[.O26])/14" office:value-type="float" office:value="0.959421206165616" calcext:value-type="float">
            <text:p>0.9594212062</text:p>
          </table:table-cell>
          <table:table-cell table:formula="of:=(([.Q25]*13)+[.N26])/14" office:value-type="float" office:value="0.58928340474998" calcext:value-type="float">
            <text:p>0.5892834047</text:p>
          </table:table-cell>
          <table:table-cell table:formula="of:=[.P26]/[.Q26]" office:value-type="float" office:value="1.62811509442163" calcext:value-type="float">
            <text:p>1.6281150944</text:p>
          </table:table-cell>
          <table:table-cell table:formula="of:=IF([.Q26]=0;100;100-(100/(1+[.R26])))" office:value-type="float" office:value="61.9499160397285" calcext:value-type="float">
            <text:p>61.9499160397</text:p>
          </table:table-cell>
          <table:table-cell table:formula="of:=MAX([.D13:.D26])" office:value-type="float" office:value="112.91" calcext:value-type="float">
            <text:p>112.91</text:p>
          </table:table-cell>
          <table:table-cell table:formula="of:=MIN([.E13:.E26])" office:value-type="float" office:value="98.39" calcext:value-type="float">
            <text:p>98.39</text:p>
          </table:table-cell>
          <table:table-cell table:formula="of:=([.T26]-[.F26])/([.T26]-[.U26])*-100" office:value-type="float" office:value="-37.3278236914601" calcext:value-type="float">
            <text:p>-37.3278236915</text:p>
          </table:table-cell>
          <table:table-cell table:formula="of:=([.F26]-[.U26])/([.T26]-[.U26])*100" office:value-type="float" office:value="62.6721763085399" calcext:value-type="float">
            <text:p>62.6721763085</text:p>
          </table:table-cell>
          <table:table-cell table:formula="of:=([.D26]+[.E26]+[.F26])/3" office:value-type="float" office:value="107.996666666667" calcext:value-type="float">
            <text:p>107.9966666667</text:p>
          </table:table-cell>
          <table:table-cell table:formula="of:=AVERAGE([.X7:.X26])" office:value-type="float" office:value="105.9155" calcext:value-type="float">
            <text:p>105.9155</text:p>
          </table:table-cell>
          <table:table-cell table:formula="of:=(ABS([.Y26]-[.X26])+ABS([.Y26]-[.X25])+ABS([.Y26]-[.X24])+ABS([.Y26]-[.X23])+ABS([.Y26]-[.X22])+ABS([.Y26]-[.X21])+ABS([.Y26]-[.X20])+ABS([.Y26]-[.X19])+ABS([.Y26]-[.X18])+ABS([.Y26]-[.X17])+ABS([.Y26]-[.X16])+ABS([.Y26]-[.X15])+ABS([.Y26]-[.X14])+ABS([.Y26]-[.X13])+ABS([.Y26]-[.X12])+ABS([.Y26]-[.X11])+ABS([.Y26]-[.X10])+ABS([.Y26]-[.X9])+ABS([.Y26]-[.X8])+ABS([.Y26]-[.X7]))/20" office:value-type="float" office:value="2.10081666666666" calcext:value-type="float">
            <text:p>2.1008166667</text:p>
          </table:table-cell>
          <table:table-cell table:style-name="ce4" table:formula="of:=([.X26]-[.Y26])/(0.015*[.Z26])" office:value-type="float" office:value="66.0430996411452" calcext:value-type="float">
            <text:p>66.0430996411</text:p>
          </table:table-cell>
          <table:table-cell table:formula="of:=([.F26]-[.F14])/[.F14]*100" office:value-type="float" office:value="3.07825086306098" calcext:value-type="float">
            <text:p>3.0782508631</text:p>
          </table:table-cell>
          <table:table-cell table:formula="of:=AVERAGE([.F22:.F26])" office:value-type="float" office:value="109.676" calcext:value-type="float">
            <text:p>109.676</text:p>
          </table:table-cell>
          <table:table-cell table:formula="of:=(5*[.F26]+4*[.F25]+3*[.F24]+2*[.F23]+[.F22])/15" office:value-type="float" office:value="109.141333333333" calcext:value-type="float">
            <text:p>109.1413333333</text:p>
          </table:table-cell>
          <table:table-cell table:formula="of:=(([.F26]-[.E26])-([.D26]-[.F26]))/([.D26]-[.E26])" office:value-type="float" office:value="-0.503311258278147" calcext:value-type="float">
            <text:p>-0.5033112583</text:p>
          </table:table-cell>
          <table:table-cell table:formula="of:=[.AE26]*[.G26]" office:value-type="float" office:value="-3438916.45033114" calcext:value-type="float">
            <text:p>-3438916.45033114</text:p>
          </table:table-cell>
          <table:table-cell table:formula="of:=[.AF26] + [.AG25]" office:value-type="float" office:value="27134939.5757246" calcext:value-type="float">
            <text:p>27134939.5757246</text:p>
          </table:table-cell>
          <table:table-cell table:formula="of:=IF([.F26] &gt; [.F25]; [.AH25] + [.G26]; IF([.F26] &lt; [.F25]; [.AH25] - [.G26]; [.AH25]))" office:value-type="float" office:value="104934116" calcext:value-type="float">
            <text:p>104934116</text:p>
          </table:table-cell>
          <table:table-cell table:formula="of:=AVERAGE([.F17:.F26])" office:value-type="float" office:value="107.758" calcext:value-type="float">
            <text:p>107.758</text:p>
          </table:table-cell>
          <table:table-cell table:formula="of:=[.F26]/[.AD26]" office:value-type="float" office:value="0.984869771305707" calcext:value-type="float">
            <text:p>0.9848697713</text:p>
          </table:table-cell>
          <table:table-cell table:formula="of:=[.F26]/[.AC26]" office:value-type="float" office:value="0.980068565593202" calcext:value-type="float">
            <text:p>0.9800685656</text:p>
          </table:table-cell>
          <table:table-cell table:formula="of:=[.F26]/[.AI26]" office:value-type="float" office:value="0.997512945674567" calcext:value-type="float">
            <text:p>0.9975129457</text:p>
          </table:table-cell>
          <table:table-cell table:formula="of:=AVERAGE([.F7]; [.F26])" office:value-type="float" office:value="104.87" calcext:value-type="float">
            <text:p>104.87</text:p>
          </table:table-cell>
          <table:table-cell table:style-name="ce4" table:formula="of:=STDEVPA([.F7:.F26])" office:value-type="float" office:value="2.70678494712823" calcext:value-type="float">
            <text:p>2.7067849471</text:p>
          </table:table-cell>
          <table:table-cell table:formula="of:=[.AM26] + 2*[.AN26]" office:value-type="float" office:value="110.283569894256" calcext:value-type="float">
            <text:p>110.2835698943</text:p>
          </table:table-cell>
          <table:table-cell table:formula="of:=[.AM26] - 2*[.AN26]" office:value-type="float" office:value="99.4564301057435" calcext:value-type="float">
            <text:p>99.4564301057</text:p>
          </table:table-cell>
          <table:table-cell table:formula="of:=[.F26]-[.F21]" office:value-type="float" office:value="-1.06" calcext:value-type="float">
            <text:p>-1.06</text:p>
          </table:table-cell>
          <table:table-cell table:formula="of:=[.D26]-[.E26]" office:value-type="float" office:value="3.02000000000001" calcext:value-type="float">
            <text:p>3.02</text:p>
          </table:table-cell>
          <table:table-cell table:formula="of:=ABS([.D26]-[.F25])" office:value-type="float" office:value="0.640000000000001" calcext:value-type="float">
            <text:p>0.64</text:p>
          </table:table-cell>
          <table:table-cell table:formula="of:=ABS([.E26]-[.F25])" office:value-type="float" office:value="2.38000000000001" calcext:value-type="float">
            <text:p>2.38</text:p>
          </table:table-cell>
          <table:table-cell table:formula="of:=MAX([.AR26:.AT26])" office:value-type="float" office:value="3.02000000000001" calcext:value-type="float">
            <text:p>3.02</text:p>
          </table:table-cell>
          <table:table-cell table:formula="of:=AVERAGE([.AU17:.AU26])" office:value-type="float" office:value="3.805" calcext:value-type="float">
            <text:p>3.805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/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F27]-[.F26]" office:value-type="float" office:value="-1.08" calcext:value-type="float">
            <text:p>-1.08</text:p>
          </table:table-cell>
          <table:table-cell table:formula="of:=([.F27]*(2/(12 +1))+[.I26]*(1-(2/(12+1))))" office:value-type="float" office:value="107.206107912803" calcext:value-type="float">
            <text:p>107.2061079128</text:p>
          </table:table-cell>
          <table:table-cell table:formula="of:=AVERAGE([.F2:.F27])" office:value-type="float" office:value="104.668846153846" calcext:value-type="float">
            <text:p>104.6688461538</text:p>
          </table:table-cell>
          <table:table-cell table:formula="of:=([.I27]) - ([.J27])" office:value-type="float" office:value="2.53726175895706" calcext:value-type="float">
            <text:p>2.537261759</text:p>
          </table:table-cell>
          <table:table-cell table:number-columns-repeated="2"/>
          <table:table-cell table:formula="of:=IF([.H27]&lt;0;-[.H27];0)" office:value-type="float" office:value="1.08" calcext:value-type="float">
            <text:p>1.08</text:p>
          </table:table-cell>
          <table:table-cell table:formula="of:=IF([.H27]&gt;0;[.H27];0)" office:value-type="float" office:value="0" calcext:value-type="float">
            <text:p>0</text:p>
          </table:table-cell>
          <table:table-cell table:formula="of:=(([.P26]*13)+[.O27])/14" office:value-type="float" office:value="0.890891120010929" calcext:value-type="float">
            <text:p>0.89089112</text:p>
          </table:table-cell>
          <table:table-cell table:formula="of:=(([.Q26]*13)+[.N27])/14" office:value-type="float" office:value="0.624334590124981" calcext:value-type="float">
            <text:p>0.6243345901</text:p>
          </table:table-cell>
          <table:table-cell table:formula="of:=[.P27]/[.Q27]" office:value-type="float" office:value="1.42694499728517" calcext:value-type="float">
            <text:p>1.4269449973</text:p>
          </table:table-cell>
          <table:table-cell table:formula="of:=IF([.Q27]=0;100;100-(100/(1+[.R27])))" office:value-type="float" office:value="58.7959347608363" calcext:value-type="float">
            <text:p>58.7959347608</text:p>
          </table:table-cell>
          <table:table-cell table:formula="of:=MAX([.D14:.D27])" office:value-type="float" office:value="112.91" calcext:value-type="float">
            <text:p>112.91</text:p>
          </table:table-cell>
          <table:table-cell table:formula="of:=MIN([.E14:.E27])" office:value-type="float" office:value="98.39" calcext:value-type="float">
            <text:p>98.39</text:p>
          </table:table-cell>
          <table:table-cell table:formula="of:=([.T27]-[.F27])/([.T27]-[.U27])*-100" office:value-type="float" office:value="-44.7658402203857" calcext:value-type="float">
            <text:p>-44.7658402204</text:p>
          </table:table-cell>
          <table:table-cell table:formula="of:=([.F27]-[.U27])/([.T27]-[.U27])*100" office:value-type="float" office:value="55.2341597796143" calcext:value-type="float">
            <text:p>55.2341597796</text:p>
          </table:table-cell>
          <table:table-cell table:formula="of:=([.D27]+[.E27]+[.F27])/3" office:value-type="float" office:value="106.81" calcext:value-type="float">
            <text:p>106.81</text:p>
          </table:table-cell>
          <table:table-cell table:formula="of:=AVERAGE([.X8:.X27])" office:value-type="float" office:value="106.133666666667" calcext:value-type="float">
            <text:p>106.1336666667</text:p>
          </table:table-cell>
          <table:table-cell table:formula="of:=(ABS([.Y27]-[.X27])+ABS([.Y27]-[.X26])+ABS([.Y27]-[.X25])+ABS([.Y27]-[.X24])+ABS([.Y27]-[.X23])+ABS([.Y27]-[.X22])+ABS([.Y27]-[.X21])+ABS([.Y27]-[.X20])+ABS([.Y27]-[.X19])+ABS([.Y27]-[.X18])+ABS([.Y27]-[.X17])+ABS([.Y27]-[.X16])+ABS([.Y27]-[.X15])+ABS([.Y27]-[.X14])+ABS([.Y27]-[.X13])+ABS([.Y27]-[.X12])+ABS([.Y27]-[.X11])+ABS([.Y27]-[.X10])+ABS([.Y27]-[.X9])+ABS([.Y27]-[.X8]))/20" office:value-type="float" office:value="2.0261" calcext:value-type="float">
            <text:p>2.0261</text:p>
          </table:table-cell>
          <table:table-cell table:style-name="ce4" table:formula="of:=([.X27]-[.Y27])/(0.015*[.Z27])" office:value-type="float" office:value="22.2540293612792" calcext:value-type="float">
            <text:p>22.2540293613</text:p>
          </table:table-cell>
          <table:table-cell table:formula="of:=([.F27]-[.F15])/[.F15]*100" office:value-type="float" office:value="0.719356365357303" calcext:value-type="float">
            <text:p>0.7193563654</text:p>
          </table:table-cell>
          <table:table-cell table:formula="of:=AVERAGE([.F23:.F27])" office:value-type="float" office:value="108.904" calcext:value-type="float">
            <text:p>108.904</text:p>
          </table:table-cell>
          <table:table-cell table:formula="of:=(5*[.F27]+4*[.F26]+3*[.F25]+2*[.F24]+[.F23])/15" office:value-type="float" office:value="108.052666666667" calcext:value-type="float">
            <text:p>108.0526666667</text:p>
          </table:table-cell>
          <table:table-cell table:formula="of:=(([.F27]-[.E27])-([.D27]-[.F27]))/([.D27]-[.E27])" office:value-type="float" office:value="-0.512820512820519" calcext:value-type="float">
            <text:p>-0.5128205128</text:p>
          </table:table-cell>
          <table:table-cell table:formula="of:=[.AE27]*[.G27]" office:value-type="float" office:value="-2858347.17948722" calcext:value-type="float">
            <text:p>-2858347.17948722</text:p>
          </table:table-cell>
          <table:table-cell table:formula="of:=[.AF27] + [.AG26]" office:value-type="float" office:value="24276592.3962374" calcext:value-type="float">
            <text:p>24276592.3962374</text:p>
          </table:table-cell>
          <table:table-cell table:formula="of:=IF([.F27] &gt; [.F26]; [.AH26] + [.G27]; IF([.F27] &lt; [.F26]; [.AH26] - [.G27]; [.AH26]))" office:value-type="float" office:value="99360339" calcext:value-type="float">
            <text:p>99360339</text:p>
          </table:table-cell>
          <table:table-cell table:formula="of:=AVERAGE([.F18:.F27])" office:value-type="float" office:value="107.886" calcext:value-type="float">
            <text:p>107.886</text:p>
          </table:table-cell>
          <table:table-cell table:formula="of:=[.F27]/[.AD27]" office:value-type="float" office:value="0.98479753700356" calcext:value-type="float">
            <text:p>0.984797537</text:p>
          </table:table-cell>
          <table:table-cell table:formula="of:=[.F27]/[.AC27]" office:value-type="float" office:value="0.977099096451921" calcext:value-type="float">
            <text:p>0.9770990965</text:p>
          </table:table-cell>
          <table:table-cell table:formula="of:=[.F27]/[.AI27]" office:value-type="float" office:value="0.986318892163951" calcext:value-type="float">
            <text:p>0.9863188922</text:p>
          </table:table-cell>
          <table:table-cell table:formula="of:=AVERAGE([.F8]; [.F27])" office:value-type="float" office:value="105.17" calcext:value-type="float">
            <text:p>105.17</text:p>
          </table:table-cell>
          <table:table-cell table:style-name="ce4" table:formula="of:=STDEVPA([.F8:.F27])" office:value-type="float" office:value="2.56769716867079" calcext:value-type="float">
            <text:p>2.5676971687</text:p>
          </table:table-cell>
          <table:table-cell table:formula="of:=[.AM27] + 2*[.AN27]" office:value-type="float" office:value="110.305394337342" calcext:value-type="float">
            <text:p>110.3053943373</text:p>
          </table:table-cell>
          <table:table-cell table:formula="of:=[.AM27] - 2*[.AN27]" office:value-type="float" office:value="100.034605662658" calcext:value-type="float">
            <text:p>100.0346056627</text:p>
          </table:table-cell>
          <table:table-cell table:formula="of:=[.F27]-[.F22]" office:value-type="float" office:value="-3.86" calcext:value-type="float">
            <text:p>-3.86</text:p>
          </table:table-cell>
          <table:table-cell table:formula="of:=[.D27]-[.E27]" office:value-type="float" office:value="2.34" calcext:value-type="float">
            <text:p>2.34</text:p>
          </table:table-cell>
          <table:table-cell table:formula="of:=ABS([.D27]-[.F26])" office:value-type="float" office:value="0.690000000000012" calcext:value-type="float">
            <text:p>0.69</text:p>
          </table:table-cell>
          <table:table-cell table:formula="of:=ABS([.E27]-[.F26])" office:value-type="float" office:value="1.64999999999999" calcext:value-type="float">
            <text:p>1.65</text:p>
          </table:table-cell>
          <table:table-cell table:formula="of:=MAX([.AR27:.AT27])" office:value-type="float" office:value="2.34" calcext:value-type="float">
            <text:p>2.34</text:p>
          </table:table-cell>
          <table:table-cell table:formula="of:=AVERAGE([.AU18:.AU27])" office:value-type="float" office:value="3.333" calcext:value-type="float">
            <text:p>3.333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/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F28]-[.F27]" office:value-type="float" office:value="-1.36" calcext:value-type="float">
            <text:p>-1.36</text:p>
          </table:table-cell>
          <table:table-cell table:formula="of:=([.F28]*(2/(12 +1))+[.I27]*(1-(2/(12+1))))" office:value-type="float" office:value="106.874399003141" calcext:value-type="float">
            <text:p>106.8743990031</text:p>
          </table:table-cell>
          <table:table-cell table:formula="of:=([.F28]*(2/(26 +1))+[.J27]*(1-(2/(26+1))))" office:value-type="float" office:value="104.69707977208" calcext:value-type="float">
            <text:p>104.6970797721</text:p>
          </table:table-cell>
          <table:table-cell table:formula="of:=([.I28]) - ([.J28])" office:value-type="float" office:value="2.1773192310614" calcext:value-type="float">
            <text:p>2.1773192311</text:p>
          </table:table-cell>
          <table:table-cell table:number-columns-repeated="2"/>
          <table:table-cell table:formula="of:=IF([.H28]&lt;0;-[.H28];0)" office:value-type="float" office:value="1.36" calcext:value-type="float">
            <text:p>1.36</text:p>
          </table:table-cell>
          <table:table-cell table:formula="of:=IF([.H28]&gt;0;[.H28];0)" office:value-type="float" office:value="0" calcext:value-type="float">
            <text:p>0</text:p>
          </table:table-cell>
          <table:table-cell table:formula="of:=(([.P27]*13)+[.O28])/14" office:value-type="float" office:value="0.827256040010148" calcext:value-type="float">
            <text:p>0.82725604</text:p>
          </table:table-cell>
          <table:table-cell table:formula="of:=(([.Q27]*13)+[.N28])/14" office:value-type="float" office:value="0.676882119401768" calcext:value-type="float">
            <text:p>0.6768821194</text:p>
          </table:table-cell>
          <table:table-cell table:formula="of:=[.P28]/[.Q28]" office:value-type="float" office:value="1.22215673349635" calcext:value-type="float">
            <text:p>1.2221567335</text:p>
          </table:table-cell>
          <table:table-cell table:formula="of:=IF([.Q28]=0;100;100-(100/(1+[.R28])))" office:value-type="float" office:value="54.9986738142184" calcext:value-type="float">
            <text:p>54.9986738142</text:p>
          </table:table-cell>
          <table:table-cell table:formula="of:=MAX([.D15:.D28])" office:value-type="float" office:value="112.91" calcext:value-type="float">
            <text:p>112.91</text:p>
          </table:table-cell>
          <table:table-cell table:formula="of:=MIN([.E15:.E28])" office:value-type="float" office:value="98.39" calcext:value-type="float">
            <text:p>98.39</text:p>
          </table:table-cell>
          <table:table-cell table:formula="of:=([.T28]-[.F28])/([.T28]-[.U28])*-100" office:value-type="float" office:value="-54.1322314049587" calcext:value-type="float">
            <text:p>-54.132231405</text:p>
          </table:table-cell>
          <table:table-cell table:formula="of:=([.F28]-[.U28])/([.T28]-[.U28])*100" office:value-type="float" office:value="45.8677685950413" calcext:value-type="float">
            <text:p>45.867768595</text:p>
          </table:table-cell>
          <table:table-cell table:formula="of:=([.D28]+[.E28]+[.F28])/3" office:value-type="float" office:value="105.503333333333" calcext:value-type="float">
            <text:p>105.5033333333</text:p>
          </table:table-cell>
          <table:table-cell table:formula="of:=AVERAGE([.X9:.X28])" office:value-type="float" office:value="106.232333333333" calcext:value-type="float">
            <text:p>106.2323333333</text:p>
          </table:table-cell>
          <table:table-cell table:formula="of:=(ABS([.Y28]-[.X28])+ABS([.Y28]-[.X27])+ABS([.Y28]-[.X26])+ABS([.Y28]-[.X25])+ABS([.Y28]-[.X24])+ABS([.Y28]-[.X23])+ABS([.Y28]-[.X22])+ABS([.Y28]-[.X21])+ABS([.Y28]-[.X20])+ABS([.Y28]-[.X19])+ABS([.Y28]-[.X18])+ABS([.Y28]-[.X17])+ABS([.Y28]-[.X16])+ABS([.Y28]-[.X15])+ABS([.Y28]-[.X14])+ABS([.Y28]-[.X13])+ABS([.Y28]-[.X12])+ABS([.Y28]-[.X11])+ABS([.Y28]-[.X10])+ABS([.Y28]-[.X9]))/20" office:value-type="float" office:value="1.95703333333334" calcext:value-type="float">
            <text:p>1.9570333333</text:p>
          </table:table-cell>
          <table:table-cell table:style-name="ce4" table:formula="of:=([.X28]-[.Y28])/(0.015*[.Z28])" office:value-type="float" office:value="-24.833506497931" calcext:value-type="float">
            <text:p>-24.8335064979</text:p>
          </table:table-cell>
          <table:table-cell table:formula="of:=([.F28]-[.F16])/[.F16]*100" office:value-type="float" office:value="3.25339099665815" calcext:value-type="float">
            <text:p>3.2533909967</text:p>
          </table:table-cell>
          <table:table-cell table:formula="of:=AVERAGE([.F24:.F28])" office:value-type="float" office:value="107.598" calcext:value-type="float">
            <text:p>107.598</text:p>
          </table:table-cell>
          <table:table-cell table:formula="of:=(5*[.F28]+4*[.F27]+3*[.F26]+2*[.F25]+[.F24])/15" office:value-type="float" office:value="106.768" calcext:value-type="float">
            <text:p>106.768</text:p>
          </table:table-cell>
          <table:table-cell table:formula="of:=(([.F28]-[.E28])-([.D28]-[.F28]))/([.D28]-[.E28])" office:value-type="float" office:value="-0.680000000000007" calcext:value-type="float">
            <text:p>-0.68</text:p>
          </table:table-cell>
          <table:table-cell table:formula="of:=[.AE28]*[.G28]" office:value-type="float" office:value="-3104155.12000003" calcext:value-type="float">
            <text:p>-3104155.12000003</text:p>
          </table:table-cell>
          <table:table-cell table:formula="of:=[.AF28] + [.AG27]" office:value-type="float" office:value="21172437.2762373" calcext:value-type="float">
            <text:p>21172437.2762373</text:p>
          </table:table-cell>
          <table:table-cell table:formula="of:=IF([.F28] &gt; [.F27]; [.AH27] + [.G28]; IF([.F28] &lt; [.F27]; [.AH27] - [.G28]; [.AH27]))" office:value-type="float" office:value="94795405" calcext:value-type="float">
            <text:p>94795405</text:p>
          </table:table-cell>
          <table:table-cell table:formula="of:=AVERAGE([.F19:.F28])" office:value-type="float" office:value="107.91" calcext:value-type="float">
            <text:p>107.91</text:p>
          </table:table-cell>
          <table:table-cell table:formula="of:=[.F28]/[.AD28]" office:value-type="float" office:value="0.983909036415405" calcext:value-type="float">
            <text:p>0.9839090364</text:p>
          </table:table-cell>
          <table:table-cell table:formula="of:=[.F28]/[.AC28]" office:value-type="float" office:value="0.976319262439822" calcext:value-type="float">
            <text:p>0.9763192624</text:p>
          </table:table-cell>
          <table:table-cell table:formula="of:=[.F28]/[.AI28]" office:value-type="float" office:value="0.973496432212028" calcext:value-type="float">
            <text:p>0.9734964322</text:p>
          </table:table-cell>
          <table:table-cell table:formula="of:=AVERAGE([.F9]; [.F28])" office:value-type="float" office:value="103.655" calcext:value-type="float">
            <text:p>103.655</text:p>
          </table:table-cell>
          <table:table-cell table:style-name="ce4" table:formula="of:=STDEVPA([.F9:.F28])" office:value-type="float" office:value="2.52956374697298" calcext:value-type="float">
            <text:p>2.529563747</text:p>
          </table:table-cell>
          <table:table-cell table:formula="of:=[.AM28] + 2*[.AN28]" office:value-type="float" office:value="108.714127493946" calcext:value-type="float">
            <text:p>108.7141274939</text:p>
          </table:table-cell>
          <table:table-cell table:formula="of:=[.AM28] - 2*[.AN28]" office:value-type="float" office:value="98.595872506054" calcext:value-type="float">
            <text:p>98.5958725061</text:p>
          </table:table-cell>
          <table:table-cell table:formula="of:=[.F28]-[.F23]" office:value-type="float" office:value="-6.53" calcext:value-type="float">
            <text:p>-6.53</text:p>
          </table:table-cell>
          <table:table-cell table:formula="of:=[.D28]-[.E28]" office:value-type="float" office:value="2" calcext:value-type="float">
            <text:p>2</text:p>
          </table:table-cell>
          <table:table-cell table:formula="of:=ABS([.D28]-[.F27])" office:value-type="float" office:value="0.320000000000007" calcext:value-type="float">
            <text:p>0.32</text:p>
          </table:table-cell>
          <table:table-cell table:formula="of:=ABS([.E28]-[.F27])" office:value-type="float" office:value="1.67999999999999" calcext:value-type="float">
            <text:p>1.68</text:p>
          </table:table-cell>
          <table:table-cell table:formula="of:=MAX([.AR28:.AT28])" office:value-type="float" office:value="2" calcext:value-type="float">
            <text:p>2</text:p>
          </table:table-cell>
          <table:table-cell table:formula="of:=AVERAGE([.AU19:.AU28])" office:value-type="float" office:value="3.273" calcext:value-type="float">
            <text:p>3.273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/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F29]-[.F28]" office:value-type="float" office:value="1.13000000000001" calcext:value-type="float">
            <text:p>1.13</text:p>
          </table:table-cell>
          <table:table-cell table:formula="of:=([.F29]*(2/(12 +1))+[.I28]*(1-(2/(12+1))))" office:value-type="float" office:value="106.767568387273" calcext:value-type="float">
            <text:p>106.7675683873</text:p>
          </table:table-cell>
          <table:table-cell table:formula="of:=([.F29]*(2/(26 +1))+[.J28]*(1-(2/(26+1))))" office:value-type="float" office:value="104.806925714889" calcext:value-type="float">
            <text:p>104.8069257149</text:p>
          </table:table-cell>
          <table:table-cell table:formula="of:=([.I29]) - ([.J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H29]&lt;0;-[.H29];0)" office:value-type="float" office:value="0" calcext:value-type="float">
            <text:p>0</text:p>
          </table:table-cell>
          <table:table-cell table:formula="of:=IF([.H29]&gt;0;[.H29];0)" office:value-type="float" office:value="1.13000000000001" calcext:value-type="float">
            <text:p>1.13</text:p>
          </table:table-cell>
          <table:table-cell table:formula="of:=(([.P28]*13)+[.O29])/14" office:value-type="float" office:value="0.848880608580853" calcext:value-type="float">
            <text:p>0.8488806086</text:p>
          </table:table-cell>
          <table:table-cell table:formula="of:=(([.Q28]*13)+[.N29])/14" office:value-type="float" office:value="0.628533396587356" calcext:value-type="float">
            <text:p>0.6285333966</text:p>
          </table:table-cell>
          <table:table-cell table:formula="of:=[.P29]/[.Q29]" office:value-type="float" office:value="1.35057359432272" calcext:value-type="float">
            <text:p>1.3505735943</text:p>
          </table:table-cell>
          <table:table-cell table:formula="of:=IF([.Q29]=0;100;100-(100/(1+[.R29])))" office:value-type="float" office:value="57.4571924735616" calcext:value-type="float">
            <text:p>57.4571924736</text:p>
          </table:table-cell>
          <table:table-cell table:formula="of:=MAX([.D16:.D29])" office:value-type="float" office:value="112.91" calcext:value-type="float">
            <text:p>112.91</text:p>
          </table:table-cell>
          <table:table-cell table:formula="of:=MIN([.E16:.E29])" office:value-type="float" office:value="98.39" calcext:value-type="float">
            <text:p>98.39</text:p>
          </table:table-cell>
          <table:table-cell table:formula="of:=([.T29]-[.F29])/([.T29]-[.U29])*-100" office:value-type="float" office:value="-46.3498622589531" calcext:value-type="float">
            <text:p>-46.349862259</text:p>
          </table:table-cell>
          <table:table-cell table:formula="of:=([.F29]-[.U29])/([.T29]-[.U29])*100" office:value-type="float" office:value="53.6501377410469" calcext:value-type="float">
            <text:p>53.650137741</text:p>
          </table:table-cell>
          <table:table-cell table:formula="of:=([.D29]+[.E29]+[.F29])/3" office:value-type="float" office:value="106.296666666667" calcext:value-type="float">
            <text:p>106.2966666667</text:p>
          </table:table-cell>
          <table:table-cell table:formula="of:=AVERAGE([.X10:.X29])" office:value-type="float" office:value="106.407833333333" calcext:value-type="float">
            <text:p>106.4078333333</text:p>
          </table:table-cell>
          <table:table-cell table:formula="of:=(ABS([.Y29]-[.X29])+ABS([.Y29]-[.X28])+ABS([.Y29]-[.X27])+ABS([.Y29]-[.X26])+ABS([.Y29]-[.X25])+ABS([.Y29]-[.X24])+ABS([.Y29]-[.X23])+ABS([.Y29]-[.X22])+ABS([.Y29]-[.X21])+ABS([.Y29]-[.X20])+ABS([.Y29]-[.X19])+ABS([.Y29]-[.X18])+ABS([.Y29]-[.X17])+ABS([.Y29]-[.X16])+ABS([.Y29]-[.X15])+ABS([.Y29]-[.X14])+ABS([.Y29]-[.X13])+ABS([.Y29]-[.X12])+ABS([.Y29]-[.X11])+ABS([.Y29]-[.X10]))/20" office:value-type="float" office:value="1.83418333333334" calcext:value-type="float">
            <text:p>1.8341833333</text:p>
          </table:table-cell>
          <table:table-cell table:style-name="ce4" table:formula="of:=([.X29]-[.Y29])/(0.015*[.Z29])" office:value-type="float" office:value="-4.04055089610004" calcext:value-type="float">
            <text:p>-4.0405508961</text:p>
          </table:table-cell>
          <table:table-cell table:formula="of:=([.F29]-[.F17])/[.F17]*100" office:value-type="float" office:value="0.99876343574623" calcext:value-type="float">
            <text:p>0.9987634357</text:p>
          </table:table-cell>
          <table:table-cell table:formula="of:=AVERAGE([.F25:.F29])" office:value-type="float" office:value="106.85" calcext:value-type="float">
            <text:p>106.85</text:p>
          </table:table-cell>
          <table:table-cell table:formula="of:=(5*[.F29]+4*[.F28]+3*[.F27]+2*[.F26]+[.F25])/15" office:value-type="float" office:value="106.295333333333" calcext:value-type="float">
            <text:p>106.2953333333</text:p>
          </table:table-cell>
          <table:table-cell table:formula="of:=(([.F29]-[.E29])-([.D29]-[.F29]))/([.D29]-[.E29])" office:value-type="float" office:value="-0.138339920948614" calcext:value-type="float">
            <text:p>-0.1383399209</text:p>
          </table:table-cell>
          <table:table-cell table:formula="of:=[.AE29]*[.G29]" office:value-type="float" office:value="-640764.782608685" calcext:value-type="float">
            <text:p>-640764.782608685</text:p>
          </table:table-cell>
          <table:table-cell table:formula="of:=[.AF29] + [.AG28]" office:value-type="float" office:value="20531672.4936287" calcext:value-type="float">
            <text:p>20531672.4936287</text:p>
          </table:table-cell>
          <table:table-cell table:formula="of:=IF([.F29] &gt; [.F28]; [.AH28] + [.G29]; IF([.F29] &lt; [.F28]; [.AH28] - [.G29]; [.AH28]))" office:value-type="float" office:value="99427219" calcext:value-type="float">
            <text:p>99427219</text:p>
          </table:table-cell>
          <table:table-cell table:formula="of:=AVERAGE([.F20:.F29])" office:value-type="float" office:value="108.094" calcext:value-type="float">
            <text:p>108.094</text:p>
          </table:table-cell>
          <table:table-cell table:formula="of:=[.F29]/[.AD29]" office:value-type="float" office:value="0.998914972748882" calcext:value-type="float">
            <text:p>0.9989149727</text:p>
          </table:table-cell>
          <table:table-cell table:formula="of:=[.F29]/[.AC29]" office:value-type="float" office:value="0.993729527374825" calcext:value-type="float">
            <text:p>0.9937295274</text:p>
          </table:table-cell>
          <table:table-cell table:formula="of:=[.F29]/[.AI29]" office:value-type="float" office:value="0.982293189261199" calcext:value-type="float">
            <text:p>0.9822931893</text:p>
          </table:table-cell>
          <table:table-cell table:formula="of:=AVERAGE([.F10]; [.F29])" office:value-type="float" office:value="106.415" calcext:value-type="float">
            <text:p>106.415</text:p>
          </table:table-cell>
          <table:table-cell table:style-name="ce4" table:formula="of:=STDEVPA([.F10:.F29])" office:value-type="float" office:value="2.35863196578016" calcext:value-type="float">
            <text:p>2.3586319658</text:p>
          </table:table-cell>
          <table:table-cell table:formula="of:=[.AM29] + 2*[.AN29]" office:value-type="float" office:value="111.13226393156" calcext:value-type="float">
            <text:p>111.1322639316</text:p>
          </table:table-cell>
          <table:table-cell table:formula="of:=[.AM29] - 2*[.AN29]" office:value-type="float" office:value="101.69773606844" calcext:value-type="float">
            <text:p>101.6977360684</text:p>
          </table:table-cell>
          <table:table-cell table:formula="of:=[.F29]-[.F24]" office:value-type="float" office:value="-3.73999999999999" calcext:value-type="float">
            <text:p>-3.74</text:p>
          </table:table-cell>
          <table:table-cell table:formula="of:=[.D29]-[.E29]" office:value-type="float" office:value="2.53" calcext:value-type="float">
            <text:p>2.53</text:p>
          </table:table-cell>
          <table:table-cell table:formula="of:=ABS([.D29]-[.F28])" office:value-type="float" office:value="2.57000000000001" calcext:value-type="float">
            <text:p>2.57</text:p>
          </table:table-cell>
          <table:table-cell table:formula="of:=ABS([.E29]-[.F28])" office:value-type="float" office:value="0.0400000000000063" calcext:value-type="float">
            <text:p>0.04</text:p>
          </table:table-cell>
          <table:table-cell table:formula="of:=MAX([.AR29:.AT29])" office:value-type="float" office:value="2.57000000000001" calcext:value-type="float">
            <text:p>2.57</text:p>
          </table:table-cell>
          <table:table-cell table:formula="of:=AVERAGE([.AU20:.AU29])" office:value-type="float" office:value="3.328" calcext:value-type="float">
            <text:p>3.328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/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F30]-[.F29]" office:value-type="float" office:value="-1.94000000000001" calcext:value-type="float">
            <text:p>-1.94</text:p>
          </table:table-cell>
          <table:table-cell table:formula="of:=([.F30]*(2/(12 +1))+[.I29]*(1-(2/(12+1))))" office:value-type="float" office:value="106.378711712308" calcext:value-type="float">
            <text:p>106.3787117123</text:p>
          </table:table-cell>
          <table:table-cell table:formula="of:=([.F30]*(2/(26 +1))+[.J29]*(1-(2/(26+1))))" office:value-type="float" office:value="104.764931217489" calcext:value-type="float">
            <text:p>104.7649312175</text:p>
          </table:table-cell>
          <table:table-cell table:formula="of:=([.I30]) - ([.J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H30]&lt;0;-[.H30];0)" office:value-type="float" office:value="1.94000000000001" calcext:value-type="float">
            <text:p>1.94</text:p>
          </table:table-cell>
          <table:table-cell table:formula="of:=IF([.H30]&gt;0;[.H30];0)" office:value-type="float" office:value="0" calcext:value-type="float">
            <text:p>0</text:p>
          </table:table-cell>
          <table:table-cell table:formula="of:=(([.P29]*13)+[.O30])/14" office:value-type="float" office:value="0.788246279396506" calcext:value-type="float">
            <text:p>0.7882462794</text:p>
          </table:table-cell>
          <table:table-cell table:formula="of:=(([.Q29]*13)+[.N30])/14" office:value-type="float" office:value="0.722209582545403" calcext:value-type="float">
            <text:p>0.7222095825</text:p>
          </table:table-cell>
          <table:table-cell table:formula="of:=[.P30]/[.Q30]" office:value-type="float" office:value="1.09143702665694" calcext:value-type="float">
            <text:p>1.0914370267</text:p>
          </table:table-cell>
          <table:table-cell table:formula="of:=IF([.Q30]=0;100;100-(100/(1+[.R30])))" office:value-type="float" office:value="52.1859856522455" calcext:value-type="float">
            <text:p>52.1859856522</text:p>
          </table:table-cell>
          <table:table-cell table:formula="of:=MAX([.D17:.D30])" office:value-type="float" office:value="112.91" calcext:value-type="float">
            <text:p>112.91</text:p>
          </table:table-cell>
          <table:table-cell table:formula="of:=MIN([.E17:.E30])" office:value-type="float" office:value="98.39" calcext:value-type="float">
            <text:p>98.39</text:p>
          </table:table-cell>
          <table:table-cell table:formula="of:=([.T30]-[.F30])/([.T30]-[.U30])*-100" office:value-type="float" office:value="-59.7107438016529" calcext:value-type="float">
            <text:p>-59.7107438017</text:p>
          </table:table-cell>
          <table:table-cell table:formula="of:=([.F30]-[.U30])/([.T30]-[.U30])*100" office:value-type="float" office:value="40.2892561983471" calcext:value-type="float">
            <text:p>40.2892561983</text:p>
          </table:table-cell>
          <table:table-cell table:formula="of:=([.D30]+[.E30]+[.F30])/3" office:value-type="float" office:value="104.443333333333" calcext:value-type="float">
            <text:p>104.4433333333</text:p>
          </table:table-cell>
          <table:table-cell table:formula="of:=AVERAGE([.X11:.X30])" office:value-type="float" office:value="106.363166666667" calcext:value-type="float">
            <text:p>106.3631666667</text:p>
          </table:table-cell>
          <table:table-cell table:formula="of:=(ABS([.Y30]-[.X30])+ABS([.Y30]-[.X29])+ABS([.Y30]-[.X28])+ABS([.Y30]-[.X27])+ABS([.Y30]-[.X26])+ABS([.Y30]-[.X25])+ABS([.Y30]-[.X24])+ABS([.Y30]-[.X23])+ABS([.Y30]-[.X22])+ABS([.Y30]-[.X21])+ABS([.Y30]-[.X20])+ABS([.Y30]-[.X19])+ABS([.Y30]-[.X18])+ABS([.Y30]-[.X17])+ABS([.Y30]-[.X16])+ABS([.Y30]-[.X15])+ABS([.Y30]-[.X14])+ABS([.Y30]-[.X13])+ABS([.Y30]-[.X12])+ABS([.Y30]-[.X11]))/20" office:value-type="float" office:value="1.86545" calcext:value-type="float">
            <text:p>1.86545</text:p>
          </table:table-cell>
          <table:table-cell table:style-name="ce4" table:formula="of:=([.X30]-[.Y30])/(0.015*[.Z30])" office:value-type="float" office:value="-68.6101953356507" calcext:value-type="float">
            <text:p>-68.6101953357</text:p>
          </table:table-cell>
          <table:table-cell table:formula="of:=([.F30]-[.F18])/[.F18]*100" office:value-type="float" office:value="-0.54384123652324" calcext:value-type="float">
            <text:p>-0.5438412365</text:p>
          </table:table-cell>
          <table:table-cell table:formula="of:=AVERAGE([.F26:.F30])" office:value-type="float" office:value="105.874" calcext:value-type="float">
            <text:p>105.874</text:p>
          </table:table-cell>
          <table:table-cell table:formula="of:=(5*[.F30]+4*[.F29]+3*[.F28]+2*[.F27]+[.F26])/15" office:value-type="float" office:value="105.425333333333" calcext:value-type="float">
            <text:p>105.4253333333</text:p>
          </table:table-cell>
          <table:table-cell table:formula="of:=(([.F30]-[.E30])-([.D30]-[.F30]))/([.D30]-[.E30])" office:value-type="float" office:value="-0.16804407713499" calcext:value-type="float">
            <text:p>-0.1680440771</text:p>
          </table:table-cell>
          <table:table-cell table:formula="of:=[.AE30]*[.G30]" office:value-type="float" office:value="-657975.575757591" calcext:value-type="float">
            <text:p>-657975.575757591</text:p>
          </table:table-cell>
          <table:table-cell table:formula="of:=[.AF30] + [.AG29]" office:value-type="float" office:value="19873696.9178711" calcext:value-type="float">
            <text:p>19873696.9178711</text:p>
          </table:table-cell>
          <table:table-cell table:formula="of:=IF([.F30] &gt; [.F29]; [.AH29] + [.G30]; IF([.F30] &lt; [.F29]; [.AH29] - [.G30]; [.AH29]))" office:value-type="float" office:value="95511725" calcext:value-type="float">
            <text:p>95511725</text:p>
          </table:table-cell>
          <table:table-cell table:formula="of:=AVERAGE([.F21:.F30])" office:value-type="float" office:value="107.881" calcext:value-type="float">
            <text:p>107.881</text:p>
          </table:table-cell>
          <table:table-cell table:formula="of:=[.F30]/[.AD30]" office:value-type="float" office:value="0.988756655579304" calcext:value-type="float">
            <text:p>0.9887566556</text:p>
          </table:table-cell>
          <table:table-cell table:formula="of:=[.F30]/[.AC30]" office:value-type="float" office:value="0.984566560250864" calcext:value-type="float">
            <text:p>0.9845665603</text:p>
          </table:table-cell>
          <table:table-cell table:formula="of:=[.F30]/[.AI30]" office:value-type="float" office:value="0.966249849371066" calcext:value-type="float">
            <text:p>0.9662498494</text:p>
          </table:table-cell>
          <table:table-cell table:formula="of:=AVERAGE([.F11]; [.F30])" office:value-type="float" office:value="105.29" calcext:value-type="float">
            <text:p>105.29</text:p>
          </table:table-cell>
          <table:table-cell table:style-name="ce4" table:formula="of:=STDEVPA([.F11:.F30])" office:value-type="float" office:value="2.40638920376567" calcext:value-type="float">
            <text:p>2.4063892038</text:p>
          </table:table-cell>
          <table:table-cell table:formula="of:=[.AM30] + 2*[.AN30]" office:value-type="float" office:value="110.102778407531" calcext:value-type="float">
            <text:p>110.1027784075</text:p>
          </table:table-cell>
          <table:table-cell table:formula="of:=[.AM30] - 2*[.AN30]" office:value-type="float" office:value="100.477221592469" calcext:value-type="float">
            <text:p>100.4772215925</text:p>
          </table:table-cell>
          <table:table-cell table:formula="of:=[.F30]-[.F25]" office:value-type="float" office:value="-4.88000000000001" calcext:value-type="float">
            <text:p>-4.88</text:p>
          </table:table-cell>
          <table:table-cell table:formula="of:=[.D30]-[.E30]" office:value-type="float" office:value="3.63" calcext:value-type="float">
            <text:p>3.63</text:p>
          </table:table-cell>
          <table:table-cell table:formula="of:=ABS([.D30]-[.F29])" office:value-type="float" office:value="0.179999999999993" calcext:value-type="float">
            <text:p>0.18</text:p>
          </table:table-cell>
          <table:table-cell table:formula="of:=ABS([.E30]-[.F29])" office:value-type="float" office:value="3.45" calcext:value-type="float">
            <text:p>3.45</text:p>
          </table:table-cell>
          <table:table-cell table:formula="of:=MAX([.AR30:.AT30])" office:value-type="float" office:value="3.63" calcext:value-type="float">
            <text:p>3.63</text:p>
          </table:table-cell>
          <table:table-cell table:formula="of:=AVERAGE([.AU21:.AU30])" office:value-type="float" office:value="3.389" calcext:value-type="float">
            <text:p>3.389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/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F31]-[.F30]" office:value-type="float" office:value="-1.61999999999999" calcext:value-type="float">
            <text:p>-1.62</text:p>
          </table:table-cell>
          <table:table-cell table:formula="of:=([.F31]*(2/(12 +1))+[.I30]*(1-(2/(12+1))))" office:value-type="float" office:value="105.800448371953" calcext:value-type="float">
            <text:p>105.800448372</text:p>
          </table:table-cell>
          <table:table-cell table:formula="of:=([.F31]*(2/(26 +1))+[.J30]*(1-(2/(26+1))))" office:value-type="float" office:value="104.606047423601" calcext:value-type="float">
            <text:p>104.6060474236</text:p>
          </table:table-cell>
          <table:table-cell table:formula="of:=([.I31]) - ([.J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H31]&lt;0;-[.H31];0)" office:value-type="float" office:value="1.61999999999999" calcext:value-type="float">
            <text:p>1.62</text:p>
          </table:table-cell>
          <table:table-cell table:formula="of:=IF([.H31]&gt;0;[.H31];0)" office:value-type="float" office:value="0" calcext:value-type="float">
            <text:p>0</text:p>
          </table:table-cell>
          <table:table-cell table:formula="of:=(([.P30]*13)+[.O31])/14" office:value-type="float" office:value="0.731942973725327" calcext:value-type="float">
            <text:p>0.7319429737</text:p>
          </table:table-cell>
          <table:table-cell table:formula="of:=(([.Q30]*13)+[.N31])/14" office:value-type="float" office:value="0.786337469506445" calcext:value-type="float">
            <text:p>0.7863374695</text:p>
          </table:table-cell>
          <table:table-cell table:formula="of:=[.P31]/[.Q31]" office:value-type="float" office:value="0.930825506998593" calcext:value-type="float">
            <text:p>0.930825507</text:p>
          </table:table-cell>
          <table:table-cell table:formula="of:=IF([.Q31]=0;100;100-(100/(1+[.R31])))" office:value-type="float" office:value="48.2086808789641" calcext:value-type="float">
            <text:p>48.208680879</text:p>
          </table:table-cell>
          <table:table-cell table:formula="of:=MAX([.D18:.D31])" office:value-type="float" office:value="112.91" calcext:value-type="float">
            <text:p>112.91</text:p>
          </table:table-cell>
          <table:table-cell table:formula="of:=MIN([.E18:.E31])" office:value-type="float" office:value="102.02" calcext:value-type="float">
            <text:p>102.02</text:p>
          </table:table-cell>
          <table:table-cell table:formula="of:=([.T31]-[.F31])/([.T31]-[.U31])*-100" office:value-type="float" office:value="-94.4903581267217" calcext:value-type="float">
            <text:p>-94.4903581267</text:p>
          </table:table-cell>
          <table:table-cell table:formula="of:=([.F31]-[.U31])/([.T31]-[.U31])*100" office:value-type="float" office:value="5.50964187327832" calcext:value-type="float">
            <text:p>5.5096418733</text:p>
          </table:table-cell>
          <table:table-cell table:formula="of:=([.D31]+[.E31]+[.F31])/3" office:value-type="float" office:value="103.6" calcext:value-type="float">
            <text:p>103.6</text:p>
          </table:table-cell>
          <table:table-cell table:formula="of:=AVERAGE([.X12:.X31])" office:value-type="float" office:value="106.265333333333" calcext:value-type="float">
            <text:p>106.2653333333</text:p>
          </table:table-cell>
          <table:table-cell table:formula="of:=(ABS([.Y31]-[.X31])+ABS([.Y31]-[.X30])+ABS([.Y31]-[.X29])+ABS([.Y31]-[.X28])+ABS([.Y31]-[.X27])+ABS([.Y31]-[.X26])+ABS([.Y31]-[.X25])+ABS([.Y31]-[.X24])+ABS([.Y31]-[.X23])+ABS([.Y31]-[.X22])+ABS([.Y31]-[.X21])+ABS([.Y31]-[.X20])+ABS([.Y31]-[.X19])+ABS([.Y31]-[.X18])+ABS([.Y31]-[.X17])+ABS([.Y31]-[.X16])+ABS([.Y31]-[.X15])+ABS([.Y31]-[.X14])+ABS([.Y31]-[.X13])+ABS([.Y31]-[.X12]))/20" office:value-type="float" office:value="1.93706666666667" calcext:value-type="float">
            <text:p>1.9370666667</text:p>
          </table:table-cell>
          <table:table-cell table:style-name="ce4" table:formula="of:=([.X31]-[.Y31])/(0.015*[.Z31])" office:value-type="float" office:value="-91.7309104258444" calcext:value-type="float">
            <text:p>-91.7309104258</text:p>
          </table:table-cell>
          <table:table-cell table:formula="of:=([.F31]-[.F19])/[.F19]*100" office:value-type="float" office:value="-1.6484569676059" calcext:value-type="float">
            <text:p>-1.6484569676</text:p>
          </table:table-cell>
          <table:table-cell table:formula="of:=AVERAGE([.F27:.F31])" office:value-type="float" office:value="104.9" calcext:value-type="float">
            <text:p>104.9</text:p>
          </table:table-cell>
          <table:table-cell table:formula="of:=(5*[.F31]+4*[.F30]+3*[.F29]+2*[.F28]+[.F27])/15" office:value-type="float" office:value="104.340666666667" calcext:value-type="float">
            <text:p>104.3406666667</text:p>
          </table:table-cell>
          <table:table-cell table:formula="of:=(([.F31]-[.E31])-([.D31]-[.F31]))/([.D31]-[.E31])" office:value-type="float" office:value="-0.710144927536228" calcext:value-type="float">
            <text:p>-0.7101449275</text:p>
          </table:table-cell>
          <table:table-cell table:formula="of:=[.AE31]*[.G31]" office:value-type="float" office:value="-3394754.79710143" calcext:value-type="float">
            <text:p>-3394754.79710143</text:p>
          </table:table-cell>
          <table:table-cell table:formula="of:=[.AF31] + [.AG30]" office:value-type="float" office:value="16478942.1207696" calcext:value-type="float">
            <text:p>16478942.1207696</text:p>
          </table:table-cell>
          <table:table-cell table:formula="of:=IF([.F31] &gt; [.F30]; [.AH30] + [.G31]; IF([.F31] &lt; [.F30]; [.AH30] - [.G31]; [.AH30]))" office:value-type="float" office:value="90731356" calcext:value-type="float">
            <text:p>90731356</text:p>
          </table:table-cell>
          <table:table-cell table:formula="of:=AVERAGE([.F22:.F31])" office:value-type="float" office:value="107.288" calcext:value-type="float">
            <text:p>107.288</text:p>
          </table:table-cell>
          <table:table-cell table:formula="of:=[.F31]/[.AD31]" office:value-type="float" office:value="0.983509146321984" calcext:value-type="float">
            <text:p>0.9835091463</text:p>
          </table:table-cell>
          <table:table-cell table:formula="of:=[.F31]/[.AC31]" office:value-type="float" office:value="0.978265014299333" calcext:value-type="float">
            <text:p>0.9782650143</text:p>
          </table:table-cell>
          <table:table-cell table:formula="of:=[.F31]/[.AI31]" office:value-type="float" office:value="0.95649094027291" calcext:value-type="float">
            <text:p>0.9564909403</text:p>
          </table:table-cell>
          <table:table-cell table:formula="of:=AVERAGE([.F12]; [.F31])" office:value-type="float" office:value="103.585" calcext:value-type="float">
            <text:p>103.585</text:p>
          </table:table-cell>
          <table:table-cell table:style-name="ce4" table:formula="of:=STDEVPA([.F12:.F31])" office:value-type="float" office:value="2.5384918751101" calcext:value-type="float">
            <text:p>2.5384918751</text:p>
          </table:table-cell>
          <table:table-cell table:formula="of:=[.AM31] + 2*[.AN31]" office:value-type="float" office:value="108.66198375022" calcext:value-type="float">
            <text:p>108.6619837502</text:p>
          </table:table-cell>
          <table:table-cell table:formula="of:=[.AM31] - 2*[.AN31]" office:value-type="float" office:value="98.5080162497798" calcext:value-type="float">
            <text:p>98.5080162498</text:p>
          </table:table-cell>
          <table:table-cell table:formula="of:=[.F31]-[.F26]" office:value-type="float" office:value="-4.86999999999999" calcext:value-type="float">
            <text:p>-4.87</text:p>
          </table:table-cell>
          <table:table-cell table:formula="of:=[.D31]-[.E31]" office:value-type="float" office:value="4.14" calcext:value-type="float">
            <text:p>4.14</text:p>
          </table:table-cell>
          <table:table-cell table:formula="of:=ABS([.D31]-[.F30])" office:value-type="float" office:value="1.92" calcext:value-type="float">
            <text:p>1.92</text:p>
          </table:table-cell>
          <table:table-cell table:formula="of:=ABS([.E31]-[.F30])" office:value-type="float" office:value="2.22" calcext:value-type="float">
            <text:p>2.22</text:p>
          </table:table-cell>
          <table:table-cell table:formula="of:=MAX([.AR31:.AT31])" office:value-type="float" office:value="4.14" calcext:value-type="float">
            <text:p>4.14</text:p>
          </table:table-cell>
          <table:table-cell table:formula="of:=AVERAGE([.AU22:.AU31])" office:value-type="float" office:value="3.351" calcext:value-type="float">
            <text:p>3.351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/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F32]-[.F31]" office:value-type="float" office:value="-0.960000000000008" calcext:value-type="float">
            <text:p>-0.96</text:p>
          </table:table-cell>
          <table:table-cell table:formula="of:=([.F32]*(2/(12 +1))+[.I31]*(1-(2/(12+1))))" office:value-type="float" office:value="105.16345631473" calcext:value-type="float">
            <text:p>105.1634563147</text:p>
          </table:table-cell>
          <table:table-cell table:formula="of:=([.F32]*(2/(26 +1))+[.J31]*(1-(2/(26+1))))" office:value-type="float" office:value="104.38782168852" calcext:value-type="float">
            <text:p>104.3878216885</text:p>
          </table:table-cell>
          <table:table-cell table:formula="of:=([.I32]) - ([.J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H32]&lt;0;-[.H32];0)" office:value-type="float" office:value="0.960000000000008" calcext:value-type="float">
            <text:p>0.96</text:p>
          </table:table-cell>
          <table:table-cell table:formula="of:=IF([.H32]&gt;0;[.H32];0)" office:value-type="float" office:value="0" calcext:value-type="float">
            <text:p>0</text:p>
          </table:table-cell>
          <table:table-cell table:formula="of:=(([.P31]*13)+[.O32])/14" office:value-type="float" office:value="0.679661332744947" calcext:value-type="float">
            <text:p>0.6796613327</text:p>
          </table:table-cell>
          <table:table-cell table:formula="of:=(([.Q31]*13)+[.N32])/14" office:value-type="float" office:value="0.798741935970271" calcext:value-type="float">
            <text:p>0.798741936</text:p>
          </table:table-cell>
          <table:table-cell table:formula="of:=[.P32]/[.Q32]" office:value-type="float" office:value="0.850914797555144" calcext:value-type="float">
            <text:p>0.8509147976</text:p>
          </table:table-cell>
          <table:table-cell table:formula="of:=IF([.Q32]=0;100;100-(100/(1+[.R32])))" office:value-type="float" office:value="45.9726616632548" calcext:value-type="float">
            <text:p>45.9726616633</text:p>
          </table:table-cell>
          <table:table-cell table:formula="of:=MAX([.D19:.D32])" office:value-type="float" office:value="112.91" calcext:value-type="float">
            <text:p>112.91</text:p>
          </table:table-cell>
          <table:table-cell table:formula="of:=MIN([.E19:.E32])" office:value-type="float" office:value="99.09" calcext:value-type="float">
            <text:p>99.09</text:p>
          </table:table-cell>
          <table:table-cell table:formula="of:=([.T32]-[.F32])/([.T32]-[.U32])*-100" office:value-type="float" office:value="-81.4037626628076" calcext:value-type="float">
            <text:p>-81.4037626628</text:p>
          </table:table-cell>
          <table:table-cell table:formula="of:=([.F32]-[.U32])/([.T32]-[.U32])*100" office:value-type="float" office:value="18.5962373371924" calcext:value-type="float">
            <text:p>18.5962373372</text:p>
          </table:table-cell>
          <table:table-cell table:formula="of:=([.D32]+[.E32]+[.F32])/3" office:value-type="float" office:value="101.28" calcext:value-type="float">
            <text:p>101.28</text:p>
          </table:table-cell>
          <table:table-cell table:formula="of:=AVERAGE([.X13:.X32])" office:value-type="float" office:value="106.074" calcext:value-type="float">
            <text:p>106.074</text:p>
          </table:table-cell>
          <table:table-cell table:formula="of:=(ABS([.Y32]-[.X32])+ABS([.Y32]-[.X31])+ABS([.Y32]-[.X30])+ABS([.Y32]-[.X29])+ABS([.Y32]-[.X28])+ABS([.Y32]-[.X27])+ABS([.Y32]-[.X26])+ABS([.Y32]-[.X25])+ABS([.Y32]-[.X24])+ABS([.Y32]-[.X23])+ABS([.Y32]-[.X22])+ABS([.Y32]-[.X21])+ABS([.Y32]-[.X20])+ABS([.Y32]-[.X19])+ABS([.Y32]-[.X18])+ABS([.Y32]-[.X17])+ABS([.Y32]-[.X16])+ABS([.Y32]-[.X15])+ABS([.Y32]-[.X14])+ABS([.Y32]-[.X13]))/20" office:value-type="float" office:value="2.09013333333333" calcext:value-type="float">
            <text:p>2.0901333333</text:p>
          </table:table-cell>
          <table:table-cell table:style-name="ce4" table:formula="of:=([.X32]-[.Y32])/(0.015*[.Z32])" office:value-type="float" office:value="-152.908905332993" calcext:value-type="float">
            <text:p>-152.908905333</text:p>
          </table:table-cell>
          <table:table-cell table:formula="of:=([.F32]-[.F20])/[.F20]*100" office:value-type="float" office:value="-4.42794020870547" calcext:value-type="float">
            <text:p>-4.4279402087</text:p>
          </table:table-cell>
          <table:table-cell table:formula="of:=AVERAGE([.F28:.F32])" office:value-type="float" office:value="103.95" calcext:value-type="float">
            <text:p>103.95</text:p>
          </table:table-cell>
          <table:table-cell table:formula="of:=(5*[.F32]+4*[.F31]+3*[.F30]+2*[.F29]+[.F28])/15" office:value-type="float" office:value="103.260666666667" calcext:value-type="float">
            <text:p>103.2606666667</text:p>
          </table:table-cell>
          <table:table-cell table:formula="of:=(([.F32]-[.E32])-([.D32]-[.F32]))/([.D32]-[.E32])" office:value-type="float" office:value="0.284999999999997" calcext:value-type="float">
            <text:p>0.285</text:p>
          </table:table-cell>
          <table:table-cell table:formula="of:=[.AE32]*[.G32]" office:value-type="float" office:value="3033631.19999996" calcext:value-type="float">
            <text:p>3033631.19999996</text:p>
          </table:table-cell>
          <table:table-cell table:formula="of:=[.AF32] + [.AG31]" office:value-type="float" office:value="19512573.3207696" calcext:value-type="float">
            <text:p>19512573.3207696</text:p>
          </table:table-cell>
          <table:table-cell table:formula="of:=IF([.F32] &gt; [.F31]; [.AH31] + [.G32]; IF([.F32] &lt; [.F31]; [.AH31] - [.G32]; [.AH31]))" office:value-type="float" office:value="80087036" calcext:value-type="float">
            <text:p>80087036</text:p>
          </table:table-cell>
          <table:table-cell table:formula="of:=AVERAGE([.F23:.F32])" office:value-type="float" office:value="106.427" calcext:value-type="float">
            <text:p>106.427</text:p>
          </table:table-cell>
          <table:table-cell table:formula="of:=[.F32]/[.AD32]" office:value-type="float" office:value="0.984498776558999" calcext:value-type="float">
            <text:p>0.9844987766</text:p>
          </table:table-cell>
          <table:table-cell table:formula="of:=[.F32]/[.AC32]" office:value-type="float" office:value="0.977970177970178" calcext:value-type="float">
            <text:p>0.977970178</text:p>
          </table:table-cell>
          <table:table-cell table:formula="of:=[.F32]/[.AI32]" office:value-type="float" office:value="0.955208734625612" calcext:value-type="float">
            <text:p>0.9552087346</text:p>
          </table:table-cell>
          <table:table-cell table:formula="of:=AVERAGE([.F13]; [.F32])" office:value-type="float" office:value="103.11" calcext:value-type="float">
            <text:p>103.11</text:p>
          </table:table-cell>
          <table:table-cell table:style-name="ce4" table:formula="of:=STDEVPA([.F13:.F32])" office:value-type="float" office:value="2.70204417987567" calcext:value-type="float">
            <text:p>2.7020441799</text:p>
          </table:table-cell>
          <table:table-cell table:formula="of:=[.AM32] + 2*[.AN32]" office:value-type="float" office:value="108.514088359751" calcext:value-type="float">
            <text:p>108.5140883598</text:p>
          </table:table-cell>
          <table:table-cell table:formula="of:=[.AM32] - 2*[.AN32]" office:value-type="float" office:value="97.7059116402487" calcext:value-type="float">
            <text:p>97.7059116402</text:p>
          </table:table-cell>
          <table:table-cell table:formula="of:=[.F32]-[.F27]" office:value-type="float" office:value="-4.75" calcext:value-type="float">
            <text:p>-4.75</text:p>
          </table:table-cell>
          <table:table-cell table:formula="of:=[.D32]-[.E32]" office:value-type="float" office:value="4" calcext:value-type="float">
            <text:p>4</text:p>
          </table:table-cell>
          <table:table-cell table:formula="of:=ABS([.D32]-[.F31])" office:value-type="float" office:value="0.469999999999999" calcext:value-type="float">
            <text:p>0.47</text:p>
          </table:table-cell>
          <table:table-cell table:formula="of:=ABS([.E32]-[.F31])" office:value-type="float" office:value="3.53" calcext:value-type="float">
            <text:p>3.53</text:p>
          </table:table-cell>
          <table:table-cell table:formula="of:=MAX([.AR32:.AT32])" office:value-type="float" office:value="4" calcext:value-type="float">
            <text:p>4</text:p>
          </table:table-cell>
          <table:table-cell table:formula="of:=AVERAGE([.AU23:.AU32])" office:value-type="float" office:value="3.134" calcext:value-type="float">
            <text:p>3.134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/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F33]-[.F32]" office:value-type="float" office:value="1.89" calcext:value-type="float">
            <text:p>1.89</text:p>
          </table:table-cell>
          <table:table-cell table:formula="of:=([.F33]*(2/(12 +1))+[.I32]*(1-(2/(12+1))))" office:value-type="float" office:value="104.91523226631" calcext:value-type="float">
            <text:p>104.9152322663</text:p>
          </table:table-cell>
          <table:table-cell table:formula="of:=([.F33]*(2/(26 +1))+[.J32]*(1-(2/(26+1))))" office:value-type="float" office:value="104.325760822704" calcext:value-type="float">
            <text:p>104.3257608227</text:p>
          </table:table-cell>
          <table:table-cell table:formula="of:=([.I33]) - ([.J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H33]&lt;0;-[.H33];0)" office:value-type="float" office:value="0" calcext:value-type="float">
            <text:p>0</text:p>
          </table:table-cell>
          <table:table-cell table:formula="of:=IF([.H33]&gt;0;[.H33];0)" office:value-type="float" office:value="1.89" calcext:value-type="float">
            <text:p>1.89</text:p>
          </table:table-cell>
          <table:table-cell table:formula="of:=(([.P32]*13)+[.O33])/14" office:value-type="float" office:value="0.766114094691736" calcext:value-type="float">
            <text:p>0.7661140947</text:p>
          </table:table-cell>
          <table:table-cell table:formula="of:=(([.Q32]*13)+[.N33])/14" office:value-type="float" office:value="0.741688940543823" calcext:value-type="float">
            <text:p>0.7416889405</text:p>
          </table:table-cell>
          <table:table-cell table:formula="of:=[.P33]/[.Q33]" office:value-type="float" office:value="1.03293180309525" calcext:value-type="float">
            <text:p>1.0329318031</text:p>
          </table:table-cell>
          <table:table-cell table:formula="of:=IF([.Q33]=0;100;100-(100/(1+[.R33])))" office:value-type="float" office:value="50.809958382399" calcext:value-type="float">
            <text:p>50.8099583824</text:p>
          </table:table-cell>
          <table:table-cell table:formula="of:=MAX([.D20:.D33])" office:value-type="float" office:value="112.91" calcext:value-type="float">
            <text:p>112.91</text:p>
          </table:table-cell>
          <table:table-cell table:formula="of:=MIN([.E20:.E33])" office:value-type="float" office:value="99.09" calcext:value-type="float">
            <text:p>99.09</text:p>
          </table:table-cell>
          <table:table-cell table:formula="of:=([.T33]-[.F33])/([.T33]-[.U33])*-100" office:value-type="float" office:value="-67.7279305354559" calcext:value-type="float">
            <text:p>-67.7279305355</text:p>
          </table:table-cell>
          <table:table-cell table:formula="of:=([.F33]-[.U33])/([.T33]-[.U33])*100" office:value-type="float" office:value="32.2720694645441" calcext:value-type="float">
            <text:p>32.2720694645</text:p>
          </table:table-cell>
          <table:table-cell table:formula="of:=([.D33]+[.E33]+[.F33])/3" office:value-type="float" office:value="103.45" calcext:value-type="float">
            <text:p>103.45</text:p>
          </table:table-cell>
          <table:table-cell table:formula="of:=AVERAGE([.X14:.X33])" office:value-type="float" office:value="105.987333333333" calcext:value-type="float">
            <text:p>105.9873333333</text:p>
          </table:table-cell>
          <table:table-cell table:formula="of:=(ABS([.Y33]-[.X33])+ABS([.Y33]-[.X32])+ABS([.Y33]-[.X31])+ABS([.Y33]-[.X30])+ABS([.Y33]-[.X29])+ABS([.Y33]-[.X28])+ABS([.Y33]-[.X27])+ABS([.Y33]-[.X26])+ABS([.Y33]-[.X25])+ABS([.Y33]-[.X24])+ABS([.Y33]-[.X23])+ABS([.Y33]-[.X22])+ABS([.Y33]-[.X21])+ABS([.Y33]-[.X20])+ABS([.Y33]-[.X19])+ABS([.Y33]-[.X18])+ABS([.Y33]-[.X17])+ABS([.Y33]-[.X16])+ABS([.Y33]-[.X15])+ABS([.Y33]-[.X14]))/20" office:value-type="float" office:value="2.16373333333333" calcext:value-type="float">
            <text:p>2.1637333333</text:p>
          </table:table-cell>
          <table:table-cell table:style-name="ce4" table:formula="of:=([.X33]-[.Y33])/(0.015*[.Z33])" office:value-type="float" office:value="-78.1776353627476" calcext:value-type="float">
            <text:p>-78.1776353627</text:p>
          </table:table-cell>
          <table:table-cell table:formula="of:=([.F33]-[.F21])/[.F21]*100" office:value-type="float" office:value="-4.60617227084293" calcext:value-type="float">
            <text:p>-4.6061722708</text:p>
          </table:table-cell>
          <table:table-cell table:formula="of:=AVERAGE([.F29:.F33])" office:value-type="float" office:value="103.65" calcext:value-type="float">
            <text:p>103.65</text:p>
          </table:table-cell>
          <table:table-cell table:formula="of:=(5*[.F33]+4*[.F32]+3*[.F31]+2*[.F30]+[.F29])/15" office:value-type="float" office:value="103.127333333333" calcext:value-type="float">
            <text:p>103.1273333333</text:p>
          </table:table-cell>
          <table:table-cell table:formula="of:=(([.F33]-[.E33])-([.D33]-[.F33]))/([.D33]-[.E33])" office:value-type="float" office:value="0.144230769230768" calcext:value-type="float">
            <text:p>0.1442307692</text:p>
          </table:table-cell>
          <table:table-cell table:formula="of:=[.AE33]*[.G33]" office:value-type="float" office:value="1254479.85576922" calcext:value-type="float">
            <text:p>1254479.85576922</text:p>
          </table:table-cell>
          <table:table-cell table:formula="of:=[.AF33] + [.AG32]" office:value-type="float" office:value="20767053.1765388" calcext:value-type="float">
            <text:p>20767053.1765388</text:p>
          </table:table-cell>
          <table:table-cell table:formula="of:=IF([.F33] &gt; [.F32]; [.AH32] + [.G33]; IF([.F33] &lt; [.F32]; [.AH32] - [.G33]; [.AH32]))" office:value-type="float" office:value="88784763" calcext:value-type="float">
            <text:p>88784763</text:p>
          </table:table-cell>
          <table:table-cell table:formula="of:=AVERAGE([.F24:.F33])" office:value-type="float" office:value="105.624" calcext:value-type="float">
            <text:p>105.624</text:p>
          </table:table-cell>
          <table:table-cell table:formula="of:=[.F33]/[.AD33]" office:value-type="float" office:value="1.004098493125" calcext:value-type="float">
            <text:p>1.0040984931</text:p>
          </table:table-cell>
          <table:table-cell table:formula="of:=[.F33]/[.AC33]" office:value-type="float" office:value="0.999035214664737" calcext:value-type="float">
            <text:p>0.9990352147</text:p>
          </table:table-cell>
          <table:table-cell table:formula="of:=[.F33]/[.AI33]" office:value-type="float" office:value="0.980364311141407" calcext:value-type="float">
            <text:p>0.9803643111</text:p>
          </table:table-cell>
          <table:table-cell table:formula="of:=AVERAGE([.F14]; [.F33])" office:value-type="float" office:value="103.915" calcext:value-type="float">
            <text:p>103.915</text:p>
          </table:table-cell>
          <table:table-cell table:style-name="ce4" table:formula="of:=STDEVPA([.F14:.F33])" office:value-type="float" office:value="2.73766068021587" calcext:value-type="float">
            <text:p>2.7376606802</text:p>
          </table:table-cell>
          <table:table-cell table:formula="of:=[.AM33] + 2*[.AN33]" office:value-type="float" office:value="109.390321360432" calcext:value-type="float">
            <text:p>109.3903213604</text:p>
          </table:table-cell>
          <table:table-cell table:formula="of:=[.AM33] - 2*[.AN33]" office:value-type="float" office:value="98.4396786395683" calcext:value-type="float">
            <text:p>98.4396786396</text:p>
          </table:table-cell>
          <table:table-cell table:formula="of:=[.F33]-[.F28]" office:value-type="float" office:value="-1.5" calcext:value-type="float">
            <text:p>-1.5</text:p>
          </table:table-cell>
          <table:table-cell table:formula="of:=[.D33]-[.E33]" office:value-type="float" office:value="2.08" calcext:value-type="float">
            <text:p>2.08</text:p>
          </table:table-cell>
          <table:table-cell table:formula="of:=ABS([.D33]-[.F32])" office:value-type="float" office:value="2.78" calcext:value-type="float">
            <text:p>2.78</text:p>
          </table:table-cell>
          <table:table-cell table:formula="of:=ABS([.E33]-[.F32])" office:value-type="float" office:value="0.700000000000003" calcext:value-type="float">
            <text:p>0.7</text:p>
          </table:table-cell>
          <table:table-cell table:formula="of:=MAX([.AR33:.AT33])" office:value-type="float" office:value="2.78" calcext:value-type="float">
            <text:p>2.78</text:p>
          </table:table-cell>
          <table:table-cell table:formula="of:=AVERAGE([.AU24:.AU33])" office:value-type="float" office:value="3.148" calcext:value-type="float">
            <text:p>3.148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/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F34]-[.F33]" office:value-type="float" office:value="1.81" calcext:value-type="float">
            <text:p>1.81</text:p>
          </table:table-cell>
          <table:table-cell table:formula="of:=([.F34]*(2/(12 +1))+[.I33]*(1-(2/(12+1))))" office:value-type="float" office:value="104.983658071493" calcext:value-type="float">
            <text:p>104.9836580715</text:p>
          </table:table-cell>
          <table:table-cell table:formula="of:=([.F34]*(2/(26 +1))+[.J33]*(1-(2/(26+1))))" office:value-type="float" office:value="104.402371132133" calcext:value-type="float">
            <text:p>104.4023711321</text:p>
          </table:table-cell>
          <table:table-cell table:formula="of:=([.I34]) - ([.J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H34]&lt;0;-[.H34];0)" office:value-type="float" office:value="0" calcext:value-type="float">
            <text:p>0</text:p>
          </table:table-cell>
          <table:table-cell table:formula="of:=IF([.H34]&gt;0;[.H34];0)" office:value-type="float" office:value="1.81" calcext:value-type="float">
            <text:p>1.81</text:p>
          </table:table-cell>
          <table:table-cell table:formula="of:=(([.P33]*13)+[.O34])/14" office:value-type="float" office:value="0.840677373642327" calcext:value-type="float">
            <text:p>0.8406773736</text:p>
          </table:table-cell>
          <table:table-cell table:formula="of:=(([.Q33]*13)+[.N34])/14" office:value-type="float" office:value="0.688711159076407" calcext:value-type="float">
            <text:p>0.6887111591</text:p>
          </table:table-cell>
          <table:table-cell table:formula="of:=[.P34]/[.Q34]" office:value-type="float" office:value="1.22065304527621" calcext:value-type="float">
            <text:p>1.2206530453</text:p>
          </table:table-cell>
          <table:table-cell table:formula="of:=IF([.Q34]=0;100;100-(100/(1+[.R34])))" office:value-type="float" office:value="54.9682017131309" calcext:value-type="float">
            <text:p>54.9682017131</text:p>
          </table:table-cell>
          <table:table-cell table:formula="of:=MAX([.D21:.D34])" office:value-type="float" office:value="112.91" calcext:value-type="float">
            <text:p>112.91</text:p>
          </table:table-cell>
          <table:table-cell table:formula="of:=MIN([.E21:.E34])" office:value-type="float" office:value="99.09" calcext:value-type="float">
            <text:p>99.09</text:p>
          </table:table-cell>
          <table:table-cell table:formula="of:=([.T34]-[.F34])/([.T34]-[.U34])*-100" office:value-type="float" office:value="-54.630969609262" calcext:value-type="float">
            <text:p>-54.6309696093</text:p>
          </table:table-cell>
          <table:table-cell table:formula="of:=([.F34]-[.U34])/([.T34]-[.U34])*100" office:value-type="float" office:value="45.3690303907381" calcext:value-type="float">
            <text:p>45.3690303907</text:p>
          </table:table-cell>
          <table:table-cell table:formula="of:=([.D34]+[.E34]+[.F34])/3" office:value-type="float" office:value="105.123333333333" calcext:value-type="float">
            <text:p>105.1233333333</text:p>
          </table:table-cell>
          <table:table-cell table:formula="of:=AVERAGE([.X15:.X34])" office:value-type="float" office:value="106.010833333333" calcext:value-type="float">
            <text:p>106.0108333333</text:p>
          </table:table-cell>
          <table:table-cell table:formula="of:=(ABS([.Y34]-[.X34])+ABS([.Y34]-[.X33])+ABS([.Y34]-[.X32])+ABS([.Y34]-[.X31])+ABS([.Y34]-[.X30])+ABS([.Y34]-[.X29])+ABS([.Y34]-[.X28])+ABS([.Y34]-[.X27])+ABS([.Y34]-[.X26])+ABS([.Y34]-[.X25])+ABS([.Y34]-[.X24])+ABS([.Y34]-[.X23])+ABS([.Y34]-[.X22])+ABS([.Y34]-[.X21])+ABS([.Y34]-[.X20])+ABS([.Y34]-[.X19])+ABS([.Y34]-[.X18])+ABS([.Y34]-[.X17])+ABS([.Y34]-[.X16])+ABS([.Y34]-[.X15]))/20" office:value-type="float" office:value="2.14258333333333" calcext:value-type="float">
            <text:p>2.1425833333</text:p>
          </table:table-cell>
          <table:table-cell table:style-name="ce4" table:formula="of:=([.X34]-[.Y34])/(0.015*[.Z34])" office:value-type="float" office:value="-27.6146396483996" calcext:value-type="float">
            <text:p>-27.6146396484</text:p>
          </table:table-cell>
          <table:table-cell table:formula="of:=([.F34]-[.F22])/[.F22]*100" office:value-type="float" office:value="-4.4527069919289" calcext:value-type="float">
            <text:p>-4.4527069919</text:p>
          </table:table-cell>
          <table:table-cell table:formula="of:=AVERAGE([.F30:.F34])" office:value-type="float" office:value="103.486" calcext:value-type="float">
            <text:p>103.486</text:p>
          </table:table-cell>
          <table:table-cell table:formula="of:=(5*[.F34]+4*[.F33]+3*[.F32]+2*[.F31]+[.F30])/15" office:value-type="float" office:value="103.697333333333" calcext:value-type="float">
            <text:p>103.6973333333</text:p>
          </table:table-cell>
          <table:table-cell table:formula="of:=(([.F34]-[.E34])-([.D34]-[.F34]))/([.D34]-[.E34])" office:value-type="float" office:value="0.261992619926198" calcext:value-type="float">
            <text:p>0.2619926199</text:p>
          </table:table-cell>
          <table:table-cell table:formula="of:=[.AE34]*[.G34]" office:value-type="float" office:value="3084052.15129149" calcext:value-type="float">
            <text:p>3084052.15129149</text:p>
          </table:table-cell>
          <table:table-cell table:formula="of:=[.AF34] + [.AG33]" office:value-type="float" office:value="23851105.3278303" calcext:value-type="float">
            <text:p>23851105.3278303</text:p>
          </table:table-cell>
          <table:table-cell table:formula="of:=IF([.F34] &gt; [.F33]; [.AH33] + [.G34]; IF([.F34] &lt; [.F33]; [.AH33] - [.G34]; [.AH33]))" office:value-type="float" office:value="100556286" calcext:value-type="float">
            <text:p>100556286</text:p>
          </table:table-cell>
          <table:table-cell table:formula="of:=AVERAGE([.F25:.F34])" office:value-type="float" office:value="105.168" calcext:value-type="float">
            <text:p>105.168</text:p>
          </table:table-cell>
          <table:table-cell table:formula="of:=[.F34]/[.AD34]" office:value-type="float" office:value="1.01603384207887" calcext:value-type="float">
            <text:p>1.0160338421</text:p>
          </table:table-cell>
          <table:table-cell table:formula="of:=[.F34]/[.AC34]" office:value-type="float" office:value="1.01810872968324" calcext:value-type="float">
            <text:p>1.0181087297</text:p>
          </table:table-cell>
          <table:table-cell table:formula="of:=[.F34]/[.AI34]" office:value-type="float" office:value="1.00182565038795" calcext:value-type="float">
            <text:p>1.0018256504</text:p>
          </table:table-cell>
          <table:table-cell table:formula="of:=AVERAGE([.F15]; [.F34])" office:value-type="float" office:value="105.505" calcext:value-type="float">
            <text:p>105.505</text:p>
          </table:table-cell>
          <table:table-cell table:style-name="ce4" table:formula="of:=STDEVPA([.F15:.F34])" office:value-type="float" office:value="2.71478286424532" calcext:value-type="float">
            <text:p>2.7147828642</text:p>
          </table:table-cell>
          <table:table-cell table:formula="of:=[.AM34] + 2*[.AN34]" office:value-type="float" office:value="110.934565728491" calcext:value-type="float">
            <text:p>110.9345657285</text:p>
          </table:table-cell>
          <table:table-cell table:formula="of:=[.AM34] - 2*[.AN34]" office:value-type="float" office:value="100.075434271509" calcext:value-type="float">
            <text:p>100.0754342715</text:p>
          </table:table-cell>
          <table:table-cell table:formula="of:=[.F34]-[.F29]" office:value-type="float" office:value="-0.820000000000007" calcext:value-type="float">
            <text:p>-0.82</text:p>
          </table:table-cell>
          <table:table-cell table:formula="of:=[.D34]-[.E34]" office:value-type="float" office:value="2.70999999999999" calcext:value-type="float">
            <text:p>2.71</text:p>
          </table:table-cell>
          <table:table-cell table:formula="of:=ABS([.D34]-[.F33])" office:value-type="float" office:value="2.81" calcext:value-type="float">
            <text:p>2.81</text:p>
          </table:table-cell>
          <table:table-cell table:formula="of:=ABS([.E34]-[.F33])" office:value-type="float" office:value="0.100000000000009" calcext:value-type="float">
            <text:p>0.1</text:p>
          </table:table-cell>
          <table:table-cell table:formula="of:=MAX([.AR34:.AT34])" office:value-type="float" office:value="2.81" calcext:value-type="float">
            <text:p>2.81</text:p>
          </table:table-cell>
          <table:table-cell table:formula="of:=AVERAGE([.AU25:.AU34])" office:value-type="float" office:value="3.003" calcext:value-type="float">
            <text:p>3.003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/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F35]-[.F34]" office:value-type="float" office:value="-1.59999999999999" calcext:value-type="float">
            <text:p>-1.6</text:p>
          </table:table-cell>
          <table:table-cell table:formula="of:=([.F35]*(2/(12 +1))+[.I34]*(1-(2/(12+1))))" office:value-type="float" office:value="104.795402983571" calcext:value-type="float">
            <text:p>104.7954029836</text:p>
          </table:table-cell>
          <table:table-cell table:formula="of:=([.F35]*(2/(26 +1))+[.J34]*(1-(2/(26+1))))" office:value-type="float" office:value="104.354788085308" calcext:value-type="float">
            <text:p>104.3547880853</text:p>
          </table:table-cell>
          <table:table-cell table:formula="of:=([.I35]) - ([.J35])" office:value-type="float" office:value="0.440614898262538" calcext:value-type="float">
            <text:p>0.4406148983</text:p>
          </table:table-cell>
          <table:table-cell table:formula="of:=AVERAGE([.K27:.K35])" office:value-type="float" office:value="1.31893477922351" calcext:value-type="float">
            <text:p>1.3189347792</text:p>
          </table:table-cell>
          <table:table-cell table:formula="of:=([.K35]) - ([.L35])" office:value-type="float" office:value="-0.87831988096097" calcext:value-type="float">
            <text:p>-0.878319881</text:p>
          </table:table-cell>
          <table:table-cell table:formula="of:=IF([.H35]&lt;0;-[.H35];0)" office:value-type="float" office:value="1.59999999999999" calcext:value-type="float">
            <text:p>1.6</text:p>
          </table:table-cell>
          <table:table-cell table:formula="of:=IF([.H35]&gt;0;[.H35];0)" office:value-type="float" office:value="0" calcext:value-type="float">
            <text:p>0</text:p>
          </table:table-cell>
          <table:table-cell table:formula="of:=(([.P34]*13)+[.O35])/14" office:value-type="float" office:value="0.780628989810732" calcext:value-type="float">
            <text:p>0.7806289898</text:p>
          </table:table-cell>
          <table:table-cell table:formula="of:=(([.Q34]*13)+[.N35])/14" office:value-type="float" office:value="0.753803219142378" calcext:value-type="float">
            <text:p>0.7538032191</text:p>
          </table:table-cell>
          <table:table-cell table:formula="of:=[.P35]/[.Q35]" office:value-type="float" office:value="1.03558723283097" calcext:value-type="float">
            <text:p>1.0355872328</text:p>
          </table:table-cell>
          <table:table-cell table:formula="of:=IF([.Q35]=0;100;100-(100/(1+[.R35])))" office:value-type="float" office:value="50.8741269412826" calcext:value-type="float">
            <text:p>50.8741269413</text:p>
          </table:table-cell>
          <table:table-cell table:formula="of:=MAX([.D22:.D35])" office:value-type="float" office:value="112.91" calcext:value-type="float">
            <text:p>112.91</text:p>
          </table:table-cell>
          <table:table-cell table:formula="of:=MIN([.E22:.E35])" office:value-type="float" office:value="99.09" calcext:value-type="float">
            <text:p>99.09</text:p>
          </table:table-cell>
          <table:table-cell table:formula="of:=([.T35]-[.F35])/([.T35]-[.U35])*-100" office:value-type="float" office:value="-66.2083936324168" calcext:value-type="float">
            <text:p>-66.2083936324</text:p>
          </table:table-cell>
          <table:table-cell table:formula="of:=([.F35]-[.U35])/([.T35]-[.U35])*100" office:value-type="float" office:value="33.7916063675832" calcext:value-type="float">
            <text:p>33.7916063676</text:p>
          </table:table-cell>
          <table:table-cell table:formula="of:=([.D35]+[.E35]+[.F35])/3" office:value-type="float" office:value="103.916666666667" calcext:value-type="float">
            <text:p>103.9166666667</text:p>
          </table:table-cell>
          <table:table-cell table:formula="of:=AVERAGE([.X16:.X35])" office:value-type="float" office:value="105.9185" calcext:value-type="float">
            <text:p>105.9185</text:p>
          </table:table-cell>
          <table:table-cell table:formula="of:=(ABS([.Y35]-[.X35])+ABS([.Y35]-[.X34])+ABS([.Y35]-[.X33])+ABS([.Y35]-[.X32])+ABS([.Y35]-[.X31])+ABS([.Y35]-[.X30])+ABS([.Y35]-[.X29])+ABS([.Y35]-[.X28])+ABS([.Y35]-[.X27])+ABS([.Y35]-[.X26])+ABS([.Y35]-[.X25])+ABS([.Y35]-[.X24])+ABS([.Y35]-[.X23])+ABS([.Y35]-[.X22])+ABS([.Y35]-[.X21])+ABS([.Y35]-[.X20])+ABS([.Y35]-[.X19])+ABS([.Y35]-[.X18])+ABS([.Y35]-[.X17])+ABS([.Y35]-[.X16]))/20" office:value-type="float" office:value="2.22568333333333" calcext:value-type="float">
            <text:p>2.2256833333</text:p>
          </table:table-cell>
          <table:table-cell table:style-name="ce4" table:formula="of:=([.X35]-[.Y35])/(0.015*[.Z35])" office:value-type="float" office:value="-59.9616097927475" calcext:value-type="float">
            <text:p>-59.9616097927</text:p>
          </table:table-cell>
          <table:table-cell table:formula="of:=([.F35]-[.F23])/[.F23]*100" office:value-type="float" office:value="-7.00842444882595" calcext:value-type="float">
            <text:p>-7.0084244488</text:p>
          </table:table-cell>
          <table:table-cell table:formula="of:=AVERAGE([.F31:.F35])" office:value-type="float" office:value="103.39" calcext:value-type="float">
            <text:p>103.39</text:p>
          </table:table-cell>
          <table:table-cell table:formula="of:=(5*[.F35]+4*[.F34]+3*[.F33]+2*[.F32]+[.F31])/15" office:value-type="float" office:value="103.788666666667" calcext:value-type="float">
            <text:p>103.7886666667</text:p>
          </table:table-cell>
          <table:table-cell table:formula="of:=(([.F35]-[.E35])-([.D35]-[.F35]))/([.D35]-[.E35])" office:value-type="float" office:value="-0.185770750988142" calcext:value-type="float">
            <text:p>-0.185770751</text:p>
          </table:table-cell>
          <table:table-cell table:formula="of:=[.AE35]*[.G35]" office:value-type="float" office:value="-1076206.92885375" calcext:value-type="float">
            <text:p>-1076206.92885375</text:p>
          </table:table-cell>
          <table:table-cell table:formula="of:=[.AF35] + [.AG34]" office:value-type="float" office:value="22774898.3989766" calcext:value-type="float">
            <text:p>22774898.3989766</text:p>
          </table:table-cell>
          <table:table-cell table:formula="of:=IF([.F35] &gt; [.F34]; [.AH34] + [.G35]; IF([.F35] &lt; [.F34]; [.AH34] - [.G35]; [.AH34]))" office:value-type="float" office:value="94763087" calcext:value-type="float">
            <text:p>94763087</text:p>
          </table:table-cell>
          <table:table-cell table:formula="of:=AVERAGE([.F26:.F35])" office:value-type="float" office:value="104.632" calcext:value-type="float">
            <text:p>104.632</text:p>
          </table:table-cell>
          <table:table-cell table:formula="of:=[.F35]/[.AD35]" office:value-type="float" office:value="0.999723797717156" calcext:value-type="float">
            <text:p>0.9997237977</text:p>
          </table:table-cell>
          <table:table-cell table:formula="of:=[.F35]/[.AC35]" office:value-type="float" office:value="1.0035786826579" calcext:value-type="float">
            <text:p>1.0035786827</text:p>
          </table:table-cell>
          <table:table-cell table:formula="of:=[.F35]/[.AI35]" office:value-type="float" office:value="0.99166602951296" calcext:value-type="float">
            <text:p>0.9916660295</text:p>
          </table:table-cell>
          <table:table-cell table:formula="of:=AVERAGE([.F16]; [.F35])" office:value-type="float" office:value="102.75" calcext:value-type="float">
            <text:p>102.75</text:p>
          </table:table-cell>
          <table:table-cell table:style-name="ce4" table:formula="of:=STDEVPA([.F16:.F35])" office:value-type="float" office:value="2.75794284748615" calcext:value-type="float">
            <text:p>2.7579428475</text:p>
          </table:table-cell>
          <table:table-cell table:formula="of:=[.AM35] + 2*[.AN35]" office:value-type="float" office:value="108.265885694972" calcext:value-type="float">
            <text:p>108.265885695</text:p>
          </table:table-cell>
          <table:table-cell table:formula="of:=[.AM35] - 2*[.AN35]" office:value-type="float" office:value="97.2341143050277" calcext:value-type="float">
            <text:p>97.234114305</text:p>
          </table:table-cell>
          <table:table-cell table:formula="of:=[.F35]-[.F30]" office:value-type="float" office:value="-0.47999999999999" calcext:value-type="float">
            <text:p>-0.48</text:p>
          </table:table-cell>
          <table:table-cell table:formula="of:=[.D35]-[.E35]" office:value-type="float" office:value="2.53" calcext:value-type="float">
            <text:p>2.53</text:p>
          </table:table-cell>
          <table:table-cell table:formula="of:=ABS([.D35]-[.F34])" office:value-type="float" office:value="0.0999999999999943" calcext:value-type="float">
            <text:p>0.1</text:p>
          </table:table-cell>
          <table:table-cell table:formula="of:=ABS([.E35]-[.F34])" office:value-type="float" office:value="2.63" calcext:value-type="float">
            <text:p>2.63</text:p>
          </table:table-cell>
          <table:table-cell table:formula="of:=MAX([.AR35:.AT35])" office:value-type="float" office:value="2.63" calcext:value-type="float">
            <text:p>2.63</text:p>
          </table:table-cell>
          <table:table-cell table:formula="of:=AVERAGE([.AU26:.AU35])" office:value-type="float" office:value="2.992" calcext:value-type="float">
            <text:p>2.992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/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F36]-[.F35]" office:value-type="float" office:value="0.439999999999998" calcext:value-type="float">
            <text:p>0.44</text:p>
          </table:table-cell>
          <table:table-cell table:formula="of:=([.F36]*(2/(12 +1))+[.I35]*(1-(2/(12+1))))" office:value-type="float" office:value="104.70380252456" calcext:value-type="float">
            <text:p>104.7038025246</text:p>
          </table:table-cell>
          <table:table-cell table:formula="of:=([.F36]*(2/(26 +1))+[.J35]*(1-(2/(26+1))))" office:value-type="float" office:value="104.343322301211" calcext:value-type="float">
            <text:p>104.3433223012</text:p>
          </table:table-cell>
          <table:table-cell table:formula="of:=([.I36]) - ([.J36])" office:value-type="float" office:value="0.36048022334856" calcext:value-type="float">
            <text:p>0.3604802233</text:p>
          </table:table-cell>
          <table:table-cell table:formula="of:=([.K36]*(2/(9 +1))+[.L35]*(1-(2/(9+1))))" office:value-type="float" office:value="1.12724386804852" calcext:value-type="float">
            <text:p>1.127243868</text:p>
          </table:table-cell>
          <table:table-cell table:formula="of:=([.K36]) - ([.L36])" office:value-type="float" office:value="-0.766763644699959" calcext:value-type="float">
            <text:p>-0.7667636447</text:p>
          </table:table-cell>
          <table:table-cell table:formula="of:=IF([.H36]&lt;0;-[.H36];0)" office:value-type="float" office:value="0" calcext:value-type="float">
            <text:p>0</text:p>
          </table:table-cell>
          <table:table-cell table:formula="of:=IF([.H36]&gt;0;[.H36];0)" office:value-type="float" office:value="0.439999999999998" calcext:value-type="float">
            <text:p>0.44</text:p>
          </table:table-cell>
          <table:table-cell table:formula="of:=(([.P35]*13)+[.O36])/14" office:value-type="float" office:value="0.756298347681394" calcext:value-type="float">
            <text:p>0.7562983477</text:p>
          </table:table-cell>
          <table:table-cell table:formula="of:=(([.Q35]*13)+[.N36])/14" office:value-type="float" office:value="0.699960132060779" calcext:value-type="float">
            <text:p>0.6999601321</text:p>
          </table:table-cell>
          <table:table-cell table:formula="of:=[.P36]/[.Q36]" office:value-type="float" office:value="1.08048774928759" calcext:value-type="float">
            <text:p>1.0804877493</text:p>
          </table:table-cell>
          <table:table-cell table:formula="of:=IF([.Q36]=0;100;100-(100/(1+[.R36])))" office:value-type="float" office:value="51.9343480709067" calcext:value-type="float">
            <text:p>51.9343480709</text:p>
          </table:table-cell>
          <table:table-cell table:formula="of:=MAX([.D23:.D36])" office:value-type="float" office:value="112.91" calcext:value-type="float">
            <text:p>112.91</text:p>
          </table:table-cell>
          <table:table-cell table:formula="of:=MIN([.E23:.E36])" office:value-type="float" office:value="99.09" calcext:value-type="float">
            <text:p>99.09</text:p>
          </table:table-cell>
          <table:table-cell table:formula="of:=([.T36]-[.F36])/([.T36]-[.U36])*-100" office:value-type="float" office:value="-63.0246020260492" calcext:value-type="float">
            <text:p>-63.024602026</text:p>
          </table:table-cell>
          <table:table-cell table:formula="of:=([.F36]-[.U36])/([.T36]-[.U36])*100" office:value-type="float" office:value="36.9753979739508" calcext:value-type="float">
            <text:p>36.975397974</text:p>
          </table:table-cell>
          <table:table-cell table:formula="of:=([.D36]+[.E36]+[.F36])/3" office:value-type="float" office:value="104.313333333333" calcext:value-type="float">
            <text:p>104.3133333333</text:p>
          </table:table-cell>
          <table:table-cell table:formula="of:=AVERAGE([.X17:.X36])" office:value-type="float" office:value="106.000666666667" calcext:value-type="float">
            <text:p>106.0006666667</text:p>
          </table:table-cell>
          <table:table-cell table:formula="of:=(ABS([.Y36]-[.X36])+ABS([.Y36]-[.X35])+ABS([.Y36]-[.X34])+ABS([.Y36]-[.X33])+ABS([.Y36]-[.X32])+ABS([.Y36]-[.X31])+ABS([.Y36]-[.X30])+ABS([.Y36]-[.X29])+ABS([.Y36]-[.X28])+ABS([.Y36]-[.X27])+ABS([.Y36]-[.X26])+ABS([.Y36]-[.X25])+ABS([.Y36]-[.X24])+ABS([.Y36]-[.X23])+ABS([.Y36]-[.X22])+ABS([.Y36]-[.X21])+ABS([.Y36]-[.X20])+ABS([.Y36]-[.X19])+ABS([.Y36]-[.X18])+ABS([.Y36]-[.X17]))/20" office:value-type="float" office:value="2.15173333333333" calcext:value-type="float">
            <text:p>2.1517333333</text:p>
          </table:table-cell>
          <table:table-cell table:style-name="ce4" table:formula="of:=([.X36]-[.Y36])/(0.015*[.Z36])" office:value-type="float" office:value="-52.2782666170941" calcext:value-type="float">
            <text:p>-52.2782666171</text:p>
          </table:table-cell>
          <table:table-cell table:formula="of:=([.F36]-[.F24])/[.F24]*100" office:value-type="float" office:value="-5.2037845705968" calcext:value-type="float">
            <text:p>-5.2037845706</text:p>
          </table:table-cell>
          <table:table-cell table:formula="of:=AVERAGE([.F32:.F36])" office:value-type="float" office:value="103.706" calcext:value-type="float">
            <text:p>103.706</text:p>
          </table:table-cell>
          <table:table-cell table:formula="of:=(5*[.F36]+4*[.F35]+3*[.F34]+2*[.F33]+[.F32])/15" office:value-type="float" office:value="104.058666666667" calcext:value-type="float">
            <text:p>104.0586666667</text:p>
          </table:table-cell>
          <table:table-cell table:formula="of:=(([.F36]-[.E36])-([.D36]-[.F36]))/([.D36]-[.E36])" office:value-type="float" office:value="-0.236111111111114" calcext:value-type="float">
            <text:p>-0.2361111111</text:p>
          </table:table-cell>
          <table:table-cell table:formula="of:=[.AE36]*[.G36]" office:value-type="float" office:value="-2216674.62500003" calcext:value-type="float">
            <text:p>-2216674.62500003</text:p>
          </table:table-cell>
          <table:table-cell table:formula="of:=[.AF36] + [.AG35]" office:value-type="float" office:value="20558223.7739765" calcext:value-type="float">
            <text:p>20558223.7739765</text:p>
          </table:table-cell>
          <table:table-cell table:formula="of:=IF([.F36] &gt; [.F35]; [.AH35] + [.G36]; IF([.F36] &lt; [.F35]; [.AH35] - [.G36]; [.AH35]))" office:value-type="float" office:value="104151356" calcext:value-type="float">
            <text:p>104151356</text:p>
          </table:table-cell>
          <table:table-cell table:formula="of:=AVERAGE([.F27:.F36])" office:value-type="float" office:value="104.303" calcext:value-type="float">
            <text:p>104.303</text:p>
          </table:table-cell>
          <table:table-cell table:formula="of:=[.F36]/[.AD36]" office:value-type="float" office:value="1.00135820819025" calcext:value-type="float">
            <text:p>1.0013582082</text:p>
          </table:table-cell>
          <table:table-cell table:formula="of:=[.F36]/[.AC36]" office:value-type="float" office:value="1.00476346595183" calcext:value-type="float">
            <text:p>1.004763466</text:p>
          </table:table-cell>
          <table:table-cell table:formula="of:=[.F36]/[.AI36]" office:value-type="float" office:value="0.999012492449882" calcext:value-type="float">
            <text:p>0.9990124924</text:p>
          </table:table-cell>
          <table:table-cell table:formula="of:=AVERAGE([.F17]; [.F36])" office:value-type="float" office:value="104.665" calcext:value-type="float">
            <text:p>104.665</text:p>
          </table:table-cell>
          <table:table-cell table:style-name="ce4" table:formula="of:=STDEVPA([.F17:.F36])" office:value-type="float" office:value="2.62078132433822" calcext:value-type="float">
            <text:p>2.6207813243</text:p>
          </table:table-cell>
          <table:table-cell table:formula="of:=[.AM36] + 2*[.AN36]" office:value-type="float" office:value="109.906562648676" calcext:value-type="float">
            <text:p>109.9065626487</text:p>
          </table:table-cell>
          <table:table-cell table:formula="of:=[.AM36] - 2*[.AN36]" office:value-type="float" office:value="99.4234373513236" calcext:value-type="float">
            <text:p>99.4234373513</text:p>
          </table:table-cell>
          <table:table-cell table:formula="of:=[.F36]-[.F31]" office:value-type="float" office:value="1.58" calcext:value-type="float">
            <text:p>1.58</text:p>
          </table:table-cell>
          <table:table-cell table:formula="of:=[.D36]-[.E36]" office:value-type="float" office:value="1.44" calcext:value-type="float">
            <text:p>1.44</text:p>
          </table:table-cell>
          <table:table-cell table:formula="of:=ABS([.D36]-[.F35])" office:value-type="float" office:value="1.33" calcext:value-type="float">
            <text:p>1.33</text:p>
          </table:table-cell>
          <table:table-cell table:formula="of:=ABS([.E36]-[.F35])" office:value-type="float" office:value="0.109999999999999" calcext:value-type="float">
            <text:p>0.11</text:p>
          </table:table-cell>
          <table:table-cell table:formula="of:=MAX([.AR36:.AT36])" office:value-type="float" office:value="1.44" calcext:value-type="float">
            <text:p>1.44</text:p>
          </table:table-cell>
          <table:table-cell table:formula="of:=AVERAGE([.AU27:.AU36])" office:value-type="float" office:value="2.834" calcext:value-type="float">
            <text:p>2.834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/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F37]-[.F36]" office:value-type="float" office:value="4.34999999999999" calcext:value-type="float">
            <text:p>4.35</text:p>
          </table:table-cell>
          <table:table-cell table:formula="of:=([.F37]*(2/(12 +1))+[.I36]*(1-(2/(12+1))))" office:value-type="float" office:value="105.295525213089" calcext:value-type="float">
            <text:p>105.2955252131</text:p>
          </table:table-cell>
          <table:table-cell table:formula="of:=([.F37]*(2/(26 +1))+[.J36]*(1-(2/(26+1))))" office:value-type="float" office:value="104.654928056677" calcext:value-type="float">
            <text:p>104.6549280567</text:p>
          </table:table-cell>
          <table:table-cell table:formula="of:=([.I37]) - ([.J37])" office:value-type="float" office:value="0.640597156411971" calcext:value-type="float">
            <text:p>0.6405971564</text:p>
          </table:table-cell>
          <table:table-cell table:formula="of:=([.K37]*(2/(9 +1))+[.L36]*(1-(2/(9+1))))" office:value-type="float" office:value="1.02991452572121" calcext:value-type="float">
            <text:p>1.0299145257</text:p>
          </table:table-cell>
          <table:table-cell table:formula="of:=([.K37]) - ([.L37])" office:value-type="float" office:value="-0.389317369309238" calcext:value-type="float">
            <text:p>-0.3893173693</text:p>
          </table:table-cell>
          <table:table-cell table:formula="of:=IF([.H37]&lt;0;-[.H37];0)" office:value-type="float" office:value="0" calcext:value-type="float">
            <text:p>0</text:p>
          </table:table-cell>
          <table:table-cell table:formula="of:=IF([.H37]&gt;0;[.H37];0)" office:value-type="float" office:value="4.34999999999999" calcext:value-type="float">
            <text:p>4.35</text:p>
          </table:table-cell>
          <table:table-cell table:formula="of:=(([.P36]*13)+[.O37])/14" office:value-type="float" office:value="1.01299132284701" calcext:value-type="float">
            <text:p>1.0129913228</text:p>
          </table:table-cell>
          <table:table-cell table:formula="of:=(([.Q36]*13)+[.N37])/14" office:value-type="float" office:value="0.649962979770723" calcext:value-type="float">
            <text:p>0.6499629798</text:p>
          </table:table-cell>
          <table:table-cell table:formula="of:=[.P37]/[.Q37]" office:value-type="float" office:value="1.55853695421906" calcext:value-type="float">
            <text:p>1.5585369542</text:p>
          </table:table-cell>
          <table:table-cell table:formula="of:=IF([.Q37]=0;100;100-(100/(1+[.R37])))" office:value-type="float" office:value="60.9151629273524" calcext:value-type="float">
            <text:p>60.9151629274</text:p>
          </table:table-cell>
          <table:table-cell table:formula="of:=MAX([.D24:.D37])" office:value-type="float" office:value="112.35" calcext:value-type="float">
            <text:p>112.35</text:p>
          </table:table-cell>
          <table:table-cell table:formula="of:=MIN([.E24:.E37])" office:value-type="float" office:value="99.09" calcext:value-type="float">
            <text:p>99.09</text:p>
          </table:table-cell>
          <table:table-cell table:formula="of:=([.T37]-[.F37])/([.T37]-[.U37])*-100" office:value-type="float" office:value="-28.657616892911" calcext:value-type="float">
            <text:p>-28.6576168929</text:p>
          </table:table-cell>
          <table:table-cell table:formula="of:=([.F37]-[.U37])/([.T37]-[.U37])*100" office:value-type="float" office:value="71.342383107089" calcext:value-type="float">
            <text:p>71.3423831071</text:p>
          </table:table-cell>
          <table:table-cell table:formula="of:=([.D37]+[.E37]+[.F37])/3" office:value-type="float" office:value="107.643333333333" calcext:value-type="float">
            <text:p>107.6433333333</text:p>
          </table:table-cell>
          <table:table-cell table:formula="of:=AVERAGE([.X18:.X37])" office:value-type="float" office:value="106.233333333333" calcext:value-type="float">
            <text:p>106.2333333333</text:p>
          </table:table-cell>
          <table:table-cell table:formula="of:=(ABS([.Y37]-[.X37])+ABS([.Y37]-[.X36])+ABS([.Y37]-[.X35])+ABS([.Y37]-[.X34])+ABS([.Y37]-[.X33])+ABS([.Y37]-[.X32])+ABS([.Y37]-[.X31])+ABS([.Y37]-[.X30])+ABS([.Y37]-[.X29])+ABS([.Y37]-[.X28])+ABS([.Y37]-[.X27])+ABS([.Y37]-[.X26])+ABS([.Y37]-[.X25])+ABS([.Y37]-[.X24])+ABS([.Y37]-[.X23])+ABS([.Y37]-[.X22])+ABS([.Y37]-[.X21])+ABS([.Y37]-[.X20])+ABS([.Y37]-[.X19])+ABS([.Y37]-[.X18]))/20" office:value-type="float" office:value="2.10366666666667" calcext:value-type="float">
            <text:p>2.1036666667</text:p>
          </table:table-cell>
          <table:table-cell table:style-name="ce4" table:formula="of:=([.X37]-[.Y37])/(0.015*[.Z37])" office:value-type="float" office:value="44.6838852796699" calcext:value-type="float">
            <text:p>44.6838852797</text:p>
          </table:table-cell>
          <table:table-cell table:formula="of:=([.F37]-[.F25])/[.F25]*100" office:value-type="float" office:value="-0.522360703812324" calcext:value-type="float">
            <text:p>-0.5223607038</text:p>
          </table:table-cell>
          <table:table-cell table:formula="of:=AVERAGE([.F33:.F37])" office:value-type="float" office:value="105.084" calcext:value-type="float">
            <text:p>105.084</text:p>
          </table:table-cell>
          <table:table-cell table:formula="of:=(5*[.F37]+4*[.F36]+3*[.F35]+2*[.F34]+[.F33])/15" office:value-type="float" office:value="105.673333333333" calcext:value-type="float">
            <text:p>105.6733333333</text:p>
          </table:table-cell>
          <table:table-cell table:formula="of:=(([.F37]-[.E37])-([.D37]-[.F37]))/([.D37]-[.E37])" office:value-type="float" office:value="0.459459459459457" calcext:value-type="float">
            <text:p>0.4594594595</text:p>
          </table:table-cell>
          <table:table-cell table:formula="of:=[.AE37]*[.G37]" office:value-type="float" office:value="15374796.3243242" calcext:value-type="float">
            <text:p>15374796.3243242</text:p>
          </table:table-cell>
          <table:table-cell table:formula="of:=[.AF37] + [.AG36]" office:value-type="float" office:value="35933020.0983008" calcext:value-type="float">
            <text:p>35933020.0983008</text:p>
          </table:table-cell>
          <table:table-cell table:formula="of:=IF([.F37] &gt; [.F36]; [.AH36] + [.G37]; IF([.F37] &lt; [.F36]; [.AH36] - [.G37]; [.AH36]))" office:value-type="float" office:value="137614148" calcext:value-type="float">
            <text:p>137614148</text:p>
          </table:table-cell>
          <table:table-cell table:formula="of:=AVERAGE([.F28:.F37])" office:value-type="float" office:value="104.517" calcext:value-type="float">
            <text:p>104.517</text:p>
          </table:table-cell>
          <table:table-cell table:formula="of:=[.F37]/[.AD37]" office:value-type="float" office:value="1.02722225727083" calcext:value-type="float">
            <text:p>1.0272222573</text:p>
          </table:table-cell>
          <table:table-cell table:formula="of:=[.F37]/[.AC37]" office:value-type="float" office:value="1.03298313729968" calcext:value-type="float">
            <text:p>1.0329831373</text:p>
          </table:table-cell>
          <table:table-cell table:formula="of:=[.F37]/[.AI37]" office:value-type="float" office:value="1.03858702412048" calcext:value-type="float">
            <text:p>1.0385870241</text:p>
          </table:table-cell>
          <table:table-cell table:formula="of:=AVERAGE([.F18]; [.F37])" office:value-type="float" office:value="106.68" calcext:value-type="float">
            <text:p>106.68</text:p>
          </table:table-cell>
          <table:table-cell table:style-name="ce4" table:formula="of:=STDEVPA([.F18:.F37])" office:value-type="float" office:value="2.66760243477172" calcext:value-type="float">
            <text:p>2.6676024348</text:p>
          </table:table-cell>
          <table:table-cell table:formula="of:=[.AM37] + 2*[.AN37]" office:value-type="float" office:value="112.015204869543" calcext:value-type="float">
            <text:p>112.0152048695</text:p>
          </table:table-cell>
          <table:table-cell table:formula="of:=[.AM37] - 2*[.AN37]" office:value-type="float" office:value="101.344795130457" calcext:value-type="float">
            <text:p>101.3447951305</text:p>
          </table:table-cell>
          <table:table-cell table:formula="of:=[.F37]-[.F32]" office:value-type="float" office:value="6.89" calcext:value-type="float">
            <text:p>6.89</text:p>
          </table:table-cell>
          <table:table-cell table:formula="of:=[.D37]-[.E37]" office:value-type="float" office:value="5.92" calcext:value-type="float">
            <text:p>5.92</text:p>
          </table:table-cell>
          <table:table-cell table:formula="of:=ABS([.D37]-[.F36])" office:value-type="float" office:value="5.95" calcext:value-type="float">
            <text:p>5.95</text:p>
          </table:table-cell>
          <table:table-cell table:formula="of:=ABS([.E37]-[.F36])" office:value-type="float" office:value="0.0300000000000011" calcext:value-type="float">
            <text:p>0.03</text:p>
          </table:table-cell>
          <table:table-cell table:formula="of:=MAX([.AR37:.AT37])" office:value-type="float" office:value="5.95" calcext:value-type="float">
            <text:p>5.95</text:p>
          </table:table-cell>
          <table:table-cell table:formula="of:=AVERAGE([.AU28:.AU37])" office:value-type="float" office:value="3.195" calcext:value-type="float">
            <text:p>3.195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/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F38]-[.F37]" office:value-type="float" office:value="4.10000000000001" calcext:value-type="float">
            <text:p>4.1</text:p>
          </table:table-cell>
          <table:table-cell table:formula="of:=([.F38]*(2/(12 +1))+[.I37]*(1-(2/(12+1))))" office:value-type="float" office:value="106.426982872614" calcext:value-type="float">
            <text:p>106.4269828726</text:p>
          </table:table-cell>
          <table:table-cell table:formula="of:=([.F38]*(2/(26 +1))+[.J37]*(1-(2/(26+1))))" office:value-type="float" office:value="105.247155608034" calcext:value-type="float">
            <text:p>105.247155608</text:p>
          </table:table-cell>
          <table:table-cell table:formula="of:=([.I38]) - ([.J38])" office:value-type="float" office:value="1.17982726457947" calcext:value-type="float">
            <text:p>1.1798272646</text:p>
          </table:table-cell>
          <table:table-cell table:formula="of:=([.K38]*(2/(9 +1))+[.L37]*(1-(2/(9+1))))" office:value-type="float" office:value="1.05989707349286" calcext:value-type="float">
            <text:p>1.0598970735</text:p>
          </table:table-cell>
          <table:table-cell table:formula="of:=([.K38]) - ([.L38])" office:value-type="float" office:value="0.119930191086611" calcext:value-type="float">
            <text:p>0.1199301911</text:p>
          </table:table-cell>
          <table:table-cell table:formula="of:=IF([.H38]&lt;0;-[.H38];0)" office:value-type="float" office:value="0" calcext:value-type="float">
            <text:p>0</text:p>
          </table:table-cell>
          <table:table-cell table:formula="of:=IF([.H38]&gt;0;[.H38];0)" office:value-type="float" office:value="4.10000000000001" calcext:value-type="float">
            <text:p>4.1</text:p>
          </table:table-cell>
          <table:table-cell table:formula="of:=(([.P37]*13)+[.O38])/14" office:value-type="float" office:value="1.23349194264365" calcext:value-type="float">
            <text:p>1.2334919426</text:p>
          </table:table-cell>
          <table:table-cell table:formula="of:=(([.Q37]*13)+[.N38])/14" office:value-type="float" office:value="0.603537052644243" calcext:value-type="float">
            <text:p>0.6035370526</text:p>
          </table:table-cell>
          <table:table-cell table:formula="of:=[.P38]/[.Q38]" office:value-type="float" office:value="2.04377169096648" calcext:value-type="float">
            <text:p>2.043771691</text:p>
          </table:table-cell>
          <table:table-cell table:formula="of:=IF([.Q38]=0;100;100-(100/(1+[.R38])))" office:value-type="float" office:value="67.1460246848386" calcext:value-type="float">
            <text:p>67.1460246848</text:p>
          </table:table-cell>
          <table:table-cell table:formula="of:=MAX([.D25:.D38])" office:value-type="float" office:value="112.98" calcext:value-type="float">
            <text:p>112.98</text:p>
          </table:table-cell>
          <table:table-cell table:formula="of:=MIN([.E25:.E38])" office:value-type="float" office:value="99.09" calcext:value-type="float">
            <text:p>99.09</text:p>
          </table:table-cell>
          <table:table-cell table:formula="of:=([.T38]-[.F38])/([.T38]-[.U38])*-100" office:value-type="float" office:value="-2.37580993520517" calcext:value-type="float">
            <text:p>-2.3758099352</text:p>
          </table:table-cell>
          <table:table-cell table:formula="of:=([.F38]-[.U38])/([.T38]-[.U38])*100" office:value-type="float" office:value="97.6241900647948" calcext:value-type="float">
            <text:p>97.6241900648</text:p>
          </table:table-cell>
          <table:table-cell table:formula="of:=([.D38]+[.E38]+[.F38])/3" office:value-type="float" office:value="111.633333333333" calcext:value-type="float">
            <text:p>111.6333333333</text:p>
          </table:table-cell>
          <table:table-cell table:formula="of:=AVERAGE([.X19:.X38])" office:value-type="float" office:value="106.5565" calcext:value-type="float">
            <text:p>106.5565</text:p>
          </table:table-cell>
          <table:table-cell table:formula="of:=(ABS([.Y38]-[.X38])+ABS([.Y38]-[.X37])+ABS([.Y38]-[.X36])+ABS([.Y38]-[.X35])+ABS([.Y38]-[.X34])+ABS([.Y38]-[.X33])+ABS([.Y38]-[.X32])+ABS([.Y38]-[.X31])+ABS([.Y38]-[.X30])+ABS([.Y38]-[.X29])+ABS([.Y38]-[.X28])+ABS([.Y38]-[.X27])+ABS([.Y38]-[.X26])+ABS([.Y38]-[.X25])+ABS([.Y38]-[.X24])+ABS([.Y38]-[.X23])+ABS([.Y38]-[.X22])+ABS([.Y38]-[.X21])+ABS([.Y38]-[.X20])+ABS([.Y38]-[.X19]))/20" office:value-type="float" office:value="2.34648333333333" calcext:value-type="float">
            <text:p>2.3464833333</text:p>
          </table:table-cell>
          <table:table-cell table:style-name="ce4" table:formula="of:=([.X38]-[.Y38])/(0.015*[.Z38])" office:value-type="float" office:value="144.239488407002" calcext:value-type="float">
            <text:p>144.239488407</text:p>
          </table:table-cell>
          <table:table-cell table:formula="of:=([.F38]-[.F26])/[.F26]*100" office:value-type="float" office:value="4.80044655316775" calcext:value-type="float">
            <text:p>4.8004465532</text:p>
          </table:table-cell>
          <table:table-cell table:formula="of:=AVERAGE([.F34:.F38])" office:value-type="float" office:value="106.904" calcext:value-type="float">
            <text:p>106.904</text:p>
          </table:table-cell>
          <table:table-cell table:formula="of:=(5*[.F38]+4*[.F37]+3*[.F36]+2*[.F35]+[.F34])/15" office:value-type="float" office:value="108.195333333333" calcext:value-type="float">
            <text:p>108.1953333333</text:p>
          </table:table-cell>
          <table:table-cell table:formula="of:=(([.F38]-[.E38])-([.D38]-[.F38]))/([.D38]-[.E38])" office:value-type="float" office:value="0.822102425876012" calcext:value-type="float">
            <text:p>0.8221024259</text:p>
          </table:table-cell>
          <table:table-cell table:formula="of:=[.AE38]*[.G38]" office:value-type="float" office:value="12642598.5714286" calcext:value-type="float">
            <text:p>12642598.5714286</text:p>
          </table:table-cell>
          <table:table-cell table:formula="of:=[.AF38] + [.AG37]" office:value-type="float" office:value="48575618.6697294" calcext:value-type="float">
            <text:p>48575618.6697294</text:p>
          </table:table-cell>
          <table:table-cell table:formula="of:=IF([.F38] &gt; [.F37]; [.AH37] + [.G38]; IF([.F38] &lt; [.F37]; [.AH37] - [.G38]; [.AH37]))" office:value-type="float" office:value="152992522" calcext:value-type="float">
            <text:p>152992522</text:p>
          </table:table-cell>
          <table:table-cell table:formula="of:=AVERAGE([.F29:.F38])" office:value-type="float" office:value="105.277" calcext:value-type="float">
            <text:p>105.277</text:p>
          </table:table-cell>
          <table:table-cell table:formula="of:=[.F38]/[.AD38]" office:value-type="float" office:value="1.04117244736372" calcext:value-type="float">
            <text:p>1.0411724474</text:p>
          </table:table-cell>
          <table:table-cell table:formula="of:=[.F38]/[.AC38]" office:value-type="float" office:value="1.05374915812318" calcext:value-type="float">
            <text:p>1.0537491581</text:p>
          </table:table-cell>
          <table:table-cell table:formula="of:=[.F38]/[.AI38]" office:value-type="float" office:value="1.0700342904908" calcext:value-type="float">
            <text:p>1.0700342905</text:p>
          </table:table-cell>
          <table:table-cell table:formula="of:=AVERAGE([.F19]; [.F38])" office:value-type="float" office:value="108.495" calcext:value-type="float">
            <text:p>108.495</text:p>
          </table:table-cell>
          <table:table-cell table:style-name="ce4" table:formula="of:=STDEVPA([.F19:.F38])" office:value-type="float" office:value="2.99078296604752" calcext:value-type="float">
            <text:p>2.990782966</text:p>
          </table:table-cell>
          <table:table-cell table:formula="of:=[.AM38] + 2*[.AN38]" office:value-type="float" office:value="114.476565932095" calcext:value-type="float">
            <text:p>114.4765659321</text:p>
          </table:table-cell>
          <table:table-cell table:formula="of:=[.AM38] - 2*[.AN38]" office:value-type="float" office:value="102.513434067905" calcext:value-type="float">
            <text:p>102.5134340679</text:p>
          </table:table-cell>
          <table:table-cell table:formula="of:=[.F38]-[.F33]" office:value-type="float" office:value="9.10000000000001" calcext:value-type="float">
            <text:p>9.1</text:p>
          </table:table-cell>
          <table:table-cell table:formula="of:=[.D38]-[.E38]" office:value-type="float" office:value="3.71000000000001" calcext:value-type="float">
            <text:p>3.71</text:p>
          </table:table-cell>
          <table:table-cell table:formula="of:=ABS([.D38]-[.F37])" office:value-type="float" office:value="4.43000000000001" calcext:value-type="float">
            <text:p>4.43</text:p>
          </table:table-cell>
          <table:table-cell table:formula="of:=ABS([.E38]-[.F37])" office:value-type="float" office:value="0.719999999999999" calcext:value-type="float">
            <text:p>0.72</text:p>
          </table:table-cell>
          <table:table-cell table:formula="of:=MAX([.AR38:.AT38])" office:value-type="float" office:value="4.43000000000001" calcext:value-type="float">
            <text:p>4.43</text:p>
          </table:table-cell>
          <table:table-cell table:formula="of:=AVERAGE([.AU29:.AU38])" office:value-type="float" office:value="3.438" calcext:value-type="float">
            <text:p>3.438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/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F39]-[.F38]" office:value-type="float" office:value="-0.900000000000006" calcext:value-type="float">
            <text:p>-0.9</text:p>
          </table:table-cell>
          <table:table-cell table:formula="of:=([.F39]*(2/(12 +1))+[.I38]*(1-(2/(12+1))))" office:value-type="float" office:value="107.245908584519" calcext:value-type="float">
            <text:p>107.2459085845</text:p>
          </table:table-cell>
          <table:table-cell table:formula="of:=([.F39]*(2/(26 +1))+[.J38]*(1-(2/(26+1))))" office:value-type="float" office:value="105.728847785217" calcext:value-type="float">
            <text:p>105.7288477852</text:p>
          </table:table-cell>
          <table:table-cell table:formula="of:=([.I39]) - ([.J39])" office:value-type="float" office:value="1.5170607993024" calcext:value-type="float">
            <text:p>1.5170607993</text:p>
          </table:table-cell>
          <table:table-cell table:formula="of:=([.K39]*(2/(9 +1))+[.L38]*(1-(2/(9+1))))" office:value-type="float" office:value="1.15132981865477" calcext:value-type="float">
            <text:p>1.1513298187</text:p>
          </table:table-cell>
          <table:table-cell table:formula="of:=([.K39]) - ([.L39])" office:value-type="float" office:value="0.36573098064763" calcext:value-type="float">
            <text:p>0.3657309806</text:p>
          </table:table-cell>
          <table:table-cell table:formula="of:=IF([.H39]&lt;0;-[.H39];0)" office:value-type="float" office:value="0.900000000000006" calcext:value-type="float">
            <text:p>0.9</text:p>
          </table:table-cell>
          <table:table-cell table:formula="of:=IF([.H39]&gt;0;[.H39];0)" office:value-type="float" office:value="0" calcext:value-type="float">
            <text:p>0</text:p>
          </table:table-cell>
          <table:table-cell table:formula="of:=(([.P38]*13)+[.O39])/14" office:value-type="float" office:value="1.14538537531196" calcext:value-type="float">
            <text:p>1.1453853753</text:p>
          </table:table-cell>
          <table:table-cell table:formula="of:=(([.Q38]*13)+[.N39])/14" office:value-type="float" office:value="0.624712977455369" calcext:value-type="float">
            <text:p>0.6247129775</text:p>
          </table:table-cell>
          <table:table-cell table:formula="of:=[.P39]/[.Q39]" office:value-type="float" office:value="1.83345859081948" calcext:value-type="float">
            <text:p>1.8334585908</text:p>
          </table:table-cell>
          <table:table-cell table:formula="of:=IF([.Q39]=0;100;100-(100/(1+[.R39])))" office:value-type="float" office:value="64.7074425848311" calcext:value-type="float">
            <text:p>64.7074425848</text:p>
          </table:table-cell>
          <table:table-cell table:formula="of:=MAX([.D26:.D39])" office:value-type="float" office:value="112.98" calcext:value-type="float">
            <text:p>112.98</text:p>
          </table:table-cell>
          <table:table-cell table:formula="of:=MIN([.E26:.E39])" office:value-type="float" office:value="96.37" calcext:value-type="float">
            <text:p>96.37</text:p>
          </table:table-cell>
          <table:table-cell table:formula="of:=([.T39]-[.F39])/([.T39]-[.U39])*-100" office:value-type="float" office:value="-7.40517760385313" calcext:value-type="float">
            <text:p>-7.4051776039</text:p>
          </table:table-cell>
          <table:table-cell table:formula="of:=([.F39]-[.U39])/([.T39]-[.U39])*100" office:value-type="float" office:value="92.5948223961469" calcext:value-type="float">
            <text:p>92.5948223961</text:p>
          </table:table-cell>
          <table:table-cell table:formula="of:=([.D39]+[.E39]+[.F39])/3" office:value-type="float" office:value="106.95" calcext:value-type="float">
            <text:p>106.95</text:p>
          </table:table-cell>
          <table:table-cell table:formula="of:=AVERAGE([.X20:.X39])" office:value-type="float" office:value="106.669" calcext:value-type="float">
            <text:p>106.669</text:p>
          </table:table-cell>
          <table:table-cell table:formula="of:=(ABS([.Y39]-[.X39])+ABS([.Y39]-[.X38])+ABS([.Y39]-[.X37])+ABS([.Y39]-[.X36])+ABS([.Y39]-[.X35])+ABS([.Y39]-[.X34])+ABS([.Y39]-[.X33])+ABS([.Y39]-[.X32])+ABS([.Y39]-[.X31])+ABS([.Y39]-[.X30])+ABS([.Y39]-[.X29])+ABS([.Y39]-[.X28])+ABS([.Y39]-[.X27])+ABS([.Y39]-[.X26])+ABS([.Y39]-[.X25])+ABS([.Y39]-[.X24])+ABS([.Y39]-[.X23])+ABS([.Y39]-[.X22])+ABS([.Y39]-[.X21])+ABS([.Y39]-[.X20]))/20" office:value-type="float" office:value="2.27333333333333" calcext:value-type="float">
            <text:p>2.2733333333</text:p>
          </table:table-cell>
          <table:table-cell table:style-name="ce4" table:formula="of:=([.X39]-[.Y39])/(0.015*[.Z39])" office:value-type="float" office:value="8.24046920821091" calcext:value-type="float">
            <text:p>8.2404692082</text:p>
          </table:table-cell>
          <table:table-cell table:formula="of:=([.F39]-[.F27])/[.F27]*100" office:value-type="float" office:value="5.01832534536228" calcext:value-type="float">
            <text:p>5.0183253454</text:p>
          </table:table-cell>
          <table:table-cell table:formula="of:=AVERAGE([.F35:.F39])" office:value-type="float" office:value="108.182" calcext:value-type="float">
            <text:p>108.182</text:p>
          </table:table-cell>
          <table:table-cell table:formula="of:=(5*[.F39]+4*[.F38]+3*[.F37]+2*[.F36]+[.F35])/15" office:value-type="float" office:value="109.810666666667" calcext:value-type="float">
            <text:p>109.8106666667</text:p>
          </table:table-cell>
          <table:table-cell table:formula="of:=(([.F39]-[.E39])-([.D39]-[.F39]))/([.D39]-[.E39])" office:value-type="float" office:value="0.880195599022004" calcext:value-type="float">
            <text:p>0.880195599</text:p>
          </table:table-cell>
          <table:table-cell table:formula="of:=[.AE39]*[.G39]" office:value-type="float" office:value="5641823.1784841" calcext:value-type="float">
            <text:p>5641823.1784841</text:p>
          </table:table-cell>
          <table:table-cell table:formula="of:=[.AF39] + [.AG38]" office:value-type="float" office:value="54217441.8482135" calcext:value-type="float">
            <text:p>54217441.8482135</text:p>
          </table:table-cell>
          <table:table-cell table:formula="of:=IF([.F39] &gt; [.F38]; [.AH38] + [.G39]; IF([.F39] &lt; [.F38]; [.AH38] - [.G39]; [.AH38]))" office:value-type="float" office:value="146582784" calcext:value-type="float">
            <text:p>146582784</text:p>
          </table:table-cell>
          <table:table-cell table:formula="of:=AVERAGE([.F30:.F39])" office:value-type="float" office:value="105.834" calcext:value-type="float">
            <text:p>105.834</text:p>
          </table:table-cell>
          <table:table-cell table:formula="of:=[.F39]/[.AD39]" office:value-type="float" office:value="1.01766070084266" calcext:value-type="float">
            <text:p>1.0176607008</text:p>
          </table:table-cell>
          <table:table-cell table:formula="of:=[.F39]/[.AC39]" office:value-type="float" office:value="1.03298145717402" calcext:value-type="float">
            <text:p>1.0329814572</text:p>
          </table:table-cell>
          <table:table-cell table:formula="of:=[.F39]/[.AI39]" office:value-type="float" office:value="1.05589886047962" calcext:value-type="float">
            <text:p>1.0558988605</text:p>
          </table:table-cell>
          <table:table-cell table:formula="of:=AVERAGE([.F20]; [.F39])" office:value-type="float" office:value="109.06" calcext:value-type="float">
            <text:p>109.06</text:p>
          </table:table-cell>
          <table:table-cell table:style-name="ce4" table:formula="of:=STDEVPA([.F20:.F39])" office:value-type="float" office:value="3.1437356759117" calcext:value-type="float">
            <text:p>3.1437356759</text:p>
          </table:table-cell>
          <table:table-cell table:formula="of:=[.AM39] + 2*[.AN39]" office:value-type="float" office:value="115.347471351823" calcext:value-type="float">
            <text:p>115.3474713518</text:p>
          </table:table-cell>
          <table:table-cell table:formula="of:=[.AM39] - 2*[.AN39]" office:value-type="float" office:value="102.772528648177" calcext:value-type="float">
            <text:p>102.7725286482</text:p>
          </table:table-cell>
          <table:table-cell table:formula="of:=[.F39]-[.F34]" office:value-type="float" office:value="6.39" calcext:value-type="float">
            <text:p>6.39</text:p>
          </table:table-cell>
          <table:table-cell table:formula="of:=[.D39]-[.E39]" office:value-type="float" office:value="16.36" calcext:value-type="float">
            <text:p>16.36</text:p>
          </table:table-cell>
          <table:table-cell table:formula="of:=ABS([.D39]-[.F38])" office:value-type="float" office:value="0.0799999999999983" calcext:value-type="float">
            <text:p>0.08</text:p>
          </table:table-cell>
          <table:table-cell table:formula="of:=ABS([.E39]-[.F38])" office:value-type="float" office:value="16.28" calcext:value-type="float">
            <text:p>16.28</text:p>
          </table:table-cell>
          <table:table-cell table:formula="of:=MAX([.AR39:.AT39])" office:value-type="float" office:value="16.36" calcext:value-type="float">
            <text:p>16.36</text:p>
          </table:table-cell>
          <table:table-cell table:formula="of:=AVERAGE([.AU30:.AU39])" office:value-type="float" office:value="4.817" calcext:value-type="float">
            <text:p>4.817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/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F40]-[.F39]" office:value-type="float" office:value="-0.980000000000004" calcext:value-type="float">
            <text:p>-0.98</text:p>
          </table:table-cell>
          <table:table-cell table:formula="of:=([.F40]*(2/(12 +1))+[.I39]*(1-(2/(12+1))))" office:value-type="float" office:value="107.788076494593" calcext:value-type="float">
            <text:p>107.7880764946</text:p>
          </table:table-cell>
          <table:table-cell table:formula="of:=([.F40]*(2/(26 +1))+[.J39]*(1-(2/(26+1))))" office:value-type="float" office:value="106.102266467794" calcext:value-type="float">
            <text:p>106.1022664678</text:p>
          </table:table-cell>
          <table:table-cell table:formula="of:=([.I40]) - ([.J40])" office:value-type="float" office:value="1.68581002679981" calcext:value-type="float">
            <text:p>1.6858100268</text:p>
          </table:table-cell>
          <table:table-cell table:formula="of:=([.K40]*(2/(9 +1))+[.L39]*(1-(2/(9+1))))" office:value-type="float" office:value="1.25822586028378" calcext:value-type="float">
            <text:p>1.2582258603</text:p>
          </table:table-cell>
          <table:table-cell table:formula="of:=([.K40]) - ([.L40])" office:value-type="float" office:value="0.427584166516036" calcext:value-type="float">
            <text:p>0.4275841665</text:p>
          </table:table-cell>
          <table:table-cell table:formula="of:=IF([.H40]&lt;0;-[.H40];0)" office:value-type="float" office:value="0.980000000000004" calcext:value-type="float">
            <text:p>0.98</text:p>
          </table:table-cell>
          <table:table-cell table:formula="of:=IF([.H40]&gt;0;[.H40];0)" office:value-type="float" office:value="0" calcext:value-type="float">
            <text:p>0</text:p>
          </table:table-cell>
          <table:table-cell table:formula="of:=(([.P39]*13)+[.O40])/14" office:value-type="float" office:value="1.06357213421825" calcext:value-type="float">
            <text:p>1.0635721342</text:p>
          </table:table-cell>
          <table:table-cell table:formula="of:=(([.Q39]*13)+[.N40])/14" office:value-type="float" office:value="0.650090621922843" calcext:value-type="float">
            <text:p>0.6500906219</text:p>
          </table:table-cell>
          <table:table-cell table:formula="of:=[.P40]/[.Q40]" office:value-type="float" office:value="1.63603672834475" calcext:value-type="float">
            <text:p>1.6360367283</text:p>
          </table:table-cell>
          <table:table-cell table:formula="of:=IF([.Q40]=0;100;100-(100/(1+[.R40])))" office:value-type="float" office:value="62.0642615010933" calcext:value-type="float">
            <text:p>62.0642615011</text:p>
          </table:table-cell>
          <table:table-cell table:formula="of:=MAX([.D27:.D40])" office:value-type="float" office:value="112.98" calcext:value-type="float">
            <text:p>112.98</text:p>
          </table:table-cell>
          <table:table-cell table:formula="of:=MIN([.E27:.E40])" office:value-type="float" office:value="96.37" calcext:value-type="float">
            <text:p>96.37</text:p>
          </table:table-cell>
          <table:table-cell table:formula="of:=([.T40]-[.F40])/([.T40]-[.U40])*-100" office:value-type="float" office:value="-13.3052378085491" calcext:value-type="float">
            <text:p>-13.3052378085</text:p>
          </table:table-cell>
          <table:table-cell table:formula="of:=([.F40]-[.U40])/([.T40]-[.U40])*100" office:value-type="float" office:value="86.6947621914509" calcext:value-type="float">
            <text:p>86.6947621915</text:p>
          </table:table-cell>
          <table:table-cell table:formula="of:=([.D40]+[.E40]+[.F40])/3" office:value-type="float" office:value="111.336666666667" calcext:value-type="float">
            <text:p>111.3366666667</text:p>
          </table:table-cell>
          <table:table-cell table:formula="of:=AVERAGE([.X21:.X40])" office:value-type="float" office:value="106.934333333333" calcext:value-type="float">
            <text:p>106.9343333333</text:p>
          </table:table-cell>
          <table:table-cell table:formula="of:=(ABS([.Y40]-[.X40])+ABS([.Y40]-[.X39])+ABS([.Y40]-[.X38])+ABS([.Y40]-[.X37])+ABS([.Y40]-[.X36])+ABS([.Y40]-[.X35])+ABS([.Y40]-[.X34])+ABS([.Y40]-[.X33])+ABS([.Y40]-[.X32])+ABS([.Y40]-[.X31])+ABS([.Y40]-[.X30])+ABS([.Y40]-[.X29])+ABS([.Y40]-[.X28])+ABS([.Y40]-[.X27])+ABS([.Y40]-[.X26])+ABS([.Y40]-[.X25])+ABS([.Y40]-[.X24])+ABS([.Y40]-[.X23])+ABS([.Y40]-[.X22])+ABS([.Y40]-[.X21]))/20" office:value-type="float" office:value="2.46066666666666" calcext:value-type="float">
            <text:p>2.4606666667</text:p>
          </table:table-cell>
          <table:table-cell table:style-name="ce4" table:formula="of:=([.X40]-[.Y40])/(0.015*[.Z40])" office:value-type="float" office:value="119.272103314368" calcext:value-type="float">
            <text:p>119.2721033144</text:p>
          </table:table-cell>
          <table:table-cell table:formula="of:=([.F40]-[.F28])/[.F28]*100" office:value-type="float" office:value="5.44502617801047" calcext:value-type="float">
            <text:p>5.445026178</text:p>
          </table:table-cell>
          <table:table-cell table:formula="of:=AVERAGE([.F36:.F40])" office:value-type="float" office:value="109.584" calcext:value-type="float">
            <text:p>109.584</text:p>
          </table:table-cell>
          <table:table-cell table:formula="of:=(5*[.F40]+4*[.F39]+3*[.F38]+2*[.F37]+[.F36])/15" office:value-type="float" office:value="110.673333333333" calcext:value-type="float">
            <text:p>110.6733333333</text:p>
          </table:table-cell>
          <table:table-cell table:formula="of:=(([.F40]-[.E40])-([.D40]-[.F40]))/([.D40]-[.E40])" office:value-type="float" office:value="-0.794392523364487" calcext:value-type="float">
            <text:p>-0.7943925234</text:p>
          </table:table-cell>
          <table:table-cell table:formula="of:=[.AE40]*[.G40]" office:value-type="float" office:value="-2423917.19626169" calcext:value-type="float">
            <text:p>-2423917.19626169</text:p>
          </table:table-cell>
          <table:table-cell table:formula="of:=[.AF40] + [.AG39]" office:value-type="float" office:value="51793524.6519518" calcext:value-type="float">
            <text:p>51793524.6519518</text:p>
          </table:table-cell>
          <table:table-cell table:formula="of:=IF([.F40] &gt; [.F39]; [.AH39] + [.G40]; IF([.F40] &lt; [.F39]; [.AH39] - [.G40]; [.AH39]))" office:value-type="float" office:value="143531500" calcext:value-type="float">
            <text:p>143531500</text:p>
          </table:table-cell>
          <table:table-cell table:formula="of:=AVERAGE([.F31:.F40])" office:value-type="float" office:value="106.487" calcext:value-type="float">
            <text:p>106.487</text:p>
          </table:table-cell>
          <table:table-cell table:formula="of:=[.F40]/[.AD40]" office:value-type="float" office:value="1.00087344135895" calcext:value-type="float">
            <text:p>1.0008734414</text:p>
          </table:table-cell>
          <table:table-cell table:formula="of:=[.F40]/[.AC40]" office:value-type="float" office:value="1.0108227478464" calcext:value-type="float">
            <text:p>1.0108227478</text:p>
          </table:table-cell>
          <table:table-cell table:formula="of:=[.F40]/[.AI40]" office:value-type="float" office:value="1.04022087203133" calcext:value-type="float">
            <text:p>1.040220872</text:p>
          </table:table-cell>
          <table:table-cell table:formula="of:=AVERAGE([.F21]; [.F40])" office:value-type="float" office:value="109.66" calcext:value-type="float">
            <text:p>109.66</text:p>
          </table:table-cell>
          <table:table-cell table:style-name="ce4" table:formula="of:=STDEVPA([.F21:.F40])" office:value-type="float" office:value="3.24673897934528" calcext:value-type="float">
            <text:p>3.2467389793</text:p>
          </table:table-cell>
          <table:table-cell table:formula="of:=[.AM40] + 2*[.AN40]" office:value-type="float" office:value="116.153477958691" calcext:value-type="float">
            <text:p>116.1534779587</text:p>
          </table:table-cell>
          <table:table-cell table:formula="of:=[.AM40] - 2*[.AN40]" office:value-type="float" office:value="103.166522041309" calcext:value-type="float">
            <text:p>103.1665220413</text:p>
          </table:table-cell>
          <table:table-cell table:formula="of:=[.F40]-[.F35]" office:value-type="float" office:value="7.00999999999999" calcext:value-type="float">
            <text:p>7.01</text:p>
          </table:table-cell>
          <table:table-cell table:formula="of:=[.D40]-[.E40]" office:value-type="float" office:value="2.14" calcext:value-type="float">
            <text:p>2.14</text:p>
          </table:table-cell>
          <table:table-cell table:formula="of:=ABS([.D40]-[.F39])" office:value-type="float" office:value="0.939999999999998" calcext:value-type="float">
            <text:p>0.94</text:p>
          </table:table-cell>
          <table:table-cell table:formula="of:=ABS([.E40]-[.F39])" office:value-type="float" office:value="1.2" calcext:value-type="float">
            <text:p>1.2</text:p>
          </table:table-cell>
          <table:table-cell table:formula="of:=MAX([.AR40:.AT40])" office:value-type="float" office:value="2.14" calcext:value-type="float">
            <text:p>2.14</text:p>
          </table:table-cell>
          <table:table-cell table:formula="of:=AVERAGE([.AU31:.AU40])" office:value-type="float" office:value="4.668" calcext:value-type="float">
            <text:p>4.668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/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F41]-[.F40]" office:value-type="float" office:value="-3.45999999999999" calcext:value-type="float">
            <text:p>-3.46</text:p>
          </table:table-cell>
          <table:table-cell table:formula="of:=([.F41]*(2/(12 +1))+[.I40]*(1-(2/(12+1))))" office:value-type="float" office:value="107.714526264656" calcext:value-type="float">
            <text:p>107.7145262647</text:p>
          </table:table-cell>
          <table:table-cell table:formula="of:=([.F41]*(2/(26 +1))+[.J40]*(1-(2/(26+1))))" office:value-type="float" office:value="106.19172821092" calcext:value-type="float">
            <text:p>106.1917282109</text:p>
          </table:table-cell>
          <table:table-cell table:formula="of:=([.I41]) - ([.J41])" office:value-type="float" office:value="1.52279805373597" calcext:value-type="float">
            <text:p>1.5227980537</text:p>
          </table:table-cell>
          <table:table-cell table:formula="of:=([.K41]*(2/(9 +1))+[.L40]*(1-(2/(9+1))))" office:value-type="float" office:value="1.31114029897422" calcext:value-type="float">
            <text:p>1.311140299</text:p>
          </table:table-cell>
          <table:table-cell table:formula="of:=([.K41]) - ([.L41])" office:value-type="float" office:value="0.211657754761752" calcext:value-type="float">
            <text:p>0.2116577548</text:p>
          </table:table-cell>
          <table:table-cell table:formula="of:=IF([.H41]&lt;0;-[.H41];0)" office:value-type="float" office:value="3.45999999999999" calcext:value-type="float">
            <text:p>3.46</text:p>
          </table:table-cell>
          <table:table-cell table:formula="of:=IF([.H41]&gt;0;[.H41];0)" office:value-type="float" office:value="0" calcext:value-type="float">
            <text:p>0</text:p>
          </table:table-cell>
          <table:table-cell table:formula="of:=(([.P40]*13)+[.O41])/14" office:value-type="float" office:value="0.987602696059803" calcext:value-type="float">
            <text:p>0.9876026961</text:p>
          </table:table-cell>
          <table:table-cell table:formula="of:=(([.Q40]*13)+[.N41])/14" office:value-type="float" office:value="0.850798434642639" calcext:value-type="float">
            <text:p>0.8507984346</text:p>
          </table:table-cell>
          <table:table-cell table:formula="of:=[.P41]/[.Q41]" office:value-type="float" office:value="1.16079514941118" calcext:value-type="float">
            <text:p>1.1607951494</text:p>
          </table:table-cell>
          <table:table-cell table:formula="of:=IF([.Q41]=0;100;100-(100/(1+[.R41])))" office:value-type="float" office:value="53.7207402435858" calcext:value-type="float">
            <text:p>53.7207402436</text:p>
          </table:table-cell>
          <table:table-cell table:formula="of:=MAX([.D28:.D41])" office:value-type="float" office:value="112.98" calcext:value-type="float">
            <text:p>112.98</text:p>
          </table:table-cell>
          <table:table-cell table:formula="of:=MIN([.E28:.E41])" office:value-type="float" office:value="96.37" calcext:value-type="float">
            <text:p>96.37</text:p>
          </table:table-cell>
          <table:table-cell table:formula="of:=([.T41]-[.F41])/([.T41]-[.U41])*-100" office:value-type="float" office:value="-34.1360626128838" calcext:value-type="float">
            <text:p>-34.1360626129</text:p>
          </table:table-cell>
          <table:table-cell table:formula="of:=([.F41]-[.U41])/([.T41]-[.U41])*100" office:value-type="float" office:value="65.8639373871162" calcext:value-type="float">
            <text:p>65.8639373871</text:p>
          </table:table-cell>
          <table:table-cell table:formula="of:=([.D41]+[.E41]+[.F41])/3" office:value-type="float" office:value="109.013333333333" calcext:value-type="float">
            <text:p>109.0133333333</text:p>
          </table:table-cell>
          <table:table-cell table:formula="of:=AVERAGE([.X22:.X41])" office:value-type="float" office:value="106.946833333333" calcext:value-type="float">
            <text:p>106.9468333333</text:p>
          </table:table-cell>
          <table:table-cell table:formula="of:=(ABS([.Y41]-[.X41])+ABS([.Y41]-[.X40])+ABS([.Y41]-[.X39])+ABS([.Y41]-[.X38])+ABS([.Y41]-[.X37])+ABS([.Y41]-[.X36])+ABS([.Y41]-[.X35])+ABS([.Y41]-[.X34])+ABS([.Y41]-[.X33])+ABS([.Y41]-[.X32])+ABS([.Y41]-[.X31])+ABS([.Y41]-[.X30])+ABS([.Y41]-[.X29])+ABS([.Y41]-[.X28])+ABS([.Y41]-[.X27])+ABS([.Y41]-[.X26])+ABS([.Y41]-[.X25])+ABS([.Y41]-[.X24])+ABS([.Y41]-[.X23])+ABS([.Y41]-[.X22]))/20" office:value-type="float" office:value="2.47316666666666" calcext:value-type="float">
            <text:p>2.4731666667</text:p>
          </table:table-cell>
          <table:table-cell table:style-name="ce4" table:formula="of:=([.X41]-[.Y41])/(0.015*[.Z41])" office:value-type="float" office:value="55.7045623020417" calcext:value-type="float">
            <text:p>55.704562302</text:p>
          </table:table-cell>
          <table:table-cell table:formula="of:=([.F41]-[.F29])/[.F29]*100" office:value-type="float" office:value="1.06423055189301" calcext:value-type="float">
            <text:p>1.0642305519</text:p>
          </table:table-cell>
          <table:table-cell table:formula="of:=AVERAGE([.F37:.F41])" office:value-type="float" office:value="110.206" calcext:value-type="float">
            <text:p>110.206</text:p>
          </table:table-cell>
          <table:table-cell table:formula="of:=(5*[.F41]+4*[.F40]+3*[.F39]+2*[.F38]+[.F37])/15" office:value-type="float" office:value="109.915333333333" calcext:value-type="float">
            <text:p>109.9153333333</text:p>
          </table:table-cell>
          <table:table-cell table:formula="of:=(([.F41]-[.E41])-([.D41]-[.F41]))/([.D41]-[.E41])" office:value-type="float" office:value="-0.898066783831281" calcext:value-type="float">
            <text:p>-0.8980667838</text:p>
          </table:table-cell>
          <table:table-cell table:formula="of:=[.AE41]*[.G41]" office:value-type="float" office:value="-4304549.94551844" calcext:value-type="float">
            <text:p>-4304549.94551844</text:p>
          </table:table-cell>
          <table:table-cell table:formula="of:=[.AF41] + [.AG40]" office:value-type="float" office:value="47488974.7064333" calcext:value-type="float">
            <text:p>47488974.7064333</text:p>
          </table:table-cell>
          <table:table-cell table:formula="of:=IF([.F41] &gt; [.F40]; [.AH40] + [.G41]; IF([.F41] &lt; [.F40]; [.AH40] - [.G41]; [.AH40]))" office:value-type="float" office:value="138738371" calcext:value-type="float">
            <text:p>138738371</text:p>
          </table:table-cell>
          <table:table-cell table:formula="of:=AVERAGE([.F32:.F41])" office:value-type="float" office:value="106.956" calcext:value-type="float">
            <text:p>106.956</text:p>
          </table:table-cell>
          <table:table-cell table:formula="of:=[.F41]/[.AD41]" office:value-type="float" office:value="0.976296907316541" calcext:value-type="float">
            <text:p>0.9762969073</text:p>
          </table:table-cell>
          <table:table-cell table:formula="of:=[.F41]/[.AC41]" office:value-type="float" office:value="0.973721938914397" calcext:value-type="float">
            <text:p>0.9737219389</text:p>
          </table:table-cell>
          <table:table-cell table:formula="of:=[.F41]/[.AI41]" office:value-type="float" office:value="1.00330977224279" calcext:value-type="float">
            <text:p>1.0033097722</text:p>
          </table:table-cell>
          <table:table-cell table:formula="of:=AVERAGE([.F22]; [.F41])" office:value-type="float" office:value="108.79" calcext:value-type="float">
            <text:p>108.79</text:p>
          </table:table-cell>
          <table:table-cell table:style-name="ce4" table:formula="of:=STDEVPA([.F22:.F41])" office:value-type="float" office:value="3.23186726212572" calcext:value-type="float">
            <text:p>3.2318672621</text:p>
          </table:table-cell>
          <table:table-cell table:formula="of:=[.AM41] + 2*[.AN41]" office:value-type="float" office:value="115.253734524251" calcext:value-type="float">
            <text:p>115.2537345243</text:p>
          </table:table-cell>
          <table:table-cell table:formula="of:=[.AM41] - 2*[.AN41]" office:value-type="float" office:value="102.326265475749" calcext:value-type="float">
            <text:p>102.3262654757</text:p>
          </table:table-cell>
          <table:table-cell table:formula="of:=[.F41]-[.F36]" office:value-type="float" office:value="3.11" calcext:value-type="float">
            <text:p>3.11</text:p>
          </table:table-cell>
          <table:table-cell table:formula="of:=[.D41]-[.E41]" office:value-type="float" office:value="5.69" calcext:value-type="float">
            <text:p>5.69</text:p>
          </table:table-cell>
          <table:table-cell table:formula="of:=ABS([.D41]-[.F40])" office:value-type="float" office:value="1.94" calcext:value-type="float">
            <text:p>1.94</text:p>
          </table:table-cell>
          <table:table-cell table:formula="of:=ABS([.E41]-[.F40])" office:value-type="float" office:value="3.75" calcext:value-type="float">
            <text:p>3.75</text:p>
          </table:table-cell>
          <table:table-cell table:formula="of:=MAX([.AR41:.AT41])" office:value-type="float" office:value="5.69" calcext:value-type="float">
            <text:p>5.69</text:p>
          </table:table-cell>
          <table:table-cell table:formula="of:=AVERAGE([.AU32:.AU41])" office:value-type="float" office:value="4.823" calcext:value-type="float">
            <text:p>4.823</text:p>
          </table:table-cell>
        </table:table-row>
        <table:table-row table:style-name="ro2">
          <table:table-cell table:number-columns-repeated="30"/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8:00:55.477642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8T18:20:10.373012562</dc:date>
    <meta:editing-duration>PT59M4S</meta:editing-duration>
    <meta:editing-cycles>10</meta:editing-cycles>
    <meta:generator>LibreOffice/5.1.6.2$Linux_X86_64 LibreOffice_project/10m0$Build-2</meta:generator>
    <meta:document-statistic meta:table-count="1" meta:cell-count="1493" meta:object-count="0"/>
  </office:meta>
</office:document-meta>
</file>